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align="start" style:justify-single-word="false" fo:text-indent="0cm" style:auto-text-indent="false"/>
      <style:text-properties officeooo:paragraph-rsid="00e2a6f3"/>
    </style:style>
    <style:style style:name="P23" style:family="paragraph" style:parent-style-name="Standard">
      <style:paragraph-properties fo:margin-left="0cm" fo:margin-right="0cm" fo:text-align="start" style:justify-single-word="false" fo:text-indent="0cm" style:auto-text-indent="false"/>
      <style:text-properties officeooo:paragraph-rsid="010f69c3"/>
    </style:style>
    <style:style style:name="P24" style:family="paragraph" style:parent-style-name="Standard">
      <style:paragraph-properties fo:margin-left="0cm" fo:margin-right="0cm" fo:text-indent="0cm" style:auto-text-indent="false"/>
      <style:text-properties officeooo:paragraph-rsid="00e2a6f3"/>
    </style:style>
    <style:style style:name="P25"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6" style:family="paragraph" style:parent-style-name="Title">
      <style:paragraph-properties fo:text-align="start" style:justify-single-word="false"/>
      <style:text-properties fo:language="it" fo:country="IT"/>
    </style:style>
    <style:style style:name="P27" style:family="paragraph" style:parent-style-name="Title">
      <style:paragraph-properties fo:text-align="end" style:justify-single-word="false"/>
      <style:text-properties fo:language="it" fo:country="IT"/>
    </style:style>
    <style:style style:name="P28" style:family="paragraph" style:parent-style-name="Title">
      <style:text-properties fo:font-size="20pt" fo:language="it" fo:country="IT" fo:font-weight="normal" style:font-size-asian="20pt" style:font-weight-asian="normal"/>
    </style:style>
    <style:style style:name="P29"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0" style:family="paragraph" style:parent-style-name="Heading_20_3">
      <style:text-properties fo:language="it" fo:country="IT"/>
    </style:style>
    <style:style style:name="P31" style:family="paragraph" style:parent-style-name="Heading_20_3">
      <style:text-properties fo:font-size="12pt" fo:language="it" fo:country="IT" officeooo:paragraph-rsid="003ab044" style:font-size-asian="12pt"/>
    </style:style>
    <style:style style:name="P32" style:family="paragraph" style:parent-style-name="Standard">
      <style:text-properties fo:font-size="12pt" fo:language="it" fo:country="IT" style:font-size-asian="12pt"/>
    </style:style>
    <style:style style:name="P33" style:family="paragraph" style:parent-style-name="Standard">
      <style:text-properties fo:font-size="12pt" fo:language="it" fo:country="IT" officeooo:rsid="001ace84" officeooo:paragraph-rsid="001ace84" style:font-size-asian="12pt"/>
    </style:style>
    <style:style style:name="P34" style:family="paragraph" style:parent-style-name="Standard">
      <style:paragraph-properties fo:text-align="justify" style:justify-single-word="false"/>
      <style:text-properties fo:font-size="12pt" fo:language="it" fo:country="IT" style:font-size-asian="12pt"/>
    </style:style>
    <style:style style:name="P35" style:family="paragraph" style:parent-style-name="Standard">
      <style:paragraph-properties fo:text-align="justify" style:justify-single-word="false"/>
      <style:text-properties fo:font-size="12pt" fo:language="it" fo:country="IT" officeooo:paragraph-rsid="0025c206" style:font-size-asian="12pt"/>
    </style:style>
    <style:style style:name="P36" style:family="paragraph" style:parent-style-name="Standard">
      <style:paragraph-properties fo:text-align="justify" style:justify-single-word="false"/>
      <style:text-properties fo:font-size="12pt" fo:language="it" fo:country="IT" officeooo:paragraph-rsid="003044c4" style:font-size-asian="12pt"/>
    </style:style>
    <style:style style:name="P37" style:family="paragraph" style:parent-style-name="Standard">
      <style:paragraph-properties fo:line-height="100%"/>
      <style:text-properties fo:font-size="12pt" fo:language="it" fo:country="IT" officeooo:rsid="001fca19" officeooo:paragraph-rsid="001fca19" style:font-size-asian="12pt"/>
    </style:style>
    <style:style style:name="P38" style:family="paragraph" style:parent-style-name="Standard">
      <style:paragraph-properties fo:line-height="100%"/>
      <style:text-properties fo:font-size="12pt" fo:language="it" fo:country="IT" officeooo:rsid="0020f9e9" officeooo:paragraph-rsid="0020f9e9" style:font-size-asian="12pt"/>
    </style:style>
    <style:style style:name="P39" style:family="paragraph" style:parent-style-name="Standard">
      <style:paragraph-properties fo:line-height="100%"/>
      <style:text-properties fo:font-size="12pt" fo:language="it" fo:country="IT" officeooo:rsid="00284ec3" officeooo:paragraph-rsid="00284ec3" style:font-size-asian="12pt"/>
    </style:style>
    <style:style style:name="P40" style:family="paragraph" style:parent-style-name="Standard">
      <style:paragraph-properties fo:line-height="100%"/>
      <style:text-properties fo:font-size="12pt" fo:language="it" fo:country="IT" officeooo:rsid="00284ec3" officeooo:paragraph-rsid="005049e4" style:font-size-asian="12pt"/>
    </style:style>
    <style:style style:name="P41" style:family="paragraph" style:parent-style-name="Standard">
      <style:paragraph-properties fo:line-height="100%"/>
      <style:text-properties fo:font-size="12pt" fo:language="it" fo:country="IT" officeooo:rsid="0029cf38" officeooo:paragraph-rsid="0029cf38" style:font-size-asian="12pt"/>
    </style:style>
    <style:style style:name="P42" style:family="paragraph" style:parent-style-name="Standard">
      <style:paragraph-properties fo:line-height="100%"/>
      <style:text-properties fo:font-size="12pt" fo:language="it" fo:country="IT" style:font-size-asian="12pt"/>
    </style:style>
    <style:style style:name="P43" style:family="paragraph" style:parent-style-name="Standard">
      <style:paragraph-properties fo:line-height="100%"/>
      <style:text-properties fo:font-size="12pt" fo:language="it" fo:country="IT" officeooo:paragraph-rsid="00319836" style:font-size-asian="12pt"/>
    </style:style>
    <style:style style:name="P44" style:family="paragraph" style:parent-style-name="Standard">
      <style:paragraph-properties fo:line-height="100%" fo:text-align="justify" style:justify-single-word="false"/>
      <style:text-properties fo:font-size="12pt" fo:language="it" fo:country="IT" style:font-size-asian="12pt"/>
    </style:style>
    <style:style style:name="P45" style:family="paragraph" style:parent-style-name="Standard">
      <style:paragraph-properties fo:line-height="100%"/>
      <style:text-properties fo:font-size="12pt" fo:language="it" fo:country="IT" officeooo:rsid="002b5a04" officeooo:paragraph-rsid="002b5a04" style:font-size-asian="12pt"/>
    </style:style>
    <style:style style:name="P46" style:family="paragraph" style:parent-style-name="Standard">
      <style:paragraph-properties fo:line-height="100%"/>
      <style:text-properties fo:font-size="12pt" fo:language="it" fo:country="IT" officeooo:rsid="002b5a04" officeooo:paragraph-rsid="0029cf38" style:font-size-asian="12pt"/>
    </style:style>
    <style:style style:name="P47" style:family="paragraph" style:parent-style-name="Standard">
      <style:paragraph-properties fo:line-height="100%"/>
      <style:text-properties fo:font-size="12pt" fo:language="it" fo:country="IT" officeooo:rsid="002b5a04" officeooo:paragraph-rsid="005049e4" style:font-size-asian="12pt"/>
    </style:style>
    <style:style style:name="P48" style:family="paragraph" style:parent-style-name="Standard">
      <style:paragraph-properties fo:line-height="100%"/>
      <style:text-properties fo:font-size="12pt" fo:language="it" fo:country="IT" officeooo:rsid="002d3384" officeooo:paragraph-rsid="002d3384" style:font-size-asian="12pt"/>
    </style:style>
    <style:style style:name="P49" style:family="paragraph" style:parent-style-name="Standard">
      <style:paragraph-properties fo:line-height="100%"/>
      <style:text-properties fo:font-size="12pt" fo:language="it" fo:country="IT" officeooo:rsid="002d40b5" officeooo:paragraph-rsid="002d40b5" style:font-size-asian="12pt"/>
    </style:style>
    <style:style style:name="P50" style:family="paragraph" style:parent-style-name="Standard">
      <style:paragraph-properties fo:line-height="100%"/>
      <style:text-properties fo:font-size="12pt" fo:language="it" fo:country="IT" officeooo:rsid="002d40b5" officeooo:paragraph-rsid="00536322" style:font-size-asian="12pt"/>
    </style:style>
    <style:style style:name="P51" style:family="paragraph" style:parent-style-name="Standard">
      <style:paragraph-properties fo:line-height="100%"/>
      <style:text-properties fo:font-size="12pt" fo:language="it" fo:country="IT" officeooo:rsid="002d963e" officeooo:paragraph-rsid="002d963e" style:font-size-asian="12pt"/>
    </style:style>
    <style:style style:name="P52" style:family="paragraph" style:parent-style-name="Standard">
      <style:paragraph-properties fo:line-height="100%"/>
      <style:text-properties fo:font-size="12pt" fo:language="it" fo:country="IT" officeooo:rsid="002f39e2" officeooo:paragraph-rsid="002f39e2" style:font-size-asian="12pt"/>
    </style:style>
    <style:style style:name="P53" style:family="paragraph" style:parent-style-name="Standard">
      <style:paragraph-properties fo:line-height="100%"/>
      <style:text-properties fo:font-size="12pt" fo:language="it" fo:country="IT" officeooo:rsid="002f39e2" officeooo:paragraph-rsid="005049e4" style:font-size-asian="12pt"/>
    </style:style>
    <style:style style:name="P54" style:family="paragraph" style:parent-style-name="Standard">
      <style:paragraph-properties fo:line-height="100%"/>
      <style:text-properties fo:font-size="12pt" fo:language="it" fo:country="IT" officeooo:rsid="002fdc84" officeooo:paragraph-rsid="002fdc84" style:font-size-asian="12pt"/>
    </style:style>
    <style:style style:name="P55" style:family="paragraph" style:parent-style-name="Standard">
      <style:paragraph-properties fo:line-height="100%"/>
      <style:text-properties fo:font-size="12pt" fo:language="it" fo:country="IT" officeooo:rsid="00308d21" officeooo:paragraph-rsid="00308d21" style:font-size-asian="12pt"/>
    </style:style>
    <style:style style:name="P56" style:family="paragraph" style:parent-style-name="Standard">
      <style:paragraph-properties fo:line-height="100%"/>
      <style:text-properties fo:font-size="12pt" fo:language="it" fo:country="IT" officeooo:rsid="00313df2" officeooo:paragraph-rsid="00313df2" style:font-size-asian="12pt"/>
    </style:style>
    <style:style style:name="P57" style:family="paragraph" style:parent-style-name="Standard">
      <style:paragraph-properties fo:line-height="100%"/>
      <style:text-properties fo:font-size="12pt" fo:language="it" fo:country="IT" officeooo:rsid="00319836" officeooo:paragraph-rsid="00319836" style:font-size-asian="12pt"/>
    </style:style>
    <style:style style:name="P58" style:family="paragraph" style:parent-style-name="Standard">
      <style:text-properties fo:font-size="12pt" fo:language="it" fo:country="IT" officeooo:paragraph-rsid="00319836" style:font-size-asian="12pt"/>
    </style:style>
    <style:style style:name="P59" style:family="paragraph" style:parent-style-name="Standard">
      <style:paragraph-properties fo:line-height="100%"/>
      <style:text-properties fo:font-size="12pt" fo:language="it" fo:country="IT" officeooo:rsid="00343c56" officeooo:paragraph-rsid="00343c56" style:font-size-asian="12pt"/>
    </style:style>
    <style:style style:name="P60" style:family="paragraph" style:parent-style-name="Standard">
      <style:paragraph-properties fo:line-height="100%"/>
      <style:text-properties fo:font-size="12pt" fo:language="it" fo:country="IT" officeooo:rsid="00383d7a" officeooo:paragraph-rsid="00383d7a" style:font-size-asian="12pt"/>
    </style:style>
    <style:style style:name="P61" style:family="paragraph" style:parent-style-name="Standard">
      <style:paragraph-properties fo:line-height="100%"/>
      <style:text-properties fo:font-size="12pt" fo:language="it" fo:country="IT" officeooo:rsid="003aa809" officeooo:paragraph-rsid="003aa809" style:font-size-asian="12pt"/>
    </style:style>
    <style:style style:name="P62" style:family="paragraph" style:parent-style-name="Standard">
      <style:text-properties fo:font-size="12pt" fo:language="it" fo:country="IT" officeooo:paragraph-rsid="003ab044" style:font-size-asian="12pt"/>
    </style:style>
    <style:style style:name="P63" style:family="paragraph" style:parent-style-name="Standard">
      <style:text-properties fo:font-size="12pt" fo:language="it" fo:country="IT" officeooo:rsid="004c8ae2" officeooo:paragraph-rsid="004c8ae2" style:font-size-asian="12pt"/>
    </style:style>
    <style:style style:name="P64" style:family="paragraph" style:parent-style-name="Standard">
      <style:paragraph-properties fo:line-height="100%"/>
      <style:text-properties fo:font-size="12pt" fo:language="it" fo:country="IT" officeooo:rsid="005049e4" officeooo:paragraph-rsid="005049e4" style:font-size-asian="12pt"/>
    </style:style>
    <style:style style:name="P65" style:family="paragraph" style:parent-style-name="Standard">
      <style:paragraph-properties fo:line-height="100%"/>
      <style:text-properties fo:font-size="12pt" fo:language="it" fo:country="IT" officeooo:rsid="00536322" officeooo:paragraph-rsid="00536322" style:font-size-asian="12pt"/>
    </style:style>
    <style:style style:name="P66" style:family="paragraph" style:parent-style-name="Standard">
      <style:paragraph-properties fo:line-height="100%"/>
      <style:text-properties fo:font-size="12pt" fo:language="it" fo:country="IT" officeooo:rsid="0056965e" officeooo:paragraph-rsid="0056965e" style:font-size-asian="12pt"/>
    </style:style>
    <style:style style:name="P67" style:family="paragraph" style:parent-style-name="Standard">
      <style:paragraph-properties fo:line-height="100%"/>
      <style:text-properties fo:font-size="12pt" fo:language="it" fo:country="IT" officeooo:rsid="00575018" officeooo:paragraph-rsid="00575018" style:font-size-asian="12pt"/>
    </style:style>
    <style:style style:name="P68" style:family="paragraph" style:parent-style-name="Standard">
      <style:text-properties fo:font-size="12pt" fo:language="it" fo:country="IT" officeooo:rsid="00599f94" officeooo:paragraph-rsid="00599f94" style:font-size-asian="12pt"/>
    </style:style>
    <style:style style:name="P69" style:family="paragraph" style:parent-style-name="Standard">
      <style:paragraph-properties fo:line-height="100%"/>
      <style:text-properties fo:font-size="12pt" fo:language="it" fo:country="IT" officeooo:rsid="005e1f8c" officeooo:paragraph-rsid="005e1f8c" style:font-size-asian="12pt"/>
    </style:style>
    <style:style style:name="P70" style:family="paragraph" style:parent-style-name="Standard">
      <style:paragraph-properties fo:line-height="100%"/>
      <style:text-properties fo:font-size="12pt" fo:language="it" fo:country="IT" officeooo:rsid="005ed7f0" officeooo:paragraph-rsid="005ed7f0" style:font-size-asian="12pt"/>
    </style:style>
    <style:style style:name="P71" style:family="paragraph" style:parent-style-name="Standard">
      <style:paragraph-properties fo:line-height="100%"/>
      <style:text-properties fo:font-size="12pt" fo:language="it" fo:country="IT" officeooo:rsid="00609358" officeooo:paragraph-rsid="00609358" style:font-size-asian="12pt"/>
    </style:style>
    <style:style style:name="P72" style:family="paragraph" style:parent-style-name="Standard">
      <style:paragraph-properties fo:line-height="100%"/>
      <style:text-properties fo:font-size="12pt" fo:language="it" fo:country="IT" officeooo:rsid="0060cc4c" officeooo:paragraph-rsid="0060cc4c" style:font-size-asian="12pt"/>
    </style:style>
    <style:style style:name="P73" style:family="paragraph" style:parent-style-name="Standard">
      <style:paragraph-properties fo:line-height="100%"/>
      <style:text-properties fo:font-size="12pt" fo:language="it" fo:country="IT" officeooo:rsid="0061ac5d" officeooo:paragraph-rsid="0061ac5d" style:font-size-asian="12pt"/>
    </style:style>
    <style:style style:name="P74" style:family="paragraph" style:parent-style-name="Standard">
      <style:paragraph-properties fo:line-height="100%"/>
      <style:text-properties fo:font-size="12pt" fo:language="it" fo:country="IT" officeooo:rsid="00700954" officeooo:paragraph-rsid="00700954" style:font-size-asian="12pt"/>
    </style:style>
    <style:style style:name="P75" style:family="paragraph" style:parent-style-name="Standard">
      <style:paragraph-properties fo:line-height="100%"/>
      <style:text-properties fo:font-size="12pt" fo:language="it" fo:country="IT" officeooo:rsid="0075e958" officeooo:paragraph-rsid="0075e958" style:font-size-asian="12pt"/>
    </style:style>
    <style:style style:name="P76" style:family="paragraph" style:parent-style-name="Standard">
      <style:paragraph-properties fo:line-height="100%"/>
      <style:text-properties fo:font-size="12pt" fo:language="it" fo:country="IT" officeooo:rsid="0078b12b" officeooo:paragraph-rsid="0078b12b" style:font-size-asian="12pt"/>
    </style:style>
    <style:style style:name="P77" style:family="paragraph" style:parent-style-name="Standard">
      <style:paragraph-properties fo:line-height="100%"/>
      <style:text-properties fo:font-size="12pt" fo:language="it" fo:country="IT" officeooo:rsid="0078be7a" officeooo:paragraph-rsid="0078be7a" style:font-size-asian="12pt"/>
    </style:style>
    <style:style style:name="P78" style:family="paragraph" style:parent-style-name="Standard">
      <style:paragraph-properties fo:line-height="100%"/>
      <style:text-properties fo:font-size="12pt" fo:language="it" fo:country="IT" officeooo:rsid="007e2d93" officeooo:paragraph-rsid="007e2d93" style:font-size-asian="12pt"/>
    </style:style>
    <style:style style:name="P79" style:family="paragraph" style:parent-style-name="Standard">
      <style:paragraph-properties fo:line-height="100%"/>
      <style:text-properties fo:font-size="12pt" fo:language="it" fo:country="IT" officeooo:rsid="007fbcce" officeooo:paragraph-rsid="007fbcce" style:font-size-asian="12pt"/>
    </style:style>
    <style:style style:name="P80" style:family="paragraph" style:parent-style-name="Standard">
      <style:paragraph-properties fo:line-height="100%"/>
      <style:text-properties fo:font-size="12pt" fo:language="it" fo:country="IT" officeooo:rsid="0082c1cd" officeooo:paragraph-rsid="0082c1cd" style:font-size-asian="12pt"/>
    </style:style>
    <style:style style:name="P81" style:family="paragraph" style:parent-style-name="Standard">
      <style:paragraph-properties fo:line-height="100%"/>
      <style:text-properties fo:font-size="12pt" fo:language="it" fo:country="IT" officeooo:rsid="00836fb1" officeooo:paragraph-rsid="00836fb1" style:font-size-asian="12pt"/>
    </style:style>
    <style:style style:name="P82" style:family="paragraph" style:parent-style-name="Standard">
      <style:paragraph-properties fo:line-height="100%"/>
      <style:text-properties fo:font-size="12pt" fo:language="it" fo:country="IT" officeooo:rsid="008b28c5" officeooo:paragraph-rsid="008b28c5" style:font-size-asian="12pt"/>
    </style:style>
    <style:style style:name="P83" style:family="paragraph" style:parent-style-name="Standard">
      <style:paragraph-properties fo:line-height="100%"/>
      <style:text-properties fo:font-size="12pt" fo:language="it" fo:country="IT" officeooo:rsid="009036b1" officeooo:paragraph-rsid="009036b1" style:font-size-asian="12pt"/>
    </style:style>
    <style:style style:name="P84" style:family="paragraph" style:parent-style-name="Standard">
      <style:paragraph-properties fo:line-height="100%"/>
      <style:text-properties fo:font-size="12pt" fo:language="it" fo:country="IT" officeooo:rsid="00922671" officeooo:paragraph-rsid="00922671" style:font-size-asian="12pt"/>
    </style:style>
    <style:style style:name="P85" style:family="paragraph" style:parent-style-name="Standard">
      <style:text-properties fo:font-size="12pt" fo:language="it" fo:country="IT" officeooo:rsid="00c09823" officeooo:paragraph-rsid="00c09823" style:font-size-asian="12pt"/>
    </style:style>
    <style:style style:name="P86" style:family="paragraph" style:parent-style-name="Standard">
      <style:text-properties fo:font-size="12pt" fo:language="it" fo:country="IT" officeooo:rsid="00c415f9" officeooo:paragraph-rsid="00c415f9" style:font-size-asian="12pt"/>
    </style:style>
    <style:style style:name="P87" style:family="paragraph" style:parent-style-name="Standard">
      <style:text-properties fo:font-size="12pt" fo:language="it" fo:country="IT" officeooo:rsid="00c415f9" officeooo:paragraph-rsid="00d273a3" style:font-size-asian="12pt"/>
    </style:style>
    <style:style style:name="P88" style:family="paragraph" style:parent-style-name="Standard">
      <style:text-properties fo:font-size="12pt" fo:language="it" fo:country="IT" officeooo:rsid="00c800d6" officeooo:paragraph-rsid="00c800d6" style:font-size-asian="12pt"/>
    </style:style>
    <style:style style:name="P89" style:family="paragraph" style:parent-style-name="Standard">
      <style:text-properties fo:font-size="12pt" fo:language="it" fo:country="IT" officeooo:rsid="00c9443d" officeooo:paragraph-rsid="00c9443d" style:font-size-asian="12pt"/>
    </style:style>
    <style:style style:name="P90" style:family="paragraph" style:parent-style-name="Standard">
      <style:text-properties fo:font-size="12pt" fo:language="it" fo:country="IT" officeooo:rsid="00cd9717" officeooo:paragraph-rsid="00cd9717" style:font-size-asian="12pt"/>
    </style:style>
    <style:style style:name="P91" style:family="paragraph" style:parent-style-name="Standard">
      <style:text-properties fo:font-size="12pt" fo:language="it" fo:country="IT" officeooo:rsid="00cf0142" officeooo:paragraph-rsid="00cf0142" style:font-size-asian="12pt"/>
    </style:style>
    <style:style style:name="P92" style:family="paragraph" style:parent-style-name="Standard">
      <style:text-properties fo:font-size="12pt" fo:language="it" fo:country="IT" officeooo:rsid="00d5d1cc" officeooo:paragraph-rsid="00d5d1cc" style:font-size-asian="12pt"/>
    </style:style>
    <style:style style:name="P93" style:family="paragraph" style:parent-style-name="Standard">
      <style:text-properties fo:font-size="12pt" fo:language="it" fo:country="IT" officeooo:rsid="00d8e9c3" officeooo:paragraph-rsid="00d8e9c3" style:font-size-asian="12pt"/>
    </style:style>
    <style:style style:name="P94" style:family="paragraph" style:parent-style-name="Standard">
      <style:paragraph-properties fo:line-height="100%"/>
      <style:text-properties fo:font-size="12pt" fo:language="it" fo:country="IT" officeooo:rsid="0120c3de" officeooo:paragraph-rsid="0120c3de" style:font-size-asian="12pt"/>
    </style:style>
    <style:style style:name="P95" style:family="paragraph" style:parent-style-name="Standard">
      <style:text-properties fo:font-size="12pt" fo:language="it" fo:country="IT" officeooo:rsid="00f9b065" officeooo:paragraph-rsid="00f9b065" style:font-size-asian="12pt"/>
    </style:style>
    <style:style style:name="P96" style:family="paragraph" style:parent-style-name="Standard">
      <style:text-properties fo:font-size="12pt" fo:language="it" fo:country="IT" officeooo:rsid="014b8a06" officeooo:paragraph-rsid="014b8a06" style:font-size-asian="12pt"/>
    </style:style>
    <style:style style:name="P97" style:family="paragraph" style:parent-style-name="Standard">
      <style:text-properties fo:font-size="12pt" fo:language="it" fo:country="IT" officeooo:paragraph-rsid="014b8a06" style:font-size-asian="12pt"/>
    </style:style>
    <style:style style:name="P98" style:family="paragraph" style:parent-style-name="Standard">
      <style:paragraph-properties fo:line-height="100%"/>
      <style:text-properties fo:font-size="12pt" fo:language="it" fo:country="IT" fo:font-weight="bold" style:font-size-asian="12pt" style:font-weight-asian="bold"/>
    </style:style>
    <style:style style:name="P99"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0"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1" style:family="paragraph" style:parent-style-name="Standard">
      <style:text-properties fo:language="it" fo:country="IT"/>
    </style:style>
    <style:style style:name="P102" style:family="paragraph" style:parent-style-name="Standard">
      <style:paragraph-properties fo:text-align="justify" style:justify-single-word="false"/>
      <style:text-properties fo:language="it" fo:country="IT" officeooo:paragraph-rsid="0025c206"/>
    </style:style>
    <style:style style:name="P103" style:family="paragraph" style:parent-style-name="Standard">
      <style:paragraph-properties fo:line-height="100%"/>
      <style:text-properties fo:language="it" fo:country="IT"/>
    </style:style>
    <style:style style:name="P104" style:family="paragraph" style:parent-style-name="Standard">
      <style:paragraph-properties fo:line-height="100%" fo:text-align="center" style:justify-single-word="false"/>
      <style:text-properties fo:language="it" fo:country="IT"/>
    </style:style>
    <style:style style:name="P105" style:family="paragraph" style:parent-style-name="Standard">
      <style:text-properties fo:font-size="16pt" fo:language="it" fo:country="IT" fo:font-weight="bold" style:font-size-asian="16pt" style:font-weight-asian="bold"/>
    </style:style>
    <style:style style:name="P106"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7"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8"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9"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0"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3"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5"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6"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7" style:family="paragraph" style:parent-style-name="Standard">
      <style:paragraph-properties fo:line-height="100%"/>
      <style:text-properties fo:color="#1a1a1a" fo:font-size="12pt" fo:language="it" fo:country="IT" fo:font-weight="bold" style:font-size-asian="12pt" style:font-weight-asian="bold"/>
    </style:style>
    <style:style style:name="P11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9"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4"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5"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6"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7"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8"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9" style:family="paragraph" style:parent-style-name="Standard">
      <style:text-properties fo:color="#1a1a1a" fo:font-size="12pt" fo:language="it" fo:country="IT" style:font-size-asian="12pt"/>
    </style:style>
    <style:style style:name="P130" style:family="paragraph" style:parent-style-name="Standard">
      <style:paragraph-properties fo:line-height="100%"/>
      <style:text-properties fo:color="#1a1a1a" fo:font-size="12pt" fo:language="it" fo:country="IT" officeooo:rsid="01038c61" officeooo:paragraph-rsid="01038c61" style:font-size-asian="12pt"/>
    </style:style>
    <style:style style:name="P131" style:family="paragraph" style:parent-style-name="Standard">
      <style:paragraph-properties fo:line-height="100%"/>
      <style:text-properties fo:color="#1a1a1a" fo:font-size="12pt" fo:language="it" fo:country="IT" officeooo:rsid="0105986d" officeooo:paragraph-rsid="0105986d" style:font-size-asian="12pt"/>
    </style:style>
    <style:style style:name="P132" style:family="paragraph" style:parent-style-name="Standard">
      <style:paragraph-properties fo:line-height="100%"/>
      <style:text-properties fo:color="#1a1a1a" fo:font-size="12pt" fo:language="it" fo:country="IT" officeooo:rsid="0105986d" officeooo:paragraph-rsid="01093627" style:font-size-asian="12pt"/>
    </style:style>
    <style:style style:name="P133" style:family="paragraph" style:parent-style-name="Standard">
      <style:paragraph-properties fo:line-height="100%"/>
      <style:text-properties fo:color="#1a1a1a" fo:font-size="12pt" fo:language="it" fo:country="IT" officeooo:rsid="0105986d" officeooo:paragraph-rsid="012c998d" style:font-size-asian="12pt"/>
    </style:style>
    <style:style style:name="P134" style:family="paragraph" style:parent-style-name="Standard">
      <style:paragraph-properties fo:line-height="100%"/>
      <style:text-properties fo:color="#1a1a1a" fo:font-size="12pt" fo:language="it" fo:country="IT" officeooo:rsid="01076be7" officeooo:paragraph-rsid="01076be7" style:font-size-asian="12pt"/>
    </style:style>
    <style:style style:name="P135" style:family="paragraph" style:parent-style-name="Standard">
      <style:paragraph-properties fo:line-height="100%"/>
      <style:text-properties fo:color="#1a1a1a" fo:font-size="12pt" fo:language="it" fo:country="IT" officeooo:rsid="01093627" officeooo:paragraph-rsid="01093627" style:font-size-asian="12pt"/>
    </style:style>
    <style:style style:name="P136" style:family="paragraph" style:parent-style-name="Standard">
      <style:paragraph-properties fo:line-height="100%"/>
      <style:text-properties fo:color="#1a1a1a" fo:font-size="12pt" fo:language="it" fo:country="IT" officeooo:rsid="010afe71" officeooo:paragraph-rsid="010afe71" style:font-size-asian="12pt"/>
    </style:style>
    <style:style style:name="P137" style:family="paragraph" style:parent-style-name="Standard">
      <style:paragraph-properties fo:line-height="100%"/>
      <style:text-properties fo:color="#1a1a1a" fo:font-size="12pt" fo:language="it" fo:country="IT" officeooo:rsid="010c2c3b" officeooo:paragraph-rsid="010c2c3b" style:font-size-asian="12pt"/>
    </style:style>
    <style:style style:name="P138" style:family="paragraph" style:parent-style-name="Standard">
      <style:paragraph-properties fo:line-height="100%"/>
      <style:text-properties fo:color="#1a1a1a" fo:font-size="12pt" fo:language="it" fo:country="IT" officeooo:rsid="012c998d" officeooo:paragraph-rsid="012c998d" style:font-size-asian="12pt"/>
    </style:style>
    <style:style style:name="P139" style:family="paragraph" style:parent-style-name="Standard">
      <style:paragraph-properties fo:line-height="100%"/>
      <style:text-properties fo:color="#1a1a1a" fo:font-size="12pt" fo:language="it" fo:country="IT" officeooo:rsid="014b8a06" officeooo:paragraph-rsid="014b8a06" style:font-size-asian="12pt"/>
    </style:style>
    <style:style style:name="P140"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2"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0"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1"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2" style:family="paragraph" style:parent-style-name="Standard">
      <style:paragraph-properties fo:line-height="100%"/>
    </style:style>
    <style:style style:name="P153" style:family="paragraph" style:parent-style-name="Standard">
      <style:paragraph-properties fo:line-height="100%"/>
      <style:text-properties officeooo:paragraph-rsid="002d3384"/>
    </style:style>
    <style:style style:name="P154" style:family="paragraph" style:parent-style-name="Standard">
      <style:paragraph-properties fo:line-height="100%"/>
      <style:text-properties officeooo:paragraph-rsid="00319836"/>
    </style:style>
    <style:style style:name="P155" style:family="paragraph" style:parent-style-name="Standard">
      <style:paragraph-properties fo:line-height="100%" fo:text-align="justify" style:justify-single-word="false"/>
    </style:style>
    <style:style style:name="P156" style:family="paragraph" style:parent-style-name="Standard">
      <style:paragraph-properties fo:line-height="100%"/>
      <style:text-properties officeooo:paragraph-rsid="0060cc4c"/>
    </style:style>
    <style:style style:name="P157" style:family="paragraph" style:parent-style-name="Standard">
      <style:paragraph-properties fo:line-height="100%"/>
      <style:text-properties officeooo:paragraph-rsid="00700954"/>
    </style:style>
    <style:style style:name="P158" style:family="paragraph" style:parent-style-name="Standard">
      <style:paragraph-properties fo:line-height="100%"/>
      <style:text-properties officeooo:paragraph-rsid="0078b12b"/>
    </style:style>
    <style:style style:name="P159" style:family="paragraph" style:parent-style-name="Standard">
      <style:paragraph-properties fo:line-height="100%"/>
      <style:text-properties officeooo:paragraph-rsid="0082c1cd"/>
    </style:style>
    <style:style style:name="P160" style:family="paragraph" style:parent-style-name="Standard">
      <style:paragraph-properties fo:line-height="100%"/>
      <style:text-properties officeooo:paragraph-rsid="00918688"/>
    </style:style>
    <style:style style:name="P161" style:family="paragraph" style:parent-style-name="Standard">
      <style:paragraph-properties fo:line-height="100%"/>
      <style:text-properties officeooo:paragraph-rsid="00922671"/>
    </style:style>
    <style:style style:name="P162" style:family="paragraph" style:parent-style-name="Standard">
      <style:paragraph-properties fo:line-height="100%"/>
      <style:text-properties officeooo:paragraph-rsid="01045fc0"/>
    </style:style>
    <style:style style:name="P163" style:family="paragraph" style:parent-style-name="Standard">
      <style:paragraph-properties fo:line-height="100%"/>
      <style:text-properties officeooo:paragraph-rsid="0105986d"/>
    </style:style>
    <style:style style:name="P164" style:family="paragraph" style:parent-style-name="Standard">
      <style:paragraph-properties fo:line-height="100%"/>
      <style:text-properties officeooo:paragraph-rsid="01093627"/>
    </style:style>
    <style:style style:name="P165" style:family="paragraph" style:parent-style-name="Standard">
      <style:paragraph-properties fo:line-height="100%"/>
      <style:text-properties officeooo:paragraph-rsid="010afe71"/>
    </style:style>
    <style:style style:name="P166" style:family="paragraph" style:parent-style-name="Standard">
      <style:paragraph-properties fo:line-height="100%"/>
      <style:text-properties officeooo:paragraph-rsid="010c2c3b"/>
    </style:style>
    <style:style style:name="P167" style:family="paragraph" style:parent-style-name="Standard">
      <style:paragraph-properties fo:line-height="100%"/>
      <style:text-properties officeooo:paragraph-rsid="0125ca1f"/>
    </style:style>
    <style:style style:name="P168" style:family="paragraph" style:parent-style-name="Standard">
      <style:text-properties officeooo:paragraph-rsid="00319836"/>
    </style:style>
    <style:style style:name="P169" style:family="paragraph" style:parent-style-name="Standard">
      <style:text-properties officeooo:paragraph-rsid="0034e093"/>
    </style:style>
    <style:style style:name="P170" style:family="paragraph" style:parent-style-name="Standard">
      <style:paragraph-properties fo:text-align="justify" style:justify-single-word="false"/>
      <style:text-properties officeooo:paragraph-rsid="0025c206"/>
    </style:style>
    <style:style style:name="P171" style:family="paragraph" style:parent-style-name="Standard">
      <style:text-properties officeooo:rsid="003ab044" officeooo:paragraph-rsid="003ab044"/>
    </style:style>
    <style:style style:name="P172" style:family="paragraph" style:parent-style-name="Standard">
      <style:paragraph-properties fo:line-height="100%"/>
      <style:text-properties officeooo:rsid="007f802a" officeooo:paragraph-rsid="007f802a"/>
    </style:style>
    <style:style style:name="P173" style:family="paragraph" style:parent-style-name="Standard">
      <style:paragraph-properties fo:line-height="100%"/>
      <style:text-properties officeooo:rsid="007fbcce" officeooo:paragraph-rsid="007fbcce"/>
    </style:style>
    <style:style style:name="P174" style:family="paragraph" style:parent-style-name="Standard">
      <style:paragraph-properties fo:line-height="100%"/>
      <style:text-properties officeooo:rsid="008b28c5" officeooo:paragraph-rsid="008b28c5"/>
    </style:style>
    <style:style style:name="P175" style:family="paragraph" style:parent-style-name="Standard">
      <style:paragraph-properties fo:line-height="100%"/>
      <style:text-properties officeooo:rsid="00922671" officeooo:paragraph-rsid="00922671"/>
    </style:style>
    <style:style style:name="P176" style:family="paragraph" style:parent-style-name="Standard">
      <style:paragraph-properties fo:line-height="100%"/>
      <style:text-properties officeooo:rsid="010afe71" officeooo:paragraph-rsid="010afe71"/>
    </style:style>
    <style:style style:name="P177" style:family="paragraph" style:parent-style-name="Standard">
      <style:paragraph-properties fo:line-height="100%"/>
      <style:text-properties officeooo:rsid="010c2c3b" officeooo:paragraph-rsid="010c2c3b"/>
    </style:style>
    <style:style style:name="P178" style:family="paragraph" style:parent-style-name="Standard">
      <style:text-properties officeooo:paragraph-rsid="00c800d6"/>
    </style:style>
    <style:style style:name="P179" style:family="paragraph" style:parent-style-name="Standard">
      <style:text-properties officeooo:paragraph-rsid="01295598"/>
    </style:style>
    <style:style style:name="P180" style:family="paragraph" style:parent-style-name="Standard">
      <style:text-properties officeooo:paragraph-rsid="00c9443d"/>
    </style:style>
    <style:style style:name="P181" style:family="paragraph" style:parent-style-name="Standard">
      <style:paragraph-properties fo:line-height="100%"/>
      <style:text-properties officeooo:rsid="014b8a06" officeooo:paragraph-rsid="014b8a06"/>
    </style:style>
    <style:style style:name="P182" style:family="paragraph" style:parent-style-name="Text_20_body">
      <style:paragraph-properties fo:line-height="100%"/>
      <style:text-properties fo:font-size="12pt" fo:language="it" fo:country="IT" style:font-size-asian="12pt"/>
    </style:style>
    <style:style style:name="P183" style:family="paragraph" style:parent-style-name="Text_20_body">
      <style:paragraph-properties fo:line-height="100%"/>
      <style:text-properties fo:font-size="12pt" fo:language="it" fo:country="IT" officeooo:rsid="00383d7a" officeooo:paragraph-rsid="00383d7a" style:font-size-asian="12pt"/>
    </style:style>
    <style:style style:name="P184" style:family="paragraph" style:parent-style-name="Text_20_body">
      <style:text-properties fo:language="it" fo:country="IT"/>
    </style:style>
    <style:style style:name="P185" style:family="paragraph" style:parent-style-name="Text_20_body">
      <style:paragraph-properties fo:line-height="100%"/>
      <style:text-properties fo:language="it" fo:country="IT" officeooo:paragraph-rsid="0020f9e9"/>
    </style:style>
    <style:style style:name="P186" style:family="paragraph" style:parent-style-name="Text_20_body">
      <style:paragraph-properties fo:line-height="100%"/>
      <style:text-properties fo:language="it" fo:country="IT" officeooo:rsid="003aa809" officeooo:paragraph-rsid="003aa809"/>
    </style:style>
    <style:style style:name="P187" style:family="paragraph" style:parent-style-name="Text_20_body">
      <style:paragraph-properties fo:line-height="100%"/>
      <style:text-properties fo:language="it" fo:country="IT" officeooo:rsid="0120c3de" officeooo:paragraph-rsid="0120c3de"/>
    </style:style>
    <style:style style:name="P188" style:family="paragraph" style:parent-style-name="Text_20_body">
      <style:text-properties officeooo:paragraph-rsid="00857e3d"/>
    </style:style>
    <style:style style:name="P189" style:family="paragraph" style:parent-style-name="Text_20_body">
      <style:text-properties officeooo:paragraph-rsid="00875054"/>
    </style:style>
    <style:style style:name="P190" style:family="paragraph" style:parent-style-name="Text_20_body">
      <style:text-properties officeooo:rsid="010f69c3" officeooo:paragraph-rsid="010f69c3"/>
    </style:style>
    <style:style style:name="P191" style:family="paragraph" style:parent-style-name="annotation_20_text">
      <style:text-properties fo:font-size="11pt" fo:language="it" fo:country="IT" style:font-size-asian="11pt"/>
    </style:style>
    <style:style style:name="P192" style:family="paragraph" style:parent-style-name="annotation_20_text">
      <style:text-properties fo:language="it" fo:country="IT"/>
    </style:style>
    <style:style style:name="P193" style:family="paragraph" style:parent-style-name="annotation_20_text">
      <style:text-properties fo:color="#1a1a1a" fo:font-size="11pt" fo:language="it" fo:country="IT" style:font-size-asian="11pt"/>
    </style:style>
    <style:style style:name="P194" style:family="paragraph" style:parent-style-name="Table_20_Contents">
      <style:text-properties officeooo:rsid="00836fb1" officeooo:paragraph-rsid="00836fb1"/>
    </style:style>
    <style:style style:name="P195" style:family="paragraph" style:parent-style-name="Table_20_Contents">
      <style:text-properties officeooo:paragraph-rsid="00836fb1"/>
    </style:style>
    <style:style style:name="P196" style:family="paragraph" style:parent-style-name="Table_20_Contents">
      <style:text-properties officeooo:rsid="00853241" officeooo:paragraph-rsid="00853241"/>
    </style:style>
    <style:style style:name="P197" style:family="paragraph" style:parent-style-name="Table_20_Contents">
      <style:text-properties officeooo:rsid="00857e3d" officeooo:paragraph-rsid="00857e3d"/>
    </style:style>
    <style:style style:name="P198" style:family="paragraph" style:parent-style-name="Table_20_Contents">
      <style:text-properties officeooo:rsid="008a3236" officeooo:paragraph-rsid="008a3236"/>
    </style:style>
    <style:style style:name="P199" style:family="paragraph" style:parent-style-name="Table_20_Contents">
      <style:text-properties officeooo:rsid="0094e80c" officeooo:paragraph-rsid="0094e80c"/>
    </style:style>
    <style:style style:name="P200" style:family="paragraph" style:parent-style-name="Table_20_Contents">
      <style:text-properties officeooo:paragraph-rsid="0094e80c"/>
    </style:style>
    <style:style style:name="P201" style:family="paragraph" style:parent-style-name="Table_20_Contents">
      <style:text-properties officeooo:rsid="0098409b" officeooo:paragraph-rsid="0098409b"/>
    </style:style>
    <style:style style:name="P202" style:family="paragraph" style:parent-style-name="Table_20_Contents">
      <style:text-properties officeooo:paragraph-rsid="009c1c7c"/>
    </style:style>
    <style:style style:name="P203" style:family="paragraph" style:parent-style-name="Table_20_Contents">
      <style:text-properties officeooo:paragraph-rsid="009d6e2e"/>
    </style:style>
    <style:style style:name="P204" style:family="paragraph" style:parent-style-name="Footnote" style:master-page-name="Converted2">
      <style:paragraph-properties style:page-number="auto" style:snap-to-layout-grid="false"/>
      <style:text-properties fo:font-size="10pt" fo:language="it" fo:country="IT" style:font-size-asian="10pt"/>
    </style:style>
    <style:style style:name="P205" style:family="paragraph" style:parent-style-name="Footnote" style:master-page-name="Converted4">
      <style:paragraph-properties style:page-number="auto" style:snap-to-layout-grid="false"/>
      <style:text-properties fo:language="it" fo:country="IT"/>
    </style:style>
    <style:style style:name="P206" style:family="paragraph" style:parent-style-name="Footnote" style:master-page-name="Converted6">
      <style:paragraph-properties style:page-number="auto" style:snap-to-layout-grid="false"/>
      <style:text-properties fo:language="it" fo:country="IT"/>
    </style:style>
    <style:style style:name="P207"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08"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09" style:family="paragraph" style:parent-style-name="Heading_20_1" style:list-style-name="WWNum1">
      <style:paragraph-properties fo:margin-left="0.762cm" fo:margin-right="0cm" fo:text-indent="-0.762cm" style:auto-text-indent="false"/>
      <style:text-properties fo:language="it" fo:country="IT"/>
    </style:style>
    <style:style style:name="P210"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1" style:family="paragraph" style:parent-style-name="Standard" style:master-page-name="Standard">
      <style:paragraph-properties style:page-number="auto"/>
      <style:text-properties fo:language="it" fo:country="IT"/>
    </style:style>
    <style:style style:name="P212" style:family="paragraph" style:parent-style-name="Standard" style:list-style-name="L1">
      <style:text-properties officeooo:rsid="003ab044" officeooo:paragraph-rsid="003ab044"/>
    </style:style>
    <style:style style:name="P213"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4"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5"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6"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7" style:family="paragraph" style:parent-style-name="Standard" style:list-style-name="L3">
      <style:text-properties officeooo:paragraph-rsid="0060f63e"/>
    </style:style>
    <style:style style:name="P218" style:family="paragraph" style:parent-style-name="Standard" style:list-style-name="L3">
      <style:text-properties fo:font-size="12pt" fo:language="it" fo:country="IT" officeooo:rsid="00599f94" officeooo:paragraph-rsid="00599f94" style:font-size-asian="12pt"/>
    </style:style>
    <style:style style:name="P219" style:family="paragraph" style:parent-style-name="Standard" style:list-style-name="L3">
      <style:text-properties fo:font-size="12pt" fo:language="it" fo:country="IT" officeooo:rsid="0059f2e2" officeooo:paragraph-rsid="0059f2e2" style:font-size-asian="12pt"/>
    </style:style>
    <style:style style:name="P220" style:family="paragraph" style:parent-style-name="Standard" style:list-style-name="L3">
      <style:text-properties fo:font-size="12pt" fo:language="it" fo:country="IT" officeooo:rsid="005bafc5" officeooo:paragraph-rsid="005bafc5" style:font-size-asian="12pt"/>
    </style:style>
    <style:style style:name="P221" style:family="paragraph" style:parent-style-name="Standard" style:list-style-name="L3">
      <style:text-properties fo:font-size="12pt" fo:language="it" fo:country="IT" officeooo:rsid="005ed7f0" officeooo:paragraph-rsid="005ed7f0" style:font-size-asian="12pt"/>
    </style:style>
    <style:style style:name="P222"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23" style:family="paragraph" style:parent-style-name="Standard" style:list-style-name="L5">
      <style:text-properties fo:font-size="12pt" fo:language="it" fo:country="IT" officeooo:rsid="00a50545" officeooo:paragraph-rsid="00a50545" style:font-size-asian="12pt"/>
    </style:style>
    <style:style style:name="P224" style:family="paragraph" style:parent-style-name="Standard" style:list-style-name="L6">
      <style:text-properties fo:font-size="12pt" fo:language="it" fo:country="IT" officeooo:rsid="00c415f9" officeooo:paragraph-rsid="00c415f9" style:font-size-asian="12pt"/>
    </style:style>
    <style:style style:name="P225" style:family="paragraph" style:parent-style-name="Standard" style:list-style-name="L6">
      <style:text-properties fo:font-size="12pt" fo:language="it" fo:country="IT" officeooo:rsid="00c6123b" officeooo:paragraph-rsid="00c6123b" style:font-size-asian="12pt"/>
    </style:style>
    <style:style style:name="P226" style:family="paragraph" style:parent-style-name="Standard" style:list-style-name="L6">
      <style:text-properties fo:font-size="12pt" fo:language="it" fo:country="IT" officeooo:rsid="00cfb86a" officeooo:paragraph-rsid="00cfb86a" style:font-size-asian="12pt"/>
    </style:style>
    <style:style style:name="P227" style:family="paragraph" style:parent-style-name="Standard" style:list-style-name="L7">
      <style:text-properties fo:font-size="12pt" fo:language="it" fo:country="IT" officeooo:rsid="00d5d1cc" officeooo:paragraph-rsid="00d5d1cc" style:font-size-asian="12pt"/>
    </style:style>
    <style:style style:name="P228" style:family="paragraph" style:parent-style-name="Standard" style:list-style-name="L7">
      <style:text-properties fo:font-size="12pt" fo:language="it" fo:country="IT" officeooo:rsid="012a1402" officeooo:paragraph-rsid="012a1402" style:font-size-asian="12pt"/>
    </style:style>
    <style:style style:name="P229" style:family="paragraph" style:parent-style-name="Standard" style:list-style-name="L5">
      <style:text-properties officeooo:paragraph-rsid="00a7f79b"/>
    </style:style>
    <style:style style:name="P230" style:family="paragraph" style:parent-style-name="Standard" style:list-style-name="L5">
      <style:text-properties officeooo:paragraph-rsid="00ac1d34"/>
    </style:style>
    <style:style style:name="P231" style:family="paragraph" style:parent-style-name="Standard" style:list-style-name="L5">
      <style:text-properties officeooo:paragraph-rsid="00bbb40d"/>
    </style:style>
    <style:style style:name="P232" style:family="paragraph" style:parent-style-name="Standard" style:list-style-name="L5">
      <style:text-properties officeooo:rsid="00b56347" officeooo:paragraph-rsid="00b56347"/>
    </style:style>
    <style:style style:name="P233" style:family="paragraph" style:parent-style-name="Standard" style:list-style-name="L7">
      <style:text-properties officeooo:paragraph-rsid="00d5d1cc"/>
    </style:style>
    <style:style style:name="P234"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f612b6" style:font-size-asian="10pt" style:font-size-complex="10pt"/>
    </style:style>
    <style:style style:name="T173" style:family="text">
      <style:text-properties fo:font-size="10pt" officeooo:rsid="0102929a" style:font-size-asian="10pt" style:font-size-complex="10pt"/>
    </style:style>
    <style:style style:name="T174" style:family="text">
      <style:text-properties fo:font-size="10pt" officeooo:rsid="0107a9d4" style:font-size-asian="10pt" style:font-size-complex="10pt"/>
    </style:style>
    <style:style style:name="T175" style:family="text">
      <style:text-properties fo:font-size="10pt" officeooo:rsid="010f69c3" style:font-size-asian="10pt" style:font-size-complex="10pt"/>
    </style:style>
    <style:style style:name="T176" style:family="text">
      <style:text-properties fo:font-size="10pt" officeooo:rsid="0116d6bc" style:font-size-asian="10pt" style:font-size-complex="10pt"/>
    </style:style>
    <style:style style:name="T177" style:family="text">
      <style:text-properties fo:font-size="10pt" officeooo:rsid="011c471f" style:font-size-asian="10pt" style:font-size-complex="10pt"/>
    </style:style>
    <style:style style:name="T178" style:family="text">
      <style:text-properties fo:font-size="10pt" officeooo:rsid="011dc9f6" style:font-size-asian="10pt" style:font-size-complex="10pt"/>
    </style:style>
    <style:style style:name="T179" style:family="text">
      <style:text-properties fo:font-size="10pt" officeooo:rsid="012b565a" style:font-size-asian="10pt" style:font-size-complex="10pt"/>
    </style:style>
    <style:style style:name="T180" style:family="text">
      <style:text-properties fo:font-size="10pt" officeooo:rsid="01311b52" style:font-size-asian="10pt" style:font-size-complex="10pt"/>
    </style:style>
    <style:style style:name="T181" style:family="text">
      <style:text-properties fo:font-size="10pt" officeooo:rsid="01417531" style:font-size-asian="10pt" style:font-size-complex="10pt"/>
    </style:style>
    <style:style style:name="T182" style:family="text">
      <style:text-properties fo:font-size="10pt" fo:language="it" fo:country="IT" officeooo:rsid="011dc9f6" style:font-size-asian="10pt" style:font-size-complex="10pt"/>
    </style:style>
    <style:style style:name="T183" style:family="text">
      <style:text-properties fo:font-size="10pt" fo:language="it" fo:country="IT" fo:font-weight="normal" officeooo:rsid="00e2a6f3" style:font-size-asian="10pt" style:font-weight-asian="normal" style:font-size-complex="10pt" style:font-weight-complex="normal"/>
    </style:style>
    <style:style style:name="T184" style:family="text">
      <style:text-properties fo:font-size="10pt" fo:language="it" fo:country="IT" fo:font-weight="normal" officeooo:rsid="0102929a" style:font-size-asian="10pt" style:font-weight-asian="normal" style:font-size-complex="10pt" style:font-weight-complex="normal"/>
    </style:style>
    <style:style style:name="T185"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6"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87"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88"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font-weight="normal" officeooo:rsid="00e2a6f3" style:font-size-asian="10pt" style:font-weight-asian="normal" style:font-size-complex="10pt" style:font-weight-complex="normal"/>
    </style:style>
    <style:style style:name="T190" style:family="text">
      <style:text-properties fo:font-size="10pt" fo:font-weight="normal" officeooo:rsid="0139aee6" style:font-size-asian="10pt" style:font-weight-asian="normal" style:font-size-complex="10pt" style:font-weight-complex="normal"/>
    </style:style>
    <style:style style:name="T191" style:family="text">
      <style:text-properties fo:font-size="10pt" fo:font-weight="normal" officeooo:rsid="0102929a" style:font-size-asian="10pt" style:font-weight-asian="normal" style:font-size-complex="10pt" style:font-weight-complex="normal"/>
    </style:style>
    <style:style style:name="T192"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4"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5" style:family="text">
      <style:text-properties officeooo:rsid="01076be7"/>
    </style:style>
    <style:style style:name="T196" style:family="text">
      <style:text-properties officeooo:rsid="01093627"/>
    </style:style>
    <style:style style:name="T197" style:family="text">
      <style:text-properties officeooo:rsid="01211670"/>
    </style:style>
    <style:style style:name="T198" style:family="text">
      <style:text-properties officeooo:rsid="01230b0e"/>
    </style:style>
    <style:style style:name="T199" style:family="text">
      <style:text-properties officeooo:rsid="0123d98f"/>
    </style:style>
    <style:style style:name="T200" style:family="text">
      <style:text-properties officeooo:rsid="0125627b"/>
    </style:style>
    <style:style style:name="T201" style:family="text">
      <style:text-properties officeooo:rsid="012c998d"/>
    </style:style>
    <style:style style:name="T202"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3"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4" style:family="text">
      <style:text-properties officeooo:rsid="0133541b"/>
    </style:style>
    <style:style style:name="T205" style:family="text">
      <style:text-properties officeooo:rsid="0135b5fa"/>
    </style:style>
    <style:style style:name="T206" style:family="text">
      <style:text-properties officeooo:rsid="0136041e"/>
    </style:style>
    <style:style style:name="T207" style:family="text">
      <style:text-properties officeooo:rsid="013793af"/>
    </style:style>
    <style:style style:name="T208" style:family="text">
      <style:text-properties officeooo:rsid="014a2883"/>
    </style:style>
    <style:style style:name="T209" style:family="text">
      <style:text-properties fo:font-style="italic" style:text-underline-style="none" style:font-style-asian="italic" style:font-style-complex="italic"/>
    </style:style>
    <style:style style:name="T210" style:family="text">
      <style:text-properties fo:font-style="normal" style:text-underline-style="none" officeooo:rsid="014b8a06" style:font-style-asian="normal" style:font-style-complex="normal"/>
    </style:style>
    <style:style style:name="T211" style:family="text">
      <style:text-properties officeooo:rsid="014b8a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11"/>
        <table:table table:name="Table1" table:style-name="Table1">
          <table:table-column table:style-name="Table1.A" table:number-columns-repeated="2"/>
          <table:table-row table:style-name="Table1.1">
            <table:table-cell table:style-name="Table1.A1" office:value-type="string">
              <text:p text:style-name="P26"><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7"><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28"/>
        <text:p text:style-name="P29">DIRECTORY AZIENDALE</text:p>
        <text:p text:style-name="P28"/>
        <text:p text:style-name="P29">0253508</text:p>
        <text:p text:style-name="P29">Daniele La Prova</text:p>
        <text:p text:style-name="P101"><text:bookmark-start text:name="_Toc220097559"/><text:bookmark-start text:name="_Toc1680568092"/></text:p>
        <text:p text:style-name="P105">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2"/>
        <text:list xml:id="list3641379174" text:style-name="WWNum1">
          <text:list-item>
            <text:h text:style-name="P207"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32">1</text:p>
              <text:p text:style-name="P32">2</text:p>
              <text:p text:style-name="P32">3</text:p>
              <text:p text:style-name="P32">4</text:p>
              <text:p text:style-name="P32">5</text:p>
              <text:p text:style-name="P33">6</text:p>
              <text:p text:style-name="P33">7</text:p>
              <text:p text:style-name="P33">8</text:p>
              <text:p text:style-name="P33">9</text:p>
              <text:p text:style-name="P33">10</text:p>
              <text:p text:style-name="P33">11</text:p>
              <text:p text:style-name="P33">12</text:p>
              <text:p text:style-name="P33">13</text:p>
              <text:p text:style-name="P33">14</text:p>
              <text:p text:style-name="P33">15</text:p>
              <text:p text:style-name="P33">16</text:p>
              <text:p text:style-name="P33">17</text:p>
              <text:p text:style-name="P33">18</text:p>
              <text:p text:style-name="P33">19</text:p>
              <text:p text:style-name="P33">20</text:p>
              <text:p text:style-name="P33">21</text:p>
              <text:p text:style-name="P33">22</text:p>
              <text:p text:style-name="P33">23</text:p>
              <text:p text:style-name="P33">24</text:p>
              <text:p text:style-name="P33">25</text:p>
              <text:p text:style-name="P33">26</text:p>
              <text:p text:style-name="P33">27</text:p>
              <text:p text:style-name="P33">28</text:p>
              <text:p text:style-name="P33">29</text:p>
              <text:p text:style-name="P33">30</text:p>
              <text:p text:style-name="P33">31</text:p>
              <text:p text:style-name="P33">32</text:p>
              <text:p text:style-name="P33"><text:soft-page-break/>33</text:p>
              <text:p text:style-name="P33">34</text:p>
              <text:p text:style-name="P33">35</text:p>
              <text:p text:style-name="P33">36</text:p>
              <text:p text:style-name="P33">37</text:p>
              <text:p text:style-name="P33"/>
            </table:table-cell>
            <table:table-cell table:style-name="Table2.B1" office:value-type="string">
              <text:p text:style-name="P34">Realizzare un servizio di “directory aziendale”, che consenta di tenere traccia di</text:p>
              <text:p text:style-name="P34">tutte le informazioni legate ai recapiti ed alle mansioni di un’azienda.</text:p>
              <text:p text:style-name="P34">Ogni dipendente dell’azienda, identificato da codice fiscale, nome, cognome, data di</text:p>
              <text:p text:style-name="P34">nascita, luogo di nascita, indirizzo di residenza svolge una particolare mansione</text:p>
              <text:p text:style-name="P34">all’interno dell’azienda.</text:p>
              <text:p text:style-name="P34">Tali mansioni vengono svolte in differenti uffici dell’azienda. L’azienda ha a</text:p>
              <text:p text:style-name="P34">disposizione un numero arbitrario di edifici, ciascuno di un numero arbitrario di</text:p>
              <text:p text:style-name="P34">piani. In ciascun piano può esserci un numero arbitrario di uffici. Ciascun ufficio è</text:p>
              <text:p text:style-name="P34">assegnato ad una mansione specifica dell’azienda. Un ufficio ha a disposizione un certo</text:p>
              <text:p text:style-name="P34">numero di postazioni, ciascuno associato ad un numero telefonico interno ed esterno. La</text:p>
              <text:p text:style-name="P34">gestione degli uffici, piani, edifici è demandata al Settore Spazi dell’azienda,</text:p>
              <text:p text:style-name="P34">anch’esso composto da dipendenti assegnati a particolari uffici.</text:p>
              <text:p text:style-name="P34">L’assegnazione di un dipendente ad un ufficio avviene su base di turnazioni periodiche.</text:p>
              <text:p text:style-name="P34">Ogni dipendente, pertanto, è associato alla data dell’ultimo trasferimento.</text:p>
              <text:p text:style-name="P34">Periodicamente, il sistema indica qual è l’insieme dei dipendenti che deve essere</text:p>
              <text:p text:style-name="P34">soggetto a trasferimento. Su base periodica, l’ufficio spazi genera un report indicante</text:p>
              <text:p text:style-name="P34">tutti i dipendenti, raggruppati per mansione, che devono essere spostati.</text:p>
              <text:p text:style-name="P34">Un dipendente dell’ufficio spazi deve poter effettuare un trasferimento di dipendente.</text:p>
              <text:p text:style-name="P34">Tale trasferimento deve essere effettuato rispettando l’associazione tra le mansioni e</text:p>
              <text:p text:style-name="P34">gli uffici. Pertanto, dato un dipendente da trasferire, il dipendente del Settore Spazi</text:p>
              <text:p text:style-name="P34">può effettuare uno scambio tra due dipendenti assegnati alla stessa mansione, o</text:p>
              <text:p text:style-name="P34">individuare una postazione libera utilizzabile per quella mansione. Si noti che un</text:p>
              <text:p text:style-name="P34">dipendente non può essere riassegnato ad una postazione in cui era già stato assegnato</text:p>
              <text:p text:style-name="P34">nei passati tre anni.</text:p>
              <text:p text:style-name="P34">Il Settore Amministrativo può decidere in qualsiasi momento di modificare la mansione</text:p>
              <text:p text:style-name="P34">di un dipendente. In quel caso, il Settore Spazi troverà tale dipendente indicato come</text:p>
              <text:p text:style-name="P34">da trasferire. Inoltre, il settore amministrativo può generare, per ciascun dipendente,</text:p>
              <text:p text:style-name="P34">un report indicante a quali uffici esso è stato assegnato nel tempo.</text:p>
              <text:p text:style-name="P34">Ciascun dipendente ha accesso alla directory aziendale per conoscere l’attuale</text:p>
              <text:p text:style-name="P34">ubicazione di un qualsiasi altro dipendente, ricercandolo per nome, per cognome o</text:p>
              <text:p text:style-name="P34">utilizzando entrambi. Inoltre, un dipendente può ricercare un certo numero di telefono</text:p>
              <text:p text:style-name="P34">per sapere a quale ufficio, piano, edificio e mansione questo è associato, scoprendo</text:p>
              <text:p text:style-name="P34"><text:soft-page-break/>anche quale dipendente è attualmente associato allo stesso e sapendo se esso è in</text:p>
              <text:p text:style-name="P34">procinto di essere trasferito o meno.</text:p>
              <text:p text:style-name="P34">Si noti che, quando si effettua la ricerca di un dipendente, è necessario restituire</text:p>
              <text:p text:style-name="P34">tutti i recapiti associati allo stesso. In particolare, un dipendente ha un indirizzo</text:p>
              <text:p text:style-name="P34">email personale ed uno associato all’ufficio a cui fa capo.</text:p>
              <text:p text:style-name="P32"/>
              <text:p text:style-name="P32"/>
              <text:p text:style-name="P32"/>
              <text:p text:style-name="P32"/>
            </table:table-cell>
          </table:table-row>
        </table:table>
        <text:list xml:id="list154738412838077" text:continue-numbering="true" text:style-name="WWNum1">
          <text:list-item>
            <text:h text:style-name="P209" text:outline-level="1"><text:bookmark-start text:name="_Toc1289394997"/><text:bookmark-start text:name="_Toc733602887"/><text:span text:style-name="T101">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6">Linea</text:p>
            </table:table-cell>
            <table:table-cell table:style-name="Table3.A1" office:value-type="string">
              <text:p text:style-name="P106">Termine</text:p>
            </table:table-cell>
            <table:table-cell table:style-name="Table3.A1" office:value-type="string">
              <text:p text:style-name="P106">Nuovo termine</text:p>
            </table:table-cell>
            <table:table-cell table:style-name="Table3.A1" office:value-type="string">
              <text:p text:style-name="P106">Motivo correzione</text:p>
            </table:table-cell>
          </table:table-row>
          <table:table-row table:style-name="Table3.1">
            <table:table-cell table:style-name="Table3.A2" office:value-type="string">
              <text:p text:style-name="P60">13</text:p>
            </table:table-cell>
            <table:table-cell table:style-name="Table3.B2" office:value-type="string">
              <text:p text:style-name="P60">Assegnazione a Ufficio</text:p>
            </table:table-cell>
            <table:table-cell table:style-name="Table3.C2" office:value-type="string">
              <text:p text:style-name="P60">Assegnazione a Postazione</text:p>
            </table:table-cell>
            <table:table-cell table:style-name="Table3.D2" office:value-type="string">
              <text:p text:style-name="P183">Un dipendente è in verità associato a una postazione all’interno di un ufficio, più che a un ufficio</text:p>
            </table:table-cell>
          </table:table-row>
          <table:table-row table:style-name="Table3.1">
            <table:table-cell table:style-name="Table3.A3" office:value-type="string">
              <text:p text:style-name="P37">16</text:p>
              <text:p text:style-name="P37"/>
            </table:table-cell>
            <table:table-cell table:style-name="Table3.B3" office:value-type="string">
              <text:p text:style-name="P37">Ufficio spazi</text:p>
            </table:table-cell>
            <table:table-cell table:style-name="Table3.C3" office:value-type="string">
              <text:p text:style-name="P37">Settore spazi</text:p>
            </table:table-cell>
            <table:table-cell table:style-name="Table3.D3" office:value-type="string">
              <text:p text:style-name="P182">Ambiguità:</text:p>
              <text:p text:style-name="P25">Settore Spazi composto da dipendenti assegnati a particolari uffici, ma riferito anche come "ufficio" spazi?</text:p>
              <text:p text:style-name="P25">Interpretazione:</text:p>
              <text:p text:style-name="P25">Un Settore rappresenta una sovrastruttura che accomuna dipendenti di diversi uffici con mansioni simili. In questo caso, il ruolo è quello del Settore Spazi.</text:p>
              <text:p text:style-name="P25">Dunque, dipendenti con mansioni diverse associati a uffici diversi possono rientrare nello stesso settore.</text:p>
              <text:p text:style-name="P25">In questo caso, chi stila materialmente il report sono uno o più uffici del Settore Spazi. Il report risulta però generato non da uno specifico ufficio, ma dall'intero Settore.</text:p>
              <text:p text:style-name="P184"/>
            </table:table-cell>
          </table:table-row>
          <table:table-row table:style-name="Table3.4">
            <table:table-cell table:style-name="Table3.A4" office:value-type="string">
              <text:p text:style-name="P38">30</text:p>
            </table:table-cell>
            <table:table-cell table:style-name="Table3.B4" office:value-type="string">
              <text:p text:style-name="P107">Ubicazione</text:p>
            </table:table-cell>
            <table:table-cell table:style-name="Table3.C4" office:value-type="string">
              <text:p text:style-name="P38">Postazione</text:p>
            </table:table-cell>
            <table:table-cell table:style-name="Table3.D4" office:value-type="string">
              <text:p text:style-name="P185"><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1">31</text:p>
            </table:table-cell>
            <table:table-cell table:style-name="Table3.B5" office:value-type="string">
              <text:p text:style-name="P108">Numero di telefono</text:p>
            </table:table-cell>
            <table:table-cell table:style-name="Table3.C5" office:value-type="string">
              <text:p text:style-name="P61">Numero di telefono esterno</text:p>
            </table:table-cell>
            <table:table-cell table:style-name="Table3.D5" office:value-type="string">
              <text:p text:style-name="P186">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4">37</text:p>
            </table:table-cell>
            <table:table-cell table:style-name="Table3.B6" office:value-type="string">
              <text:p text:style-name="P114">E-mail d’ufficio a cui fa capo</text:p>
            </table:table-cell>
            <table:table-cell table:style-name="Table3.C6" office:value-type="string">
              <text:p text:style-name="P94"/>
            </table:table-cell>
            <table:table-cell table:style-name="Table3.D6" office:value-type="string">
              <text:p text:style-name="P187">Il termine ufficio qui è stato interpretato come sinonimo di Mansione, mentre nel resto del testo può essere interpretato come ufficio fisico. <text:span text:style-name="T197">Sarebbe più corretto parlare dunque di Mansione, ma dato che suonerebbe “strano” parlare di un e-mail di Mansione è stato scelto di presevare la scelta del termine, nonostante l’ambiguità.</text:span></text:p>
            </table:table-cell>
          </table:table-row>
        </table:table>
        <text:h text:style-name="P30" text:outline-level="3"><text:soft-page-break/>Specifica disambiguata</text:h>
        <table:table table:name="Table4" table:style-name="Table4">
          <table:table-column table:style-name="Table4.A"/>
          <table:table-row table:style-name="Table4.1">
            <table:table-cell table:style-name="Table4.A1" office:value-type="string">
              <text:p text:style-name="P35">Realizzare un servizio di “directory aziendale”, che consenta di tenere traccia di</text:p>
              <text:p text:style-name="P35">tutte le informazioni legate ai recapiti ed alle mansioni di un’azienda.</text:p>
              <text:p text:style-name="P35">Ogni dipendente dell’azienda, identificato da codice fiscale, nome, cognome, data di</text:p>
              <text:p text:style-name="P35">nascita, luogo di nascita, indirizzo di residenza svolge una particolare mansione</text:p>
              <text:p text:style-name="P35">all’interno dell’azienda.</text:p>
              <text:p text:style-name="P35">Tali mansioni vengono svolte in differenti uffici dell’azienda. L’azienda ha a</text:p>
              <text:p text:style-name="P35">disposizione un numero arbitrario di edifici, ciascuno di un numero arbitrario di</text:p>
              <text:p text:style-name="P35">piani. In ciascun piano può esserci un numero arbitrario di uffici. Ciascun ufficio è</text:p>
              <text:p text:style-name="P35">assegnato ad una mansione specifica dell’azienda. Un ufficio ha a disposizione un certo</text:p>
              <text:p text:style-name="P35">numero di postazioni, ciascuno associato ad un numero telefonico interno ed esterno. La</text:p>
              <text:p text:style-name="P35">gestione degli uffici, piani, edifici è demandata al Settore Spazi dell’azienda,</text:p>
              <text:p text:style-name="P35">anch’esso composto da dipendenti assegnati a particolari uffici.</text:p>
              <text:p text:style-name="P170"><text:span text:style-name="T61">L’assegnazione di un dipendente ad </text:span><text:span text:style-name="T44">una postazione</text:span><text:span text:style-name="T61"> avviene su base di turnazioni periodiche.</text:span></text:p>
              <text:p text:style-name="P35">Ogni dipendente, pertanto, è associato alla data dell’ultimo trasferimento.</text:p>
              <text:p text:style-name="P35">Periodicamente, il sistema indica qual è l’insieme dei dipendenti che deve essere</text:p>
              <text:p text:style-name="P102"><text:span text:style-name="T95">soggetto a trasferimento. Su base periodica, </text:span><text:span text:style-name="T4">il Settore Spazi </text:span><text:span text:style-name="T95">genera un report indicante</text:span></text:p>
              <text:p text:style-name="P35">tutti i dipendenti, raggruppati per mansione, che devono essere spostati.</text:p>
              <text:p text:style-name="P36">Un dipendente <text:span text:style-name="T117">del </text:span><text:span text:style-name="T59">Settore Spazi </text:span><text:s/>deve poter effettuare un trasferimento di dipendente.</text:p>
              <text:p text:style-name="P35">Tale trasferimento deve essere effettuato rispettando l’associazione tra le mansioni e</text:p>
              <text:p text:style-name="P35">gli uffici. Pertanto, dato un dipendente da trasferire, il dipendente del Settore Spazi</text:p>
              <text:p text:style-name="P35">può effettuare uno scambio tra due dipendenti assegnati alla stessa mansione, o</text:p>
              <text:p text:style-name="P35">individuare una postazione libera utilizzabile per quella mansione. Si noti che un</text:p>
              <text:p text:style-name="P35">dipendente non può essere riassegnato ad una postazione in cui era già stato assegnato</text:p>
              <text:p text:style-name="P35">nei passati tre anni.</text:p>
              <text:p text:style-name="P35">Il Settore Amministrativo può decidere in qualsiasi momento di modificare la mansione</text:p>
              <text:p text:style-name="P35">di un dipendente. In quel caso, il Settore Spazi troverà tale dipendente indicato come</text:p>
              <text:p text:style-name="P35">da trasferire. Inoltre, il settore amministrativo può generare, per ciascun dipendente,</text:p>
              <text:p text:style-name="P35">un report indicante a quali uffici esso è stato assegnato nel tempo.</text:p>
              <text:p text:style-name="P35">Ciascun dipendente ha accesso alla directory aziendale per conoscere l’attuale</text:p>
              <text:p text:style-name="P102"><text:span text:style-name="T4">postazione</text:span><text:span text:style-name="T95"> di un qualsiasi altro dipendente, ricercandolo per nome, per cognome o</text:span></text:p>
              <text:p text:style-name="P35">utilizzando entrambi. Inoltre, un dipendente può ricercare un certo <text:span text:style-name="T116">numero di telefono </text:span><text:span text:style-name="T118">esterno</text:span></text:p>
              <text:p text:style-name="P35">per sapere a quale ufficio, piano, edificio e mansione questo è associato, scoprendo</text:p>
              <text:p text:style-name="P35"><text:soft-page-break/>anche quale dipendente è attualmente associato allo stesso e sapendo se esso è in</text:p>
              <text:p text:style-name="P35">procinto di essere trasferito o meno.</text:p>
              <text:p text:style-name="P35">Si noti che, quando si effettua la ricerca di un dipendente, è necessario restituire</text:p>
              <text:p text:style-name="P35">tutti i recapiti associati allo stesso. In particolare, un dipendente ha un indirizzo</text:p>
              <text:p text:style-name="P35">email personale ed uno associato all’ufficio a cui fa capo.</text:p>
              <text:p text:style-name="P32"/>
              <text:p text:style-name="P32"/>
              <text:p text:style-name="P32"/>
            </table:table-cell>
          </table:table-row>
        </table:table>
        <text:h text:style-name="P6" text:outline-level="2">Glossario dei Termini</text:h>
        <text:p text:style-name="P32"/>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9">Termine</text:p>
            </table:table-cell>
            <table:table-cell table:style-name="Table5.A1" office:value-type="string">
              <text:p text:style-name="P99">Descrizione</text:p>
            </table:table-cell>
            <table:table-cell table:style-name="Table5.A1" office:value-type="string">
              <text:p text:style-name="P99">Sinonimi</text:p>
            </table:table-cell>
            <table:table-cell table:style-name="Table5.A1" office:value-type="string">
              <text:p text:style-name="P99">Collegamenti</text:p>
            </table:table-cell>
          </table:table-row>
          <table:table-row table:style-name="Table5.1">
            <table:table-cell table:style-name="Table5.A2" office:value-type="string">
              <text:p text:style-name="P39">Dipendente</text:p>
            </table:table-cell>
            <table:table-cell table:style-name="Table5.B2" office:value-type="string">
              <text:p text:style-name="P39">Un membro lavoratore dell’azienda, per cui svolge una particolare Mansio<text:span text:style-name="T119">n</text:span>e</text:p>
            </table:table-cell>
            <table:table-cell table:style-name="Table5.C2" office:value-type="string">
              <text:p text:style-name="P41"><text:span text:style-name="T140">(</text:span>Null<text:span text:style-name="T140">)</text:span></text:p>
            </table:table-cell>
            <table:table-cell table:style-name="Table5.D2" office:value-type="string">
              <text:p text:style-name="P46">Postazione, Ufficio, Mansione</text:p>
            </table:table-cell>
          </table:table-row>
          <table:table-row table:style-name="Table5.1">
            <table:table-cell table:style-name="Table5.A3" office:value-type="string">
              <text:p text:style-name="P45">Mansione</text:p>
            </table:table-cell>
            <table:table-cell table:style-name="Table5.B3" office:value-type="string">
              <text:p text:style-name="P45">Attività svolta dai Dipendenti di un Ufficio</text:p>
            </table:table-cell>
            <table:table-cell table:style-name="Table5.C3" office:value-type="string">
              <text:p text:style-name="P45"><text:span text:style-name="T140">(</text:span>Null<text:span text:style-name="T140">)</text:span></text:p>
            </table:table-cell>
            <table:table-cell table:style-name="Table5.D3" office:value-type="string">
              <text:p text:style-name="P45">Ufficio, <text:span text:style-name="T123">Dipendente</text:span></text:p>
            </table:table-cell>
          </table:table-row>
          <table:table-row table:style-name="Table5.1">
            <table:table-cell table:style-name="Table5.A6" office:value-type="string">
              <text:p text:style-name="P51">Settore</text:p>
            </table:table-cell>
            <table:table-cell table:style-name="Table5.B6" office:value-type="string">
              <text:p text:style-name="P52">Aggregazione di diversi uffici associati a Mansioni simili, per esempio finalizzate a uno scopo comune.</text:p>
            </table:table-cell>
            <table:table-cell table:style-name="Table5.C6" office:value-type="string">
              <text:p text:style-name="P52"><text:span text:style-name="T140">(</text:span>Null<text:span text:style-name="T140">)</text:span></text:p>
            </table:table-cell>
            <table:table-cell table:style-name="Table5.D6" office:value-type="string">
              <text:p text:style-name="P52">Ufficio</text:p>
            </table:table-cell>
          </table:table-row>
          <table:table-row table:style-name="Table5.1">
            <table:table-cell table:style-name="Table5.A6" office:value-type="string">
              <text:p text:style-name="P48">Postazione</text:p>
            </table:table-cell>
            <table:table-cell table:style-name="Table5.B6" office:value-type="string">
              <text:p text:style-name="P49">Assegnazione di un Dipendente a un Ufficio</text:p>
            </table:table-cell>
            <table:table-cell table:style-name="Table5.C6" office:value-type="string">
              <text:p text:style-name="P57">Ubicazione</text:p>
            </table:table-cell>
            <table:table-cell table:style-name="Table5.D6" office:value-type="string">
              <text:p text:style-name="P51">Dipendente, <text:span text:style-name="T122">Ufficio</text:span></text:p>
            </table:table-cell>
          </table:table-row>
          <table:table-row table:style-name="Table5.1">
            <table:table-cell table:style-name="Table5.A6" office:value-type="string">
              <text:p text:style-name="P48">Ufficio</text:p>
            </table:table-cell>
            <table:table-cell table:style-name="Table5.B6" office:value-type="string">
              <text:p text:style-name="P153"><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48"><text:span text:style-name="T140">(</text:span>Null<text:span text:style-name="T140">)</text:span></text:p>
            </table:table-cell>
            <table:table-cell table:style-name="Table5.D6" office:value-type="string">
              <text:p text:style-name="P48">Settore, Mansione, Postazione, <text:span text:style-name="T121">Piano.</text:span></text:p>
            </table:table-cell>
          </table:table-row>
          <table:table-row table:style-name="Table5.1">
            <table:table-cell table:style-name="Table5.A7" office:value-type="string">
              <text:p text:style-name="P54">Piano</text:p>
            </table:table-cell>
            <table:table-cell table:style-name="Table5.B7" office:value-type="string">
              <text:p text:style-name="P54">Partizione degli Uffici situati in uno stesso edifico</text:p>
            </table:table-cell>
            <table:table-cell table:style-name="Table5.C7" office:value-type="string">
              <text:p text:style-name="P54"><text:span text:style-name="T140">(</text:span>Null<text:span text:style-name="T140">)</text:span></text:p>
            </table:table-cell>
            <table:table-cell table:style-name="Table5.D7" office:value-type="string">
              <text:p text:style-name="P54">Ufficio, Edificio</text:p>
            </table:table-cell>
          </table:table-row>
          <table:table-row table:style-name="Table5.1">
            <table:table-cell table:style-name="Table5.A8" office:value-type="string">
              <text:p text:style-name="P54">Edificio</text:p>
            </table:table-cell>
            <table:table-cell table:style-name="Table5.B8" office:value-type="string">
              <text:p text:style-name="P54">Partizione degli Uffici dell’azienda</text:p>
            </table:table-cell>
            <table:table-cell table:style-name="Table5.C8" office:value-type="string">
              <text:p text:style-name="P54"><text:span text:style-name="T140">(</text:span>Null<text:span text:style-name="T140">)</text:span></text:p>
            </table:table-cell>
            <table:table-cell table:style-name="Table5.D8" office:value-type="string">
              <text:p text:style-name="P55">Piano</text:p>
            </table:table-cell>
          </table:table-row>
          <table:table-row table:style-name="Table5.1">
            <table:table-cell table:style-name="Table5.A9" office:value-type="string">
              <text:p text:style-name="P56">Trasferimento</text:p>
            </table:table-cell>
            <table:table-cell table:style-name="Table5.B9" office:value-type="string">
              <text:p text:style-name="P56">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7"><text:span text:style-name="T140">(</text:span>Null<text:span text:style-name="T140">)</text:span></text:p>
            </table:table-cell>
            <table:table-cell table:style-name="Table5.D9" office:value-type="string">
              <text:p text:style-name="P57">Dipendente, Postazione</text:p>
            </table:table-cell>
          </table:table-row>
        </table:table>
        <text:p text:style-name="P32"/>
        <text:h text:style-name="P6" text:outline-level="2"><text:soft-page-break/>Raggruppamento dei requisiti in insiemi omogenei</text:h>
        <text:p text:style-name="P169"><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8">Frasi relative a <text:span text:style-name="T124">Dipendente</text:span></text:p>
            </table:table-cell>
          </table:table-row>
          <table:table-row table:style-name="Table6.1">
            <table:table-cell table:style-name="Table6.A2" office:value-type="string">
              <text:p text:style-name="P44">Ogni dipendente dell’azienda, identificato da codice fiscale, nome, cognome, data di</text:p>
              <text:p text:style-name="P44">nascita, luogo di nascita, indirizzo di residenza svolge una particolare mansione</text:p>
              <text:p text:style-name="P44">all’interno dell’azienda.</text:p>
            </table:table-cell>
          </table:table-row>
          <table:table-row table:style-name="Table6.1">
            <table:table-cell table:style-name="Table6.A3" office:value-type="string">
              <text:p text:style-name="P44">Ogni dipendente è associato alla data dell’ultimo trasferimento.</text:p>
            </table:table-cell>
          </table:table-row>
          <table:table-row table:style-name="Table6.1">
            <table:table-cell table:style-name="Table6.A4" office:value-type="string">
              <text:p text:style-name="P44"><text:span text:style-name="T124">U</text:span>n dipendente non può essere riassegnato ad una postazione in cui era già stato assegnato</text:p>
              <text:p text:style-name="P44">nei passati tre anni.</text:p>
            </table:table-cell>
          </table:table-row>
          <table:table-row table:style-name="Table6.1">
            <table:table-cell table:style-name="Table6.A5" office:value-type="string">
              <text:p text:style-name="P44">Ciascun dipendente ha accesso alla directory aziendale per conoscere l’attuale</text:p>
              <text:p text:style-name="P155"><text:span text:style-name="T7">postazione</text:span><text:span text:style-name="T61"> di un qualsiasi altro dipendente, ricercandolo per nome, per cognome o</text:span></text:p>
              <text:p text:style-name="P44">utilizzando entrambi. Inoltre, un dipendente può ricercare un certo numero di telefono</text:p>
              <text:p text:style-name="P44">per sapere a quale ufficio, piano, edificio e mansione questo è associato, scoprendo</text:p>
              <text:p text:style-name="P44">anche quale dipendente è attualmente associato allo stesso e sapendo se esso è in</text:p>
              <text:p text:style-name="P44">procinto di essere trasferito o meno.</text:p>
            </table:table-cell>
          </table:table-row>
          <table:table-row table:style-name="Table6.1">
            <table:table-cell table:style-name="Table6.A6" office:value-type="string">
              <text:p text:style-name="P44"><text:span text:style-name="T124">U</text:span>n dipendente ha un indirizzo email personale ed uno associato all’ufficio a cui fa capo.</text:p>
            </table:table-cell>
          </table:table-row>
          <table:table-row table:style-name="Table6.1">
            <table:table-cell table:style-name="Table6.A7" office:value-type="string">
              <text:p text:style-name="P155"><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5">il dipendente del Settore Spazi può effettuare uno scambio tra due dipendenti assegnati alla stessa mansione, o individuare una postazione libera utilizzabile per quella mansione.</text:p>
            </table:table-cell>
          </table:table-row>
        </table:table>
        <text:p text:style-name="P58"/>
        <table:table table:name="Table13" table:style-name="Table13">
          <table:table-column table:style-name="Table13.A"/>
          <table:table-row table:style-name="Table13.1">
            <table:table-cell table:style-name="Table13.A1" office:value-type="string">
              <text:p text:style-name="P100">Frasi relative a <text:span text:style-name="T124">Mansione</text:span></text:p>
            </table:table-cell>
          </table:table-row>
          <table:table-row table:style-name="Table13.1">
            <table:table-cell table:style-name="Table13.A2" office:value-type="string">
              <text:p text:style-name="P43">Tali mansioni vengono svolte in differenti uffici dell’azienda.</text:p>
            </table:table-cell>
          </table:table-row>
        </table:table>
        <text:p text:style-name="P168"/>
        <table:table table:name="Table15" table:style-name="Table15">
          <table:table-column table:style-name="Table15.A"/>
          <table:table-row table:style-name="Table15.1">
            <table:table-cell table:style-name="Table15.A1" office:value-type="string">
              <text:p text:style-name="P154"><text:span text:style-name="T91">Frasi relative a </text:span><text:span text:style-name="T43">Settore</text:span></text:p>
            </table:table-cell>
          </table:table-row>
          <table:table-row table:style-name="Table15.1">
            <table:table-cell table:style-name="Table15.A2" office:value-type="string">
              <text:p text:style-name="P43"><text:s/>La gestione degli uffici, piani, edifici è demandata al Settore Spazi dell’azienda,</text:p>
              <text:p text:style-name="P43">anch’esso composto da dipendenti assegnati a particolari uffici.</text:p>
            </table:table-cell>
          </table:table-row>
          <table:table-row table:style-name="Table15.1">
            <table:table-cell table:style-name="Table15.A3" office:value-type="string">
              <text:p text:style-name="P154"><text:span text:style-name="T61">Su base periodica, </text:span><text:span text:style-name="T8">il settore </text:span><text:span text:style-name="T61">spazi genera un report indicante</text:span></text:p>
              <text:p text:style-name="P43">tutti i dipendenti, raggruppati per mansione, che devono essere spostati.</text:p>
            </table:table-cell>
          </table:table-row>
          <table:table-row table:style-name="Table15.1">
            <table:table-cell table:style-name="Table15.A4" office:value-type="string">
              <text:p text:style-name="P154">Il Settore Amministrativo può decidere in qualsiasi momento di modificare la mansione</text:p>
              <text:p text:style-name="P154">di un dipendente. In quel caso, il Settore Spazi troverà tale dipendente indicato come</text:p>
              <text:p text:style-name="P154">da trasferire. Inoltre, il settore amministrativo può generare, per ciascun dipendente,</text:p>
              <text:p text:style-name="P154">un report indicante a quali uffici esso è stato assegnato nel tempo.</text:p>
            </table:table-cell>
          </table:table-row>
        </table:table>
        <text:p text:style-name="P168"/>
        <table:table table:name="Table16" table:style-name="Table16">
          <table:table-column table:style-name="Table16.A"/>
          <table:table-row table:style-name="Table16.1">
            <table:table-cell table:style-name="Table16.A1" office:value-type="string">
              <text:p text:style-name="P154"><text:span text:style-name="T91">Frasi relative a </text:span><text:span text:style-name="T43">Postazione</text:span></text:p>
            </table:table-cell>
          </table:table-row>
          <table:table-row table:style-name="Table16.1">
            <table:table-cell table:style-name="Table16.A2" office:value-type="string">
              <text:p text:style-name="P59">Ogni posttazione è associata ad un numero telefonico interno ed esterno.</text:p>
            </table:table-cell>
          </table:table-row>
        </table:table>
        <text:p text:style-name="P168"/>
        <table:table table:name="Table17" table:style-name="Table17">
          <table:table-column table:style-name="Table17.A"/>
          <table:table-row table:style-name="Table17.1">
            <table:table-cell table:style-name="Table17.A1" office:value-type="string">
              <text:p text:style-name="P154"><text:span text:style-name="T91">Frasi relative a </text:span><text:span text:style-name="T43">Ufficio</text:span></text:p>
            </table:table-cell>
          </table:table-row>
          <table:table-row table:style-name="Table17.1">
            <table:table-cell table:style-name="Table17.A2" office:value-type="string">
              <text:p text:style-name="P43">Ciascun ufficio è <text:span text:style-name="T125">a</text:span>ssegnato ad una mansione specifica dell’azienda</text:p>
            </table:table-cell>
          </table:table-row>
          <table:table-row table:style-name="Table17.1">
            <table:table-cell table:style-name="Table17.A3" office:value-type="string">
              <text:p text:style-name="P43">Un ufficio ha a disposizione un certo numero di postazioni</text:p>
            </table:table-cell>
          </table:table-row>
        </table:table>
        <text:p text:style-name="P168"/>
        <table:table table:name="Table18" table:style-name="Table18">
          <table:table-column table:style-name="Table18.A"/>
          <table:table-row table:style-name="Table18.1">
            <table:table-cell table:style-name="Table18.A1" office:value-type="string">
              <text:p text:style-name="P154"><text:span text:style-name="T91">Frasi relative a </text:span><text:span text:style-name="T92">Piano</text:span></text:p>
            </table:table-cell>
          </table:table-row>
          <table:table-row table:style-name="Table18.1">
            <table:table-cell table:style-name="Table18.A2" office:value-type="string">
              <text:p text:style-name="P43">In ciascun piano può esserci un numero arbitrario di uffici</text:p>
            </table:table-cell>
          </table:table-row>
        </table:table>
        <text:p text:style-name="P168"/>
        <table:table table:name="Table14" table:style-name="Table14">
          <table:table-column table:style-name="Table14.A"/>
          <text:soft-page-break/>
          <table:table-row table:style-name="Table14.1">
            <table:table-cell table:style-name="Table14.A1" office:value-type="string">
              <text:p text:style-name="P154"><text:span text:style-name="T91">Frasi relative a </text:span><text:span text:style-name="T43">Edificio</text:span></text:p>
            </table:table-cell>
          </table:table-row>
          <table:table-row table:style-name="Table14.1">
            <table:table-cell table:style-name="Table14.A2" office:value-type="string">
              <text:p text:style-name="P43"><text:s/>L’azienda ha a disposizione un numero arbitrario di edifici, ciascuno di un numero arbitrario di</text:p>
              <text:p text:style-name="P43">piani.</text:p>
            </table:table-cell>
          </table:table-row>
        </table:table>
        <text:p text:style-name="P168"/>
        <table:table table:name="Table12" table:style-name="Table12">
          <table:table-column table:style-name="Table12.A"/>
          <table:table-row table:style-name="Table12.1">
            <table:table-cell table:style-name="Table12.A1" office:value-type="string">
              <text:p text:style-name="P154"><text:span text:style-name="T91">Frasi relative a </text:span><text:span text:style-name="T43">Trasferimento</text:span></text:p>
            </table:table-cell>
          </table:table-row>
          <table:table-row table:style-name="Table12.1">
            <table:table-cell table:style-name="Table12.A2" office:value-type="string">
              <text:p text:style-name="P43">L’assegnazione di un dipendente ad un ufficio avviene su base di turnazioni periodiche.</text:p>
            </table:table-cell>
          </table:table-row>
          <table:table-row table:style-name="Table12.1">
            <table:table-cell table:style-name="Table12.A3" office:value-type="string">
              <text:p text:style-name="P43">Periodicamente, il sistema indica qual è l’insieme dei dipendenti che deve essere</text:p>
              <text:p text:style-name="P43">soggetto a trasferimento.</text:p>
            </table:table-cell>
          </table:table-row>
          <table:table-row table:style-name="Table12.1">
            <table:table-cell table:style-name="Table12.A4" office:value-type="string">
              <text:p text:style-name="P43">Tale trasferimento deve essere effettuato rispettando l’associazione tra le mansioni e</text:p>
              <text:p text:style-name="P43">gli uffici</text:p>
            </table:table-cell>
          </table:table-row>
        </table:table>
        <text:list xml:id="list154738428192752" text:continue-numbering="true" text:style-name="WWNum1">
          <text:list-item>
            <text:h text:style-name="P208"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71">Per la stesura del diagramma ER è stata seguita una tecnica mista, procedendo nel seguente modo:</text:p>
        <text:list xml:id="list4000419603" text:style-name="L1">
          <text:list-item>
            <text:p text:style-name="P212">Si scelgono una alla volta le entità da riportare nel diagramma ER secondo l’ordine in cui appaiono nella specifica;</text:p>
          </text:list-item>
          <text:list-item>
            <text:p text:style-name="P212">Per ogni entità scelta:</text:p>
            <text:list>
              <text:list-item>
                <text:p text:style-name="P212">Si riporta nel diagramma l’entità dettagliata secondo uno schema bottom-up;</text:p>
              </text:list-item>
              <text:list-item>
                <text:p text:style-name="P212">Si aggiungono le relazioni e le entità relative navigando a macchia d’olio tra i concetti secondo uno schema inside-out.</text:p>
              </text:list-item>
            </text:list>
          </text:list-item>
        </text:list>
        <text:p text:style-name="P171">Di seguito sono illustrati i vari passaggi con relativa descrizione.</text:p>
        <text:p text:style-name="P171"/>
        <text:p text:style-name="P171"><draw:frame draw:style-name="fr2" draw:name="Frame2" text:anchor-type="paragraph" svg:x="0.355cm" svg:y="0cm" svg:width="9.022cm" draw:z-index="36"><draw:text-box fo:min-height="3.149cm"><text:p text:style-name="Step"><draw:frame draw:style-name="fr4" draw:name="Image1" text:anchor-type="as-char" svg:width="9.022cm" style:rel-width="100%" svg:height="3.149cm" style:rel-height="scale" draw:z-index="37"><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P31" text:outline-level="3"><draw:frame draw:style-name="fr2" draw:name="Frame3" text:anchor-type="paragraph" svg:x="0.699cm" svg:y="-0.12cm" svg:width="10.795cm" draw:z-index="38"><draw:text-box fo:min-height="10.345cm"><text:p text:style-name="Step"><draw:frame draw:style-name="fr4" draw:name="Image2" text:anchor-type="as-char" svg:width="10.795cm" style:rel-width="100%" svg:height="10.345cm" style:rel-height="scale" draw:z-index="40"><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Frame4" text:anchor-type="paragraph" svg:width="17.191cm" draw:z-index="39"><draw:text-box fo:min-height="7.451cm"><text:p text:style-name="Step"><draw:frame draw:style-name="fr4" draw:name="Image3" text:anchor-type="as-char" svg:width="17.191cm" style:rel-width="100%" svg:height="7.451cm" style:rel-height="scale" draw:z-index="42"><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198">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2"><draw:frame draw:style-name="fr1" draw:name="Frame5" text:anchor-type="paragraph" svg:width="17.191cm" draw:z-index="41"><draw:text-box fo:min-height="6.918cm"><text:p text:style-name="Step"><draw:frame draw:style-name="fr5" draw:name="Image4" text:anchor-type="as-char" svg:y="-8.107cm" svg:width="17.191cm" style:rel-width="100%" svg:height="11.107cm" style:rel-height="scale" draw:z-index="43"><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199">Fisico</text:span> dell'azienda a una Mansione, identificata da un Nome relativo al Settore con cui è legata attraverso l'associazione Relativa <text:span text:style-name="T130">A</text:span>. <text:span text:style-name="T199">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1" text:outline-level="3"><draw:frame draw:style-name="fr1" draw:name="Frame7" text:anchor-type="paragraph" svg:width="17.191cm" draw:z-index="57"><draw:text-box fo:min-height="10.384cm"><text:p text:style-name="Step"><draw:frame draw:style-name="fr4" draw:name="Image6" text:anchor-type="as-char" svg:width="17.191cm" style:rel-width="100%" svg:height="10.384cm" style:rel-height="scale" draw:z-index="61"><draw:image xlink:href="Pictures/10000201000003D4000002505CABCEE58401220F.png" xlink:type="simple" xlink:show="embed" xlink:actuate="onLoad" loext:mime-type="image/png"/></draw:frame><text:span text:style-name="T126"><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08">Registrare unicamente la Postazione non sarebbe bastato in quanto una postazione è associata univocamente a un Ufficio Fisico, il quale però nel tempo potrebbe aver cambiato Mansione.</text:span> </text:p></draw:text-box></draw:frame><text:soft-page-break/></text:h>
        <text:h text:style-name="P31" text:outline-level="3">Integrazione finale</text:h>
        <text:p text:style-name="P63">Non sono stati riscontrati conflitti sui nomi o conflitti strutturali durante la stesura del diagramma ER.</text:p>
        <text:h text:style-name="P6" text:outline-level="2">Regole aziendali</text:h>
        <text:list xml:id="list4159776246" text:style-name="L2">
          <text:list-item>
            <text:p text:style-name="P213">Un Dipendente che occupa una Postazione deve figurare come Trasferito A tale Postazione;</text:p>
          </text:list-item>
          <text:list-item>
            <text:p text:style-name="P213">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9">Entità</text:p>
            </table:table-cell>
            <table:table-cell table:style-name="Table7.A1" office:value-type="string">
              <text:p text:style-name="P99">Descrizione</text:p>
            </table:table-cell>
            <table:table-cell table:style-name="Table7.A1" office:value-type="string">
              <text:p text:style-name="P99">Attributi</text:p>
            </table:table-cell>
            <table:table-cell table:style-name="Table7.A1" office:value-type="string">
              <text:p text:style-name="P99">Identificatori</text:p>
            </table:table-cell>
          </table:table-row>
          <text:soft-page-break/>
          <table:table-row table:style-name="Table7.1">
            <table:table-cell table:style-name="Table7.A2" office:value-type="string">
              <text:p text:style-name="P64">Dipendente</text:p>
            </table:table-cell>
            <table:table-cell table:style-name="Table7.B2" office:value-type="string">
              <text:p text:style-name="P40">Un membro lavoratore dell’azienda, per cui svolge una particolare Mansio<text:span text:style-name="T119">n</text:span>e</text:p>
            </table:table-cell>
            <table:table-cell table:style-name="Table7.C2" office:value-type="string">
              <text:p text:style-name="P64">CF, Nome, Cognome, Data di Nascita, E-Mail, Luogo di nascita, Indirizzo di Residenza.</text:p>
            </table:table-cell>
            <table:table-cell table:style-name="Table7.D2" office:value-type="string">
              <text:p text:style-name="P64">CF</text:p>
            </table:table-cell>
          </table:table-row>
          <table:table-row table:style-name="Table7.3">
            <table:table-cell table:style-name="Table7.A3" office:value-type="string">
              <text:p text:style-name="P64">Mansione</text:p>
            </table:table-cell>
            <table:table-cell table:style-name="Table7.B3" office:value-type="string">
              <text:p text:style-name="P47">Attività svolta dai Dipendenti di un Ufficio</text:p>
            </table:table-cell>
            <table:table-cell table:style-name="Table7.C3" office:value-type="string">
              <text:p text:style-name="P64">Nome, <text:span text:style-name="T200">E-mail d’Ufficio</text:span></text:p>
            </table:table-cell>
            <table:table-cell table:style-name="Table7.D3" office:value-type="string">
              <text:p text:style-name="P64">Coppia Nome, Nome del Settore (id. esterno)</text:p>
            </table:table-cell>
          </table:table-row>
          <table:table-row table:style-name="Table7.3">
            <table:table-cell table:style-name="Table7.A4" office:value-type="string">
              <text:p text:style-name="P64">Settore</text:p>
            </table:table-cell>
            <table:table-cell table:style-name="Table7.B4" office:value-type="string">
              <text:p text:style-name="P53">Aggregazione di diversi uffici associati a Mansioni simili, per esempio finalizzate a uno scopo comune.</text:p>
            </table:table-cell>
            <table:table-cell table:style-name="Table7.C4" office:value-type="string">
              <text:p text:style-name="P64">Nome</text:p>
            </table:table-cell>
            <table:table-cell table:style-name="Table7.D4" office:value-type="string">
              <text:p text:style-name="P64">Nome</text:p>
            </table:table-cell>
          </table:table-row>
          <table:table-row table:style-name="Table7.3">
            <table:table-cell table:style-name="Table7.A5" office:value-type="string">
              <text:p text:style-name="P64">Ufficio</text:p>
            </table:table-cell>
            <table:table-cell table:style-name="Table7.B5" office:value-type="string">
              <text:p text:style-name="P53"><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5">C<text:span text:style-name="T204">odice</text:span></text:p>
            </table:table-cell>
            <table:table-cell table:style-name="Table7.D5" office:value-type="string">
              <text:p text:style-name="P167"><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6">P<text:span text:style-name="T205">ostazione</text:span></text:p>
            </table:table-cell>
            <table:table-cell table:style-name="Table7.B6" office:value-type="string">
              <text:p text:style-name="P50">Assegnazione di un Dipendente a un Ufficio</text:p>
            </table:table-cell>
            <table:table-cell table:style-name="Table7.C6" office:value-type="string">
              <text:p text:style-name="P65">N° telefonico interno, N° telefonico esterno</text:p>
            </table:table-cell>
            <table:table-cell table:style-name="Table7.D6" office:value-type="string">
              <text:p text:style-name="P65">N° telefonico esterno OPPURE coppia N° telefonico interno, E-Mail Ufficio (id esterno)</text:p>
            </table:table-cell>
          </table:table-row>
          <table:table-row table:style-name="Table7.3">
            <table:table-cell table:style-name="Table7.A7" office:value-type="string">
              <text:p text:style-name="P66">Piano</text:p>
            </table:table-cell>
            <table:table-cell table:style-name="Table7.B7" office:value-type="string">
              <text:p text:style-name="P109">U<text:span text:style-name="T133">n qualsiasi piano di un Edificio dell’Azienda, che può contenere Uffici.</text:span></text:p>
            </table:table-cell>
            <table:table-cell table:style-name="Table7.C7" office:value-type="string">
              <text:p text:style-name="P66">N° piano</text:p>
            </table:table-cell>
            <table:table-cell table:style-name="Table7.D7" office:value-type="string">
              <text:p text:style-name="P66">Coppia N° piano, Indirizzo edificio (id esterno)</text:p>
            </table:table-cell>
          </table:table-row>
          <table:table-row table:style-name="Table7.3">
            <table:table-cell table:style-name="Table7.A8" office:value-type="string">
              <text:p text:style-name="P66">Edificio</text:p>
            </table:table-cell>
            <table:table-cell table:style-name="Table7.B8" office:value-type="string">
              <text:p text:style-name="P110">U<text:span text:style-name="T133">n edificio appartenente all’Azienda.</text:span></text:p>
            </table:table-cell>
            <table:table-cell table:style-name="Table7.C8" office:value-type="string">
              <text:p text:style-name="P66">Indirizzo</text:p>
            </table:table-cell>
            <table:table-cell table:style-name="Table7.D8" office:value-type="string">
              <text:p text:style-name="P66">Indirizzo</text:p>
            </table:table-cell>
          </table:table-row>
        </table:table>
        <text:p text:style-name="P32"/>
        <text:list xml:id="list154738392373324" text:continue-list="list154738428192752" text:style-name="WWNum1">
          <text:list-item>
            <text:h text:style-name="P207"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68">Alcune note precedenti la Tavola dei Volumi dei dati:</text:p>
        <text:list xml:id="list3041309473" text:style-name="L3">
          <text:list-item>
            <text:p text:style-name="P218">Il n° dei <text:span text:style-name="T134">D</text:span>ipendenti è una stima frutto di una media aritmetica del n° dei dipendenti delle seguenti aziende (Fonte: Wikipedia):</text:p>
            <text:list>
              <text:list-item>
                <text:p text:style-name="P218">Facebook: 23 165;</text:p>
              </text:list-item>
              <text:list-item>
                <text:p text:style-name="P218">Google: 114 096;</text:p>
              </text:list-item>
              <text:list-item>
                <text:p text:style-name="P218">Microsoft: 125 000;</text:p>
              </text:list-item>
              <text:list-item>
                <text:p text:style-name="P218">Sony: 128 400;</text:p>
              </text:list-item>
              <text:list-item>
                <text:p text:style-name="P218">Nintendo: 5 944;</text:p>
              </text:list-item>
              <text:list-item>
                <text:p text:style-name="P218">PayPal: 18 100.</text:p>
              </text:list-item>
            </text:list>
          </text:list-item>
          <text:list-item>
            <text:p text:style-name="P217"><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18">Si assume che in media un Dipe<text:span text:style-name="T135">n</text:span>dente sia stato soggetto a Trasferimento per 3 volte;</text:p>
          </text:list-item>
          <text:list-item>
            <text:p text:style-name="P219">Si assume che in media ogni Ufficio ospiti <text:span text:style-name="T138">50</text:span> postazioni, <text:span text:style-name="T138">di cui 4</text:span><text:span text:style-name="T139">0 sono occupate</text:span>;</text:p>
          </text:list-item>
          <text:list-item>
            <text:p text:style-name="P220">Il n° di Uffici è calcolato come<draw:frame draw:style-name="fr8" draw:name="Object1" text:anchor-type="as-char" svg:y="-0.619cm" svg:width="6.124cm" svg:height="1.037cm" draw:z-index="44"><draw:object xlink:href="./Object 1" xlink:type="simple" xlink:show="embed" xlink:actuate="onLoad"/><draw:image xlink:href="./ObjectReplacements/Object 1" xlink:type="simple" xlink:show="embed" xlink:actuate="onLoad"/></draw:frame>;</text:p>
          </text:list-item>
          <text:list-item>
            <text:p text:style-name="P220">Si assume che <text:span text:style-name="T136">ogni Settore comprenda 50 Mansioni;</text:span></text:p>
          </text:list-item>
          <text:list-item>
            <text:p text:style-name="P221">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9">Concetto nello schema</text:p>
            </table:table-cell>
            <table:table-cell table:style-name="Table8.A1" office:value-type="string">
              <text:p text:style-name="P104"><text:span text:style-name="T99">Tipo</text:span><text:span text:style-name="T99"><text:note text:id="ftn1" text:note-class="footnote"><text:note-citation>1</text:note-citation><text:note-body><text:p text:style-name="P204">Indicare con E le entità, con R le relazioni</text:p></text:note-body></text:note></text:span></text:p>
            </table:table-cell>
            <table:table-cell table:style-name="Table8.A1" office:value-type="string">
              <text:p text:style-name="P99">Volume atteso</text:p>
            </table:table-cell>
          </table:table-row>
          <table:table-row table:style-name="Table8.1">
            <table:table-cell table:style-name="Table8.A2" office:value-type="string">
              <text:p text:style-name="P67">Dipendente</text:p>
            </table:table-cell>
            <table:table-cell table:style-name="Table8.B2" office:value-type="string">
              <text:p text:style-name="P67">E</text:p>
            </table:table-cell>
            <table:table-cell table:style-name="Table8.C2" office:value-type="string">
              <text:p text:style-name="P67"><text:span text:style-name="T137">70</text:span> 000</text:p>
            </table:table-cell>
          </table:table-row>
          <table:table-row table:style-name="Table8.1">
            <table:table-cell table:style-name="Table8.A3" office:value-type="string">
              <text:p text:style-name="P69">Mansione</text:p>
            </table:table-cell>
            <table:table-cell table:style-name="Table8.B3" office:value-type="string">
              <text:p text:style-name="P69">E</text:p>
            </table:table-cell>
            <table:table-cell table:style-name="Table8.C3" office:value-type="string">
              <text:p text:style-name="P112">360</text:p>
            </table:table-cell>
          </table:table-row>
          <table:table-row table:style-name="Table8.1">
            <table:table-cell table:style-name="Table8.A4" office:value-type="string">
              <text:p text:style-name="P69">Ufficio</text:p>
            </table:table-cell>
            <table:table-cell table:style-name="Table8.B4" office:value-type="string">
              <text:p text:style-name="P69">E</text:p>
            </table:table-cell>
            <table:table-cell table:style-name="Table8.C4" office:value-type="string">
              <text:p text:style-name="P111">1 <text:span text:style-name="T161">750</text:span></text:p>
            </table:table-cell>
          </table:table-row>
          <table:table-row table:style-name="Table8.1">
            <table:table-cell table:style-name="Table8.A5" office:value-type="string">
              <text:p text:style-name="P69">Settore</text:p>
            </table:table-cell>
            <table:table-cell table:style-name="Table8.B5" office:value-type="string">
              <text:p text:style-name="P69">E</text:p>
            </table:table-cell>
            <table:table-cell table:style-name="Table8.C5" office:value-type="string">
              <text:p text:style-name="P70">36</text:p>
            </table:table-cell>
          </table:table-row>
          <table:table-row table:style-name="Table8.1">
            <table:table-cell table:style-name="Table8.A6" office:value-type="string">
              <text:p text:style-name="P70">Postazione </text:p>
            </table:table-cell>
            <table:table-cell table:style-name="Table8.B6" office:value-type="string">
              <text:p text:style-name="P70">E</text:p>
            </table:table-cell>
            <table:table-cell table:style-name="Table8.C6" office:value-type="string">
              <text:p text:style-name="P70">90 000</text:p>
            </table:table-cell>
          </table:table-row>
          <table:table-row table:style-name="Table8.1">
            <table:table-cell table:style-name="Table8.A7" office:value-type="string">
              <text:p text:style-name="P70">Edificio</text:p>
            </table:table-cell>
            <table:table-cell table:style-name="Table8.B7" office:value-type="string">
              <text:p text:style-name="P70">E</text:p>
            </table:table-cell>
            <table:table-cell table:style-name="Table8.C7" office:value-type="string">
              <text:p text:style-name="P70">36</text:p>
            </table:table-cell>
          </table:table-row>
          <table:table-row table:style-name="Table8.1">
            <table:table-cell table:style-name="Table8.A8" office:value-type="string">
              <text:p text:style-name="P70">Piano</text:p>
            </table:table-cell>
            <table:table-cell table:style-name="Table8.B8" office:value-type="string">
              <text:p text:style-name="P70">E</text:p>
            </table:table-cell>
            <table:table-cell table:style-name="Table8.C8" office:value-type="string">
              <text:p text:style-name="P71">180</text:p>
            </table:table-cell>
          </table:table-row>
          <table:table-row table:style-name="Table8.1">
            <table:table-cell table:style-name="Table8.A9" office:value-type="string">
              <text:p text:style-name="P71">Da Trasferire <text:span text:style-name="T157">A</text:span></text:p>
            </table:table-cell>
            <table:table-cell table:style-name="Table8.B9" office:value-type="string">
              <text:p text:style-name="P71">R</text:p>
            </table:table-cell>
            <table:table-cell table:style-name="Table8.C9" office:value-type="string">
              <text:p text:style-name="P71">3 500</text:p>
            </table:table-cell>
          </table:table-row>
          <table:table-row table:style-name="Table8.1">
            <table:table-cell table:style-name="Table8.A10" office:value-type="string">
              <text:p text:style-name="P71">Svolta In</text:p>
            </table:table-cell>
            <table:table-cell table:style-name="Table8.B10" office:value-type="string">
              <text:p text:style-name="P71">R</text:p>
            </table:table-cell>
            <table:table-cell table:style-name="Table8.C10" office:value-type="string">
              <text:p text:style-name="P71">1 750</text:p>
            </table:table-cell>
          </table:table-row>
          <table:table-row table:style-name="Table8.1">
            <table:table-cell table:style-name="Table8.A11" office:value-type="string">
              <text:p text:style-name="P72">Occupa</text:p>
            </table:table-cell>
            <table:table-cell table:style-name="Table8.B11" office:value-type="string">
              <text:p text:style-name="P72">R</text:p>
            </table:table-cell>
            <table:table-cell table:style-name="Table8.C11" office:value-type="string">
              <text:p text:style-name="P156"><text:span text:style-name="T65">69 </text:span><text:span text:style-name="T66">825</text:span></text:p>
            </table:table-cell>
          </table:table-row>
          <table:table-row table:style-name="Table8.1">
            <table:table-cell table:style-name="Table8.A12" office:value-type="string">
              <text:p text:style-name="P72">Trasferito <text:span text:style-name="T160">A</text:span></text:p>
            </table:table-cell>
            <table:table-cell table:style-name="Table8.B12" office:value-type="string">
              <text:p text:style-name="P72">R</text:p>
            </table:table-cell>
            <table:table-cell table:style-name="Table8.C12" office:value-type="string">
              <text:p text:style-name="P73">209 475</text:p>
            </table:table-cell>
          </table:table-row>
          <table:table-row table:style-name="Table8.1">
            <table:table-cell table:style-name="Table8.A13" office:value-type="string">
              <text:p text:style-name="P73">Relativa a</text:p>
            </table:table-cell>
            <table:table-cell table:style-name="Table8.B13" office:value-type="string">
              <text:p text:style-name="P73">R</text:p>
            </table:table-cell>
            <table:table-cell table:style-name="Table8.C13" office:value-type="string">
              <text:p text:style-name="P112">360</text:p>
            </table:table-cell>
          </table:table-row>
          <table:table-row table:style-name="Table8.1">
            <table:table-cell table:style-name="Table8.A14" office:value-type="string">
              <text:p text:style-name="P73">Ospita</text:p>
            </table:table-cell>
            <table:table-cell table:style-name="Table8.B14" office:value-type="string">
              <text:p text:style-name="P73">R</text:p>
            </table:table-cell>
            <table:table-cell table:style-name="Table8.C14" office:value-type="string">
              <text:p text:style-name="P73">90 000</text:p>
            </table:table-cell>
          </table:table-row>
          <table:table-row table:style-name="Table8.1">
            <table:table-cell table:style-name="Table8.A15" office:value-type="string">
              <text:p text:style-name="P73">Compone</text:p>
            </table:table-cell>
            <table:table-cell table:style-name="Table8.B15" office:value-type="string">
              <text:p text:style-name="P73">R</text:p>
            </table:table-cell>
            <table:table-cell table:style-name="Table8.C15" office:value-type="string">
              <text:p text:style-name="P73">1 750</text:p>
            </table:table-cell>
          </table:table-row>
          <table:table-row table:style-name="Table8.1">
            <table:table-cell table:style-name="Table8.A16" office:value-type="string">
              <text:p text:style-name="P73">Si Divide In</text:p>
            </table:table-cell>
            <table:table-cell table:style-name="Table8.B16" office:value-type="string">
              <text:p text:style-name="P73">R</text:p>
            </table:table-cell>
            <table:table-cell table:style-name="Table8.C16" office:value-type="string">
              <text:p text:style-name="P73">180</text:p>
            </table:table-cell>
          </table:table-row>
        </table:table>
        <text:p text:style-name="P32"/>
        <text:h text:style-name="P6" text:outline-level="2"><text:soft-page-break/>Tavola delle operazioni</text:h>
        <text:p text:style-name="P14"><text:span text:style-name="T98">A</text:span><text:span text:style-name="T95">lcune note:</text:span></text:p>
        <text:list xml:id="list1859575081" text:style-name="L4">
          <text:list-item>
            <text:p text:style-name="P222">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22"><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9">Cod.</text:p>
            </table:table-cell>
            <table:table-cell table:style-name="Table9.A1" office:value-type="string">
              <text:p text:style-name="P99">Descrizione</text:p>
            </table:table-cell>
            <table:table-cell table:style-name="Table9.A1" office:value-type="string">
              <text:p text:style-name="P99">Frequenza attesa</text:p>
            </table:table-cell>
          </table:table-row>
          <table:table-row table:style-name="Table9.1">
            <table:table-cell table:style-name="Table9.A2" office:value-type="string">
              <text:p text:style-name="P74">1</text:p>
            </table:table-cell>
            <table:table-cell table:style-name="Table9.B2" office:value-type="string">
              <text:p text:style-name="P157"><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7"><text:span text:style-name="T69">Una volta </text:span><text:span text:style-name="T14">a</text:span><text:span text:style-name="T16">lla settimana</text:span></text:p>
            </table:table-cell>
          </table:table-row>
          <table:table-row table:style-name="Table9.1">
            <table:table-cell table:style-name="Table9.A3" office:value-type="string">
              <text:p text:style-name="P75">2</text:p>
            </table:table-cell>
            <table:table-cell table:style-name="Table9.B3" office:value-type="string">
              <text:p text:style-name="P75">Scambia due dipendenti assegnati a una Postazione contenuta nello stesso o diversi Uffici che svolgono la stessa Mansione.</text:p>
            </table:table-cell>
            <table:table-cell table:style-name="Table9.C3" office:value-type="string">
              <text:p text:style-name="P157"><text:span text:style-name="T71">Guardando la Tavola dei Volumi, notiamo che il num dipendenti da trasferire ogni settimana =</text:span><text:span text:style-name="T69"><draw:frame draw:style-name="fr8" draw:name="Object2" text:anchor-type="as-char" svg:y="-0.619cm" svg:width="4.323cm" svg:height="0.998cm" draw:z-index="45"><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2">3-1</text:p>
            </table:table-cell>
            <table:table-cell table:style-name="Table9.B5" office:value-type="string">
              <text:p text:style-name="P174">Trova tutti gli uffici assegnati a una Mansione che presentano almeno una postazione vuota (sola lettura)</text:p>
            </table:table-cell>
            <table:table-cell table:style-name="Table9.C5" office:value-type="string">
              <text:p text:style-name="P82">1875 volte alla settimana</text:p>
            </table:table-cell>
          </table:table-row>
          <table:table-row table:style-name="Table9.1">
            <table:table-cell table:style-name="Table9.A5" office:value-type="string">
              <text:p text:style-name="P76">3-<text:span text:style-name="T148">2</text:span></text:p>
            </table:table-cell>
            <table:table-cell table:style-name="Table9.B5" office:value-type="string">
              <text:p text:style-name="P158"><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7">1875 volte alla settimana</text:p>
            </table:table-cell>
          </table:table-row>
          <table:table-row table:style-name="Table9.1">
            <table:table-cell table:style-name="Table9.A6" office:value-type="string">
              <text:p text:style-name="P78">4</text:p>
            </table:table-cell>
            <table:table-cell table:style-name="Table9.B6" office:value-type="string">
              <text:p text:style-name="P172">Modifica la Mansione di un Dipendente</text:p>
            </table:table-cell>
            <table:table-cell table:style-name="Table9.C6" office:value-type="string">
              <text:p text:style-name="P80">1875 volte a settimana</text:p>
            </table:table-cell>
          </table:table-row>
          <table:table-row table:style-name="Table9.1">
            <table:table-cell table:style-name="Table9.A7" office:value-type="string">
              <text:p text:style-name="P79">5</text:p>
            </table:table-cell>
            <table:table-cell table:style-name="Table9.B7" office:value-type="string">
              <text:p text:style-name="P173">Genera report indicante a quali uffici un Dipendente è stato assegnato nel tempo <text:span text:style-name="T154">(sola lettura)</text:span></text:p>
            </table:table-cell>
            <table:table-cell table:style-name="Table9.C7" office:value-type="string">
              <text:p text:style-name="P159"><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79">6</text:p>
            </table:table-cell>
            <table:table-cell table:style-name="Table9.B8" office:value-type="string">
              <text:p text:style-name="P173">Ricerca parametrizzata di un Dipendente per conoscerne l’ubicazione <text:span text:style-name="T143">e i recapiti</text:span>. <text:span text:style-name="T155">(sola lettura)</text:span></text:p>
            </table:table-cell>
            <table:table-cell table:style-name="Table9.C8" office:value-type="string">
              <text:p text:style-name="P81">70000 volte al giorno</text:p>
            </table:table-cell>
          </table:table-row>
          <table:table-row table:style-name="Table9.1">
            <table:table-cell table:style-name="Table9.A9" office:value-type="string">
              <text:p text:style-name="P79">7</text:p>
            </table:table-cell>
            <table:table-cell table:style-name="Table9.B9" office:value-type="string">
              <text:p text:style-name="P173">Ricerca <text:span text:style-name="T142">informazioni tramite numero </text:span>di telefono <text:span text:style-name="T156">(sola lettura)</text:span></text:p>
            </table:table-cell>
            <table:table-cell table:style-name="Table9.C9" office:value-type="string">
              <text:p text:style-name="P81">70000 volte al giorno </text:p>
            </table:table-cell>
          </table:table-row>
          <table:table-row table:style-name="Table9.1">
            <table:table-cell table:style-name="Table9.A10" office:value-type="string">
              <text:p text:style-name="P83">8</text:p>
            </table:table-cell>
            <table:table-cell table:style-name="Table9.B10" office:value-type="string">
              <text:p text:style-name="P160"><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4">1 volta al giorno</text:p>
            </table:table-cell>
          </table:table-row>
          <table:table-row table:style-name="Table9.1">
            <table:table-cell table:style-name="Table9.A11" office:value-type="string">
              <text:p text:style-name="P84">9</text:p>
            </table:table-cell>
            <table:table-cell table:style-name="Table9.B11" office:value-type="string">
              <text:p text:style-name="P175">Registra un nuovo dipendente all’interno <text:soft-page-break/>del DB, indicandolo come da trasferire in base alla Mansione per cui è stato assunto.</text:p>
            </table:table-cell>
            <table:table-cell table:style-name="Table9.C11" office:value-type="string">
              <text:p text:style-name="P161"><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2"/>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4">Codice </text:p>
            </table:table-cell>
            <table:table-cell table:style-name="Table19.B1" office:value-type="string">
              <text:p text:style-name="P194">Costo</text:p>
            </table:table-cell>
          </table:table-row>
          <table:table-row>
            <table:table-cell table:style-name="Table19.A2" office:value-type="string">
              <text:p text:style-name="P197">2</text:p>
            </table:table-cell>
            <table:table-cell table:style-name="Table19.B2" office:value-type="string">
              <text:p text:style-name="P188"><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88"><text:span text:style-name="T50">- </text:span><text:span text:style-name="T51">Per ogni membro della coppia, occorre aggiungere una tupla nella relazione Trasferito A. 2 scritture = costo 4;</text:span></text:p>
              <text:p text:style-name="P189"><text:span text:style-name="T51">Il costo totale a invocazione è di 10 a invocazione, dunque 9370 a s</text:span><text:span text:style-name="T52">ettimana</text:span><text:span text:style-name="T51">.</text:span></text:p>
              <text:p text:style-name="P196"/>
            </table:table-cell>
          </table:table-row>
          <table:table-row>
            <table:table-cell table:style-name="Table19.A2" office:value-type="string">
              <text:p text:style-name="P198">3-<text:span text:style-name="T149">2</text:span></text:p>
            </table:table-cell>
            <table:table-cell table:style-name="Table19.B2" office:value-type="string">
              <text:p text:style-name="P194">- <text:span text:style-name="T147">Lettura della tupla del dipendente da trasferire nella relazione Da Trasferire A per conoscere la Mansione. 1 lettura = costo 1;</text:span></text:p>
              <text:p text:style-name="P194">- <text:span text:style-name="T149">Invocazione della 3-1 per trovare una postazione libera. </text:span><text:span text:style-name="T149"><draw:frame draw:style-name="fr8" draw:name="Object5" text:anchor-type="as-char" svg:y="-0.619cm" svg:width="7.119cm" svg:height="0.998cm" draw:z-index="62"><draw:object xlink:href="./Object 5" xlink:type="simple" xlink:show="embed" xlink:actuate="onLoad"/><draw:image xlink:href="./ObjectReplacements/Object 5" xlink:type="simple" xlink:show="embed" xlink:actuate="onLoad"/></draw:frame></text:span><text:span text:style-name="T149">= costo 250;</text:span></text:p>
              <text:p text:style-name="P194">- <text:span text:style-name="T149">Aggiornare la tupla relativa al Dipendente trasferito nella relazione Occupa. 1 scrittura = costo 2;</text:span></text:p>
              <text:p text:style-name="P195"><text:span text:style-name="T144">- </text:span>Aggiugere un'associazione tra il Dipendente e la Postazione nella relazione Trasferito A. <text:span text:style-name="T149">1 scrittura = costo 2;</text:span></text:p>
              <text:p text:style-name="P195">- <text:span text:style-name="T150">Rimuovere il Dipendente nella relazione </text:span>Da Trasferire A. <text:span text:style-name="T152">1 scrittura = costo 2</text:span></text:p>
              <text:p text:style-name="P200"><text:soft-page-break/><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199">4</text:p>
            </table:table-cell>
            <table:table-cell table:style-name="Table19.B2" office:value-type="string">
              <text:p text:style-name="P199">- Aggiungere una nuova tupla con un Dipendente e la sua Mansione futura nella relazione Da Trasferire A. 1 scrittura = Costo 2</text:p>
              <text:p text:style-name="P200"><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201">8</text:p>
            </table:table-cell>
            <table:table-cell table:style-name="Table19.B2" office:value-type="string">
              <text:p text:style-name="P195"><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94">-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2"><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201">9</text:p>
            </table:table-cell>
            <table:table-cell table:style-name="Table19.B6" office:value-type="string">
              <text:p text:style-name="P194">- <text:span text:style-name="T159">Aggiunta di una nuova entità Dipendente. 1 scrittura = costo 2;</text:span></text:p>
              <text:p text:style-name="P194">- <text:span text:style-name="T159">Aggiunta di un’associazione tra il Dipendente e la Mansione per cui è stato assunto nella relazione Da Trasferire A. 1 scrittura = Costo 2;</text:span></text:p>
              <text:p text:style-name="P203"><text:span text:style-name="T153">Costo totale a invocazione </text:span><text:span text:style-name="T55">4</text:span><text:span text:style-name="T153">, a settimana </text:span><text:span text:style-name="T55">2</text:span><text:span text:style-name="T57">00</text:span></text:p>
            </table:table-cell>
          </table:table-row>
        </table:table>
        <text:p text:style-name="P32"/>
        <text:h text:style-name="P6" text:outline-level="2">Ristrutturazione dello schema E-R</text:h>
        <text:list xml:id="list2594921578" text:style-name="L5">
          <text:list-item>
            <text:p text:style-name="P223">Analisi delle rindondanze:</text:p>
            <text:list>
              <text:list-item>
                <text:p text:style-name="P229"><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text:span><text:soft-page-break/><text:span text:style-name="T81">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6"><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7"><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30"><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2"><text:span text:style-name="T28">E</text:span><text:span text:style-name="T5">liminazione delle generalizzazioni:</text:span></text:p>
            <text:list>
              <text:list-item>
                <text:p text:style-name="P214">Non sono presenti generalizzazioni da eliminare;</text:p>
              </text:list-item>
            </text:list>
          </text:list-item>
          <text:list-item>
            <text:p text:style-name="P214"><text:soft-page-break/>Scelta identificatori primari:</text:p>
            <text:list>
              <text:list-item>
                <text:p text:style-name="P215">Dipendente: CF;</text:p>
              </text:list-item>
              <text:list-item>
                <text:p text:style-name="P215">Postazione: n° telefonico esterno;</text:p>
              </text:list-item>
              <text:list-item>
                <text:p text:style-name="P231"><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5">Mansione: Nome, NomeSettore. Usando tale coppia si permette ai Settori di nominare le Mansioni indipendentemente dagli altri settori, al costo di una leggera complicazione della traduzione nello schema relazionale;</text:p>
              </text:list-item>
              <text:list-item>
                <text:p text:style-name="P216">Settore: Nome;</text:p>
              </text:list-item>
              <text:list-item>
                <text:p text:style-name="P216">Piano: n° piano, IndirizzoEdificio;</text:p>
              </text:list-item>
              <text:list-item>
                <text:p text:style-name="P216">Edificio: Indirizzo</text:p>
              </text:list-item>
            </text:list>
          </text:list-item>
        </text:list>
        <text:p text:style-name="P113"><draw:frame draw:style-name="fr1" draw:name="Frame6" text:anchor-type="paragraph" svg:width="17.191cm" draw:z-index="48"><draw:text-box fo:min-height="10.885cm"><text:p text:style-name="Figure"><draw:frame draw:style-name="fr4" draw:name="Image5" text:anchor-type="as-char" svg:width="17.191cm" style:rel-width="100%" svg:height="10.885cm" style:rel-height="scale" draw:z-index="49"><draw:image xlink:href="Pictures/10000201000003D500000250783289DCD1D9CA30.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5">Per identificare le Postazioni era possibile anche utilizzare la coppia (n° telefonico interno, e-mail d’ufficio), tuttavia la scelta di un identificatore esterno come chiave primaria avrebbe complicato la traduzione nello schema relazionale.</text:p>
        <text:p text:style-name="P85">La scelta dell’identificatore esterno come chiave primaria è stata già trattata nella sezione <text:soft-page-break/>Ristrutturazione dello Schema ER (scelta degli identificatori primari);</text:p>
        <text:p text:style-name="P85">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6">Alcune note:</text:p>
        <text:list xml:id="list2478762049" text:style-name="L6">
          <text:list-item>
            <text:p text:style-name="P224">Sono state applicate traduzioni ottime laddove tale processo non avrebbe implicato la presenza di molte tuple con valori nulli, per ridurre il n° di tabelle necessarie;</text:p>
          </text:list-item>
          <text:list-item>
            <text:p text:style-name="P225">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26">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6"/>
        <text:p text:style-name="P87">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78"><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79"><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88">MANSIONE(<text:span text:style-name="T162">Nome, NomeSettore</text:span><text:span text:style-name="T165">, </text:span><text:span text:style-name="T169">EmailUfficio</text:span>);</text:p>
        <text:p text:style-name="P89">PIANO(<text:span text:style-name="T162">Num</text:span><text:span text:style-name="T164">ero</text:span><text:span text:style-name="T162">, IndirizzoEdificio</text:span>);</text:p>
        <text:p text:style-name="P89">TRASFERITO_A(CFDipendente, <text:span text:style-name="T162">NumTelefonicoEsternoPostazione, Data,</text:span><text:span text:style-name="T209"> </text:span><text:span text:style-name="T210">NomeMansione, NomeSettore</text:span>);</text:p>
        <text:p text:style-name="P89">DA_TRASFERIRE_A(<text:span text:style-name="T162">CFDipendente</text:span>, NomeMansione, NomeSettore);</text:p>
        <text:p text:style-name="P89"/>
        <text:p text:style-name="P180"><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50"><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0">UFFICIO(NomeMansione, NomeSettore) <draw:frame draw:style-name="fr8" draw:name="Object8" text:anchor-type="as-char" svg:y="-0.266cm" svg:width="0.594cm" svg:height="0.288cm" draw:z-index="51"><draw:object xlink:href="./Object 8" xlink:type="simple" xlink:show="embed" xlink:actuate="onLoad"/><draw:image xlink:href="./ObjectReplacements/Object 8" xlink:type="simple" xlink:show="embed" xlink:actuate="onLoad"/><svg:desc>formula</svg:desc></draw:frame>MANSIONE(Nome, NomeSettore);</text:p>
        <text:p text:style-name="P90">UFFICIO(NumPiano, IndirizzoEdificio) <draw:frame draw:style-name="fr8" draw:name="Object9" text:anchor-type="as-char" svg:y="-0.266cm" svg:width="0.594cm" svg:height="0.288cm" draw:z-index="52"><draw:object xlink:href="./Object 9" xlink:type="simple" xlink:show="embed" xlink:actuate="onLoad"/><draw:image xlink:href="./ObjectReplacements/Object 9" xlink:type="simple" xlink:show="embed" xlink:actuate="onLoad"/><svg:desc>formula</svg:desc></draw:frame>PIANO(Numero, IndirizzoEdificio);</text:p>
        <text:p text:style-name="P91"><text:soft-page-break/>DA_TRASFERIRE_A(CFDipendente) <draw:frame draw:style-name="fr8" draw:name="Object14" text:anchor-type="as-char" svg:y="-0.266cm" svg:width="0.594cm" svg:height="0.288cm" draw:z-index="53"><draw:object xlink:href="./Object 14" xlink:type="simple" xlink:show="embed" xlink:actuate="onLoad"/><draw:image xlink:href="./ObjectReplacements/Object 14" xlink:type="simple" xlink:show="embed" xlink:actuate="onLoad"/><svg:desc>formula</svg:desc></draw:frame>DIPENDENTE(CF);</text:p>
        <text:p text:style-name="P91">DA_TRASFERIRE_A(NomeMansione, NomeSettore) <draw:frame draw:style-name="fr8" draw:name="Object15" text:anchor-type="as-char" svg:y="-0.266cm" svg:width="0.594cm" svg:height="0.288cm" draw:z-index="54"><draw:object xlink:href="./Object 15" xlink:type="simple" xlink:show="embed" xlink:actuate="onLoad"/><draw:image xlink:href="./ObjectReplacements/Object 15" xlink:type="simple" xlink:show="embed" xlink:actuate="onLoad"/><svg:desc>formula</svg:desc></draw:frame>MANSIONE(Nome, NomeSettore);</text:p>
        <text:p text:style-name="P95">DIPENDENTE(<text:span text:style-name="T168">NumTelefonicoEsternoPostazione</text:span>) <draw:frame draw:style-name="fr8" draw:name="Object6" text:anchor-type="as-char" svg:y="-0.266cm" svg:width="0.594cm" svg:height="0.288cm" draw:z-index="64"><draw:object xlink:href="./Object 6" xlink:type="simple" xlink:show="embed" xlink:actuate="onLoad"/><draw:image xlink:href="./ObjectReplacements/Object 6" xlink:type="simple" xlink:show="embed" xlink:actuate="onLoad"/><svg:desc>formula</svg:desc></draw:frame>POSTAZIONE(NumTelefonicoEsterno)</text:p>
        <text:p text:style-name="P96">TRASFERITO_A(CFDipendente) <draw:frame draw:style-name="fr8" draw:name="Object13" text:anchor-type="as-char" svg:y="-0.266cm" svg:width="0.594cm" svg:height="0.288cm" draw:z-index="65"><draw:object xlink:href="./Object 19" xlink:type="simple" xlink:show="embed" xlink:actuate="onLoad"/><draw:image xlink:href="./ObjectReplacements/Object 19" xlink:type="simple" xlink:show="embed" xlink:actuate="onLoad"/><svg:desc>formula</svg:desc></draw:frame><text:s/>DIPENDENTE;</text:p>
        <text:p text:style-name="P97"><text:span text:style-name="T211">TRASFERITO_A(NomeMansione, NomeSettore) </text:span><text:span text:style-name="T211"><draw:frame draw:style-name="fr8" draw:name="Object20" text:anchor-type="as-char" svg:y="-0.266cm" svg:width="0.594cm" svg:height="0.288cm" draw:z-index="66"><draw:object xlink:href="./Object 20" xlink:type="simple" xlink:show="embed" xlink:actuate="onLoad"/><draw:image xlink:href="./ObjectReplacements/Object 20" xlink:type="simple" xlink:show="embed" xlink:actuate="onLoad"/><svg:desc>formula</svg:desc></draw:frame></text:span><text:span text:style-name="T211">MANSIONE (Nome, NomeSettore);</text:span></text:p>
        <text:h text:style-name="P6" text:outline-level="2">Normalizzazione del modello relazionale</text:h>
        <text:p text:style-name="P92">Le dipendenze funzionali sono:</text:p>
        <text:list xml:id="list1805614501" text:style-name="L7">
          <text:list-item>
            <text:p text:style-name="P227">CF <draw:frame draw:style-name="fr8" draw:name="Object10" text:anchor-type="as-char" svg:y="-0.286cm" svg:width="0.533cm" svg:height="0.284cm" draw:z-index="55"><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7">NumTelefonicoEsterno <draw:frame draw:style-name="fr8" draw:name="Object16" text:anchor-type="as-char" svg:y="-0.286cm" svg:width="0.533cm" svg:height="0.284cm" draw:z-index="67"><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3"><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6"><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7">CFDipendente, Data <draw:frame draw:style-name="fr8" draw:name="Object17" text:anchor-type="as-char" svg:y="-0.286cm" svg:width="0.533cm" svg:height="0.284cm" draw:z-index="58"><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7">NumTelefonicoEsternoPostazione, Data <draw:frame draw:style-name="fr8" draw:name="Object18" text:anchor-type="as-char" svg:y="-0.286cm" svg:width="0.533cm" svg:height="0.284cm" draw:z-index="59"><draw:object xlink:href="./Object 18" xlink:type="simple" xlink:show="embed" xlink:actuate="onLoad"/><draw:image xlink:href="./ObjectReplacements/Object 18" xlink:type="simple" xlink:show="embed" xlink:actuate="onLoad"/><svg:desc>formula</svg:desc></draw:frame>CFDipendente;</text:p>
          </text:list-item>
          <text:list-item>
            <text:p text:style-name="P227">CFDipendente <draw:frame draw:style-name="fr8" draw:name="Object19" text:anchor-type="as-char" svg:y="-0.286cm" svg:width="0.533cm" svg:height="0.284cm" draw:z-index="60"><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28">NomeMansione, NomeSettore <draw:frame draw:style-name="fr8" draw:name="Object12" text:anchor-type="as-char" svg:y="-0.286cm" svg:width="0.533cm" svg:height="0.284cm" draw:z-index="63"><draw:object xlink:href="./Object 13" xlink:type="simple" xlink:show="embed" xlink:actuate="onLoad"/><draw:image xlink:href="./ObjectReplacements/Object 13" xlink:type="simple" xlink:show="embed" xlink:actuate="onLoad"/><svg:desc>formula</svg:desc></draw:frame>EmailUfficio.</text:p>
          </text:list-item>
        </text:list>
        <text:p text:style-name="P93">Tutti i membri a sinistra sono chiavi delle loro rispettive relazioni, dunque tutte le relazioni sono in BCNF. </text:p>
        <text:p text:style-name="P93">Non sono presenti dipendenze parziali né transitive, dunque lo schema è in 3NF.</text:p>
        <text:list xml:id="list154736993682807" text:continue-list="list154738392373324" text:style-name="WWNum1">
          <text:list-item>
            <text:h text:style-name="P207" text:outline-level="1"><text:bookmark-start text:name="_Toc518560220"/>Progettazione fisica<text:bookmark-end text:name="_Toc518560220"/></text:h>
          </text:list-item>
        </text:list>
        <text:h text:style-name="P6" text:outline-level="2">Utenti e privilegi</text:h>
        <text:p text:style-name="P191">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2"><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18">Attributo</text:p>
            </table:table-cell>
            <table:table-cell table:style-name="Table10.A2" office:value-type="string">
              <text:p text:style-name="P118">Tipo di dato</text:p>
            </table:table-cell>
            <table:table-cell table:style-name="Table10.A2" office:value-type="string">
              <text:p text:style-name="P104"><text:span text:style-name="T103">Attributi</text:span><text:span text:style-name="T103"><text:note text:id="ftn2" text:note-class="footnote"><text:note-citation>2</text:note-citation><text:note-body><text:p text:style-name="P205"><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5">CF</text:p>
            </table:table-cell>
            <table:table-cell table:style-name="Table10.B3" office:value-type="string">
              <text:p text:style-name="P130">CHAR(16)</text:p>
            </table:table-cell>
            <table:table-cell table:style-name="Table10.C3" office:value-type="string">
              <text:p text:style-name="P130">PK</text:p>
            </table:table-cell>
          </table:table-row>
          <table:table-row table:style-name="Table10.4">
            <table:table-cell table:style-name="Table10.A4" office:value-type="string">
              <text:p text:style-name="P125">Nome</text:p>
            </table:table-cell>
            <table:table-cell table:style-name="Table10.B4" office:value-type="string">
              <text:p text:style-name="P130">VARCHAR(45)</text:p>
            </table:table-cell>
            <table:table-cell table:style-name="Table10.C4" office:value-type="string">
              <text:p text:style-name="P130">NN</text:p>
            </table:table-cell>
          </table:table-row>
          <table:table-row table:style-name="Table10.5">
            <table:table-cell table:style-name="Table10.A5" office:value-type="string">
              <text:p text:style-name="P125">Cognome</text:p>
            </table:table-cell>
            <table:table-cell table:style-name="Table10.B5" office:value-type="string">
              <text:p text:style-name="P130">VARCHAR(45)</text:p>
            </table:table-cell>
            <table:table-cell table:style-name="Table10.C5" office:value-type="string">
              <text:p text:style-name="P130">NN</text:p>
            </table:table-cell>
          </table:table-row>
          <table:table-row table:style-name="Table10.6">
            <table:table-cell table:style-name="Table10.A6" office:value-type="string">
              <text:p text:style-name="P125">LuogoNascita</text:p>
            </table:table-cell>
            <table:table-cell table:style-name="Table10.B6" office:value-type="string">
              <text:p text:style-name="P130">VARCHAR(45)</text:p>
            </table:table-cell>
            <table:table-cell table:style-name="Table10.C6" office:value-type="string">
              <text:p text:style-name="P130"/>
            </table:table-cell>
          </table:table-row>
          <table:table-row table:style-name="Table10.7">
            <table:table-cell table:style-name="Table10.A7" office:value-type="string">
              <text:p text:style-name="P125">DataNascita</text:p>
            </table:table-cell>
            <table:table-cell table:style-name="Table10.B7" office:value-type="string">
              <text:p text:style-name="P130">DATE</text:p>
            </table:table-cell>
            <table:table-cell table:style-name="Table10.C7" office:value-type="string">
              <text:p text:style-name="P130"/>
            </table:table-cell>
          </table:table-row>
          <table:table-row table:style-name="Table10.8">
            <table:table-cell table:style-name="Table10.A8" office:value-type="string">
              <text:p text:style-name="P125">EmailPersonale</text:p>
            </table:table-cell>
            <table:table-cell table:style-name="Table10.B8" office:value-type="string">
              <text:p text:style-name="P130">VARCHAR(45)</text:p>
            </table:table-cell>
            <table:table-cell table:style-name="Table10.C8" office:value-type="string">
              <text:p text:style-name="P130">UQ</text:p>
            </table:table-cell>
          </table:table-row>
          <table:table-row table:style-name="Table10.9">
            <table:table-cell table:style-name="Table10.A9" office:value-type="string">
              <text:p text:style-name="P125">IndirizzoResidenza</text:p>
            </table:table-cell>
            <table:table-cell table:style-name="Table10.B9" office:value-type="string">
              <text:p text:style-name="P130">VARCHAR(45)</text:p>
            </table:table-cell>
            <table:table-cell table:style-name="Table10.C9" office:value-type="string">
              <text:p text:style-name="P130"/>
            </table:table-cell>
          </table:table-row>
          <table:table-row table:style-name="Table10.10">
            <table:table-cell table:style-name="Table10.A10" office:value-type="string">
              <text:p text:style-name="P125">NumTelefonicoEsternoPostazione</text:p>
            </table:table-cell>
            <table:table-cell table:style-name="Table10.B10" office:value-type="string">
              <text:p text:style-name="P130">VARCHAR(45)</text:p>
            </table:table-cell>
            <table:table-cell table:style-name="Table10.C10" office:value-type="string">
              <text:p text:style-name="P131">UQ</text:p>
            </table:table-cell>
          </table:table-row>
          <table:table-row table:style-name="Table10.11">
            <table:table-cell table:style-name="Table10.A11" office:value-type="string">
              <text:p text:style-name="P125">DataUltimoTrasferimento</text:p>
            </table:table-cell>
            <table:table-cell table:style-name="Table10.B11" office:value-type="string">
              <text:p text:style-name="P130">DATE</text:p>
            </table:table-cell>
            <table:table-cell table:style-name="Table10.C11" office:value-type="string">
              <text:p text:style-name="P130"/>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2"><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19">Attributo</text:p>
            </table:table-cell>
            <table:table-cell table:style-name="Table20.A2" office:value-type="string">
              <text:p text:style-name="P119">Tipo di dato</text:p>
            </table:table-cell>
            <table:table-cell table:style-name="Table20.A2" office:value-type="string">
              <text:p text:style-name="P119">Attributi</text:p>
            </table:table-cell>
          </table:table-row>
          <table:table-row table:style-name="Table20.3">
            <table:table-cell table:style-name="Table20.A3" office:value-type="string">
              <text:p text:style-name="P126">Nome</text:p>
            </table:table-cell>
            <table:table-cell table:style-name="Table20.B3" office:value-type="string">
              <text:p text:style-name="P131">VARCHAR(45)</text:p>
            </table:table-cell>
            <table:table-cell table:style-name="Table20.C3" office:value-type="string">
              <text:p text:style-name="P131">PK</text:p>
            </table:table-cell>
          </table:table-row>
          <table:table-row table:style-name="Table20.4">
            <table:table-cell table:style-name="Table20.A4" office:value-type="string">
              <text:p text:style-name="P126">NomeSettore</text:p>
            </table:table-cell>
            <table:table-cell table:style-name="Table20.B4" office:value-type="string">
              <text:p text:style-name="P131">VARCHAR(45)</text:p>
            </table:table-cell>
            <table:table-cell table:style-name="Table20.C4" office:value-type="string">
              <text:p text:style-name="P131">PK</text:p>
            </table:table-cell>
          </table:table-row>
          <table:table-row table:style-name="Table20.5">
            <table:table-cell table:style-name="Table20.A5" office:value-type="string">
              <text:p text:style-name="P128">EmailUfficio</text:p>
            </table:table-cell>
            <table:table-cell table:style-name="Table20.B5" office:value-type="string">
              <text:p text:style-name="P133">VARCHAR(45)</text:p>
            </table:table-cell>
            <table:table-cell table:style-name="Table20.C5" office:value-type="string">
              <text:p text:style-name="P138"/>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3"><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20">Attributo</text:p>
            </table:table-cell>
            <table:table-cell table:style-name="Table21.A2" office:value-type="string">
              <text:p text:style-name="P120">Tipo di dato</text:p>
            </table:table-cell>
            <table:table-cell table:style-name="Table21.A2" office:value-type="string">
              <text:p text:style-name="P120">Attributi</text:p>
            </table:table-cell>
          </table:table-row>
          <table:table-row table:style-name="Table21.3">
            <table:table-cell table:style-name="Table21.A3" office:value-type="string">
              <text:p text:style-name="P140">N<text:span text:style-name="T195">umero</text:span></text:p>
            </table:table-cell>
            <table:table-cell table:style-name="Table21.B3" office:value-type="string">
              <text:p text:style-name="P163"><text:span text:style-name="T114">I</text:span><text:span text:style-name="T115">NT</text:span></text:p>
            </table:table-cell>
            <table:table-cell table:style-name="Table21.C3" office:value-type="string">
              <text:p text:style-name="P131">PK, <text:span text:style-name="T195">UN</text:span></text:p>
            </table:table-cell>
          </table:table-row>
          <table:table-row table:style-name="Table21.4">
            <table:table-cell table:style-name="Table21.A4" office:value-type="string">
              <text:p text:style-name="P127">IndirizzoEdificio</text:p>
            </table:table-cell>
            <table:table-cell table:style-name="Table21.B4" office:value-type="string">
              <text:p text:style-name="P134">VARCHAR(45)</text:p>
            </table:table-cell>
            <table:table-cell table:style-name="Table21.C4" office:value-type="string">
              <text:p text:style-name="P134">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4"><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21">Attributo</text:p>
            </table:table-cell>
            <table:table-cell table:style-name="Table22.A2" office:value-type="string">
              <text:p text:style-name="P121">Tipo di dato</text:p>
            </table:table-cell>
            <table:table-cell table:style-name="Table22.A2" office:value-type="string">
              <text:p text:style-name="P121">Attributi</text:p>
            </table:table-cell>
          </table:table-row>
          <table:table-row table:style-name="Table22.3">
            <table:table-cell table:style-name="Table22.A3" office:value-type="string">
              <text:p text:style-name="P141">N<text:span text:style-name="T196">umTelefonicoEsterno</text:span></text:p>
            </table:table-cell>
            <table:table-cell table:style-name="Table22.B3" office:value-type="string">
              <text:p text:style-name="P132">VARCHAR(45)</text:p>
            </table:table-cell>
            <table:table-cell table:style-name="Table22.C3" office:value-type="string">
              <text:p text:style-name="P132">PK</text:p>
            </table:table-cell>
          </table:table-row>
          <table:table-row table:style-name="Table22.4">
            <table:table-cell table:style-name="Table22.A4" office:value-type="string">
              <text:p text:style-name="P142">NumTelefonicoInterno</text:p>
            </table:table-cell>
            <table:table-cell table:style-name="Table22.B4" office:value-type="string">
              <text:p text:style-name="P135">VARCHAR(45)</text:p>
            </table:table-cell>
            <table:table-cell table:style-name="Table22.C4" office:value-type="string">
              <text:p text:style-name="P135">NN</text:p>
            </table:table-cell>
          </table:table-row>
          <table:table-row table:style-name="Table22.5">
            <table:table-cell table:style-name="Table22.A5" office:value-type="string">
              <text:p text:style-name="P147">CodiceUfficio</text:p>
            </table:table-cell>
            <table:table-cell table:style-name="Table22.B5" office:value-type="string">
              <text:p text:style-name="P151">V<text:span text:style-name="T207">ARCHAR(45)</text:span></text:p>
            </table:table-cell>
            <table:table-cell table:style-name="Table22.C5" office:value-type="string">
              <text:p text:style-name="P135">NN</text:p>
            </table:table-cell>
          </table:table-row>
          <table:table-row table:style-name="Table22.6">
            <table:table-cell table:style-name="Table22.A6" office:value-type="string">
              <text:p text:style-name="P146">NumPiano</text:p>
            </table:table-cell>
            <table:table-cell table:style-name="Table22.B6" office:value-type="string">
              <text:p text:style-name="P138">INT</text:p>
            </table:table-cell>
            <table:table-cell table:style-name="Table22.C6" office:value-type="string">
              <text:p text:style-name="P138">NN, UN</text:p>
            </table:table-cell>
          </table:table-row>
          <table:table-row table:style-name="Table22.7">
            <table:table-cell table:style-name="Table22.A7" office:value-type="string">
              <text:p text:style-name="P146">IndirizzoEdificio</text:p>
            </table:table-cell>
            <table:table-cell table:style-name="Table22.B7" office:value-type="string">
              <text:p text:style-name="P138">VARCHAR(45)</text:p>
            </table:table-cell>
            <table:table-cell table:style-name="Table22.C7" office:value-type="string">
              <text:p text:style-name="P138">NN</text:p>
            </table:table-cell>
          </table:table-row>
        </table:table>
        <text:p text:style-name="Text_20_body"/>
        <text:p text:style-name="P190"><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5"><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22">Attributo</text:p>
            </table:table-cell>
            <table:table-cell table:style-name="Table24.A2" office:value-type="string">
              <text:p text:style-name="P122">Tipo di dato</text:p>
            </table:table-cell>
            <table:table-cell table:style-name="Table24.A2" office:value-type="string">
              <text:p text:style-name="P122">Attributi</text:p>
            </table:table-cell>
          </table:table-row>
          <table:table-row table:style-name="Table24.3">
            <table:table-cell table:style-name="Table24.A3" office:value-type="string">
              <text:p text:style-name="P144">C<text:span text:style-name="T206">odice</text:span></text:p>
            </table:table-cell>
            <table:table-cell table:style-name="Table24.B3" office:value-type="string">
              <text:p text:style-name="P150">VARCHAR(45)</text:p>
            </table:table-cell>
            <table:table-cell table:style-name="Table24.C3" office:value-type="string">
              <text:p text:style-name="P136">PK</text:p>
            </table:table-cell>
          </table:table-row>
          <table:table-row table:style-name="Table24.4">
            <table:table-cell table:style-name="Table24.A4" office:value-type="string">
              <text:p text:style-name="P143">NomeMansione</text:p>
            </table:table-cell>
            <table:table-cell table:style-name="Table24.B4" office:value-type="string">
              <text:p text:style-name="P176">VARCHAR(45)</text:p>
            </table:table-cell>
            <table:table-cell table:style-name="Table24.C4" office:value-type="string">
              <text:p text:style-name="P136">NN</text:p>
            </table:table-cell>
          </table:table-row>
          <table:table-row table:style-name="Table24.5">
            <table:table-cell table:style-name="Table24.A5" office:value-type="string">
              <text:p text:style-name="P143">NomeSettore</text:p>
            </table:table-cell>
            <table:table-cell table:style-name="Table24.B5" office:value-type="string">
              <text:p text:style-name="P176">VARCHAR(45)</text:p>
            </table:table-cell>
            <table:table-cell table:style-name="Table24.C5" office:value-type="string">
              <text:p text:style-name="P136">NN</text:p>
            </table:table-cell>
          </table:table-row>
          <table:table-row table:style-name="Table24.6">
            <table:table-cell table:style-name="Table24.A6" office:value-type="string">
              <text:p text:style-name="P143">NumPiano</text:p>
            </table:table-cell>
            <table:table-cell table:style-name="Table24.B6" office:value-type="string">
              <text:p text:style-name="P176">INT</text:p>
            </table:table-cell>
            <table:table-cell table:style-name="Table24.C6" office:value-type="string">
              <text:p text:style-name="P149">P<text:span text:style-name="T201">K</text:span></text:p>
            </table:table-cell>
          </table:table-row>
          <table:table-row table:style-name="Table24.7">
            <table:table-cell table:style-name="Table24.A7" office:value-type="string">
              <text:p text:style-name="P143">IndirizzoEdificio</text:p>
            </table:table-cell>
            <table:table-cell table:style-name="Table24.B7" office:value-type="string">
              <text:p text:style-name="P176">VARCHAR(45)</text:p>
            </table:table-cell>
            <table:table-cell table:style-name="Table24.C7" office:value-type="string">
              <text:p text:style-name="P138">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6"><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3">Attributo</text:p>
            </table:table-cell>
            <table:table-cell table:style-name="Table25.A2" office:value-type="string">
              <text:p text:style-name="P123">Tipo di dato</text:p>
            </table:table-cell>
            <table:table-cell table:style-name="Table25.A2" office:value-type="string">
              <text:p text:style-name="P123">Attributi</text:p>
            </table:table-cell>
          </table:table-row>
          <table:table-row table:style-name="Table25.3">
            <table:table-cell table:style-name="Table25.A3" office:value-type="string">
              <text:p text:style-name="P145">CFDipendente</text:p>
            </table:table-cell>
            <table:table-cell table:style-name="Table25.B3" office:value-type="string">
              <text:p text:style-name="P177"><text:span text:style-name="T110">C</text:span><text:span text:style-name="T109">HAR(16)</text:span></text:p>
            </table:table-cell>
            <table:table-cell table:style-name="Table25.C3" office:value-type="string">
              <text:p text:style-name="P139">NN</text:p>
            </table:table-cell>
          </table:table-row>
          <table:table-row table:style-name="Table25.4">
            <table:table-cell table:style-name="Table25.A4" office:value-type="string">
              <text:p text:style-name="P145">NumTelefonicoEsternoPostazione</text:p>
            </table:table-cell>
            <table:table-cell table:style-name="Table25.B4" office:value-type="string">
              <text:p text:style-name="P177">VARCHAR(45)</text:p>
            </table:table-cell>
            <table:table-cell table:style-name="Table25.C4" office:value-type="string">
              <text:p text:style-name="P137">PK</text:p>
            </table:table-cell>
          </table:table-row>
          <table:table-row table:style-name="Table25.5">
            <table:table-cell table:style-name="Table25.A5" office:value-type="string">
              <text:p text:style-name="P145">Data</text:p>
            </table:table-cell>
            <table:table-cell table:style-name="Table25.B5" office:value-type="string">
              <text:p text:style-name="P177">DATE</text:p>
            </table:table-cell>
            <table:table-cell table:style-name="Table25.C5" office:value-type="string">
              <text:p text:style-name="P137">PK</text:p>
            </table:table-cell>
          </table:table-row>
          <table:table-row table:style-name="Table25.6">
            <table:table-cell table:style-name="Table25.A6" office:value-type="string">
              <text:p text:style-name="P148">NomeMansione</text:p>
            </table:table-cell>
            <table:table-cell table:style-name="Table25.B6" office:value-type="string">
              <text:p text:style-name="P181">VARCHAR(45)</text:p>
            </table:table-cell>
            <table:table-cell table:style-name="Table25.C6" office:value-type="string">
              <text:p text:style-name="P139">NN</text:p>
            </table:table-cell>
          </table:table-row>
          <table:table-row table:style-name="Table25.7">
            <table:table-cell table:style-name="Table25.A7" office:value-type="string">
              <text:p text:style-name="P148">NomeSettore</text:p>
            </table:table-cell>
            <table:table-cell table:style-name="Table25.B7" office:value-type="string">
              <text:p text:style-name="P181">VARCHAR(45)</text:p>
            </table:table-cell>
            <table:table-cell table:style-name="Table25.C7" office:value-type="string">
              <text:p text:style-name="P139">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6"><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3">Attributo</text:p>
            </table:table-cell>
            <table:table-cell table:style-name="Table26.A2" office:value-type="string">
              <text:p text:style-name="P123">Tipo di dato</text:p>
            </table:table-cell>
            <table:table-cell table:style-name="Table26.A2" office:value-type="string">
              <text:p text:style-name="P123">Attributi</text:p>
            </table:table-cell>
          </table:table-row>
          <table:table-row table:style-name="Table26.3">
            <table:table-cell table:style-name="Table26.A3" office:value-type="string">
              <text:p text:style-name="P145">CFDipendente</text:p>
            </table:table-cell>
            <table:table-cell table:style-name="Table26.B3" office:value-type="string">
              <text:p text:style-name="P177"><text:span text:style-name="T110">C</text:span><text:span text:style-name="T109">HAR(16)</text:span></text:p>
            </table:table-cell>
            <table:table-cell table:style-name="Table26.C3" office:value-type="string">
              <text:p text:style-name="P137">PK</text:p>
            </table:table-cell>
          </table:table-row>
          <table:table-row table:style-name="Table26.4">
            <table:table-cell table:style-name="Table26.A4" office:value-type="string">
              <text:p text:style-name="P145">NomeMansione</text:p>
            </table:table-cell>
            <table:table-cell table:style-name="Table26.B4" office:value-type="string">
              <text:p text:style-name="P177">VARCHAR(45)</text:p>
            </table:table-cell>
            <table:table-cell table:style-name="Table26.C4" office:value-type="string">
              <text:p text:style-name="P137">NN</text:p>
            </table:table-cell>
          </table:table-row>
          <table:table-row table:style-name="Table26.5">
            <table:table-cell table:style-name="Table26.A5" office:value-type="string">
              <text:p text:style-name="P145">NomeSettore</text:p>
            </table:table-cell>
            <table:table-cell table:style-name="Table26.B5" office:value-type="string">
              <text:p text:style-name="P177">VARCHAR(45)</text:p>
            </table:table-cell>
            <table:table-cell table:style-name="Table26.C5" office:value-type="string">
              <text:p text:style-name="P137">NN</text:p>
            </table:table-cell>
          </table:table-row>
        </table:table>
        <text:h text:style-name="P11" text:outline-level="2">Indici</text:h>
        <text:p text:style-name="P193">Compilare la seguente tabella, per ciascuna tabella del database in cui sono presenti degli indici. Descrivere le motivazioni che hanno portato alla creazione di un indice.</text:p>
        <text:p text:style-name="P129"/>
        <table:table table:name="Table11" table:style-name="Table11">
          <table:table-column table:style-name="Table11.A"/>
          <table:table-column table:style-name="Table11.B"/>
          <table:table-row table:style-name="Table11.1">
            <table:table-cell table:style-name="Table11.A1" table:number-columns-spanned="2" office:value-type="string">
              <text:p text:style-name="P117">Tabella &lt;nome&gt;</text:p>
            </table:table-cell>
            <table:covered-table-cell/>
          </table:table-row>
          <table:table-row table:style-name="Table11.1">
            <table:table-cell table:style-name="Table11.A2" office:value-type="string">
              <text:p text:style-name="P124">Indice &lt;nome&gt;</text:p>
            </table:table-cell>
            <table:table-cell table:style-name="Table11.A2" office:value-type="string">
              <text:p text:style-name="P103"><text:span text:style-name="T104">Tipo</text:span><text:span text:style-name="T104"><text:note text:id="ftn3" text:note-class="footnote"><text:note-citation>3</text:note-citation><text:note-body><text:p text:style-name="P206"><text:s/>IDX = index, UQ = unique, FT = full text, PR = primary.</text:p></text:note-body></text:note></text:span><text:span text:style-name="T104">: </text:span></text:p>
            </table:table-cell>
          </table:table-row>
          <table:table-row table:style-name="Table11.1">
            <table:table-cell table:style-name="Table11.A3" office:value-type="string">
              <text:p text:style-name="P42">Colonna 1</text:p>
            </table:table-cell>
            <table:table-cell table:style-name="Table11.B3" office:value-type="string">
              <text:p text:style-name="P42">&lt;nome&gt;</text:p>
            </table:table-cell>
          </table:table-row>
        </table:table>
        <text:h text:style-name="P6" text:outline-level="2">Trigger</text:h>
        <text:p text:style-name="P18"><text:span text:style-name="_5f_OOoSQLComment"><text:span text:style-name="T177">-- Esegue controlli definiti nella stored procedure DIPENDENTE_before_insert_update prima di permettere un insert</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DIPENDENTE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DIPENDENTE`</text:span></text:span></text:p>
        <text:p text:style-name="P18"><text:soft-page-break/><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Personale</text:span></text:span><text:span text:style-name="_5f_OOoSQLSpecial"><text:span text:style-name="T177">);</text:span></text:span></text:p>
        <text:p text:style-name="P18"><text:span text:style-name="_5f_OOoSQLKeyWord"><text:span text:style-name="T177"><text:s text:c="4"/>call </text:span></text:span><text:span text:style-name="_5f_OOoSQLIdent"><text:span text:style-name="T177">checkTrasferitoA</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UltimoTrasferiment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Esegu</text:span></text:span><text:span text:style-name="_5f_OOoSQLComment"><text:span text:style-name="T178">e</text:span></text:span><text:span text:style-name="_5f_OOoSQLComment"><text:span text:style-name="T177"> controlli definiti nella stored procedure DIPENDENTE_before_insert_update prima di permettere un updat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DIPENDENTE_BEFORE_UPDATE`</text:span></text:span></text:p>
        <text:p text:style-name="P18"><text:span text:style-name="_5f_OOoSQLKeyWord"><text:span text:style-name="T177">BEFORE UPDATE ON </text:span></text:span><text:span text:style-name="_5f_OOoSQLIdent"><text:span text:style-name="T177">`directory_aziendale`</text:span></text:span><text:span text:style-name="_5f_OOoSQLSpecial"><text:span text:style-name="T177">.</text:span></text:span><text:span text:style-name="_5f_OOoSQLIdent"><text:span text:style-name="T177">`DIPENDENT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Personale</text:span></text:span><text:span text:style-name="_5f_OOoSQLSpecial"><text:span text:style-name="T177">);</text:span></text:span></text:p>
        <text:p text:style-name="P18"><text:span text:style-name="_5f_OOoSQLKeyWord"><text:span text:style-name="T177"><text:s text:c="4"/>call </text:span></text:span><text:span text:style-name="_5f_OOoSQLIdent"><text:span text:style-name="T177">checkTrasferitoA</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UltimoTrasferiment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8"/></text:span></text:p>
        <text:p text:style-name="P18"><text:span text:style-name="_5f_OOoSQLComment"><text:span text:style-name="T178">-- Controlla che esista una tupla in DA_TRASFERIRE_A che corrisponda a quella che si vuole inserire in TRASFERITO_A. Se c'è, la cancella.</text:span></text:span></text:p>
        <text:p text:style-name="P18"><text:span text:style-name="_5f_OOoSQLComment"><text:span text:style-name="T178">-- </text:span></text:span><text:span text:style-name="_5f_OOoSQLComment"><text:span text:style-name="T181">Controlla se un dipendente è stato trasferito alla stessa postazione nei passati 3 anni. Se è questo il caso, segnala un errore</text:span></text:span></text:p>
        <text:p text:style-name="P18"><text:span text:style-name="_5f_OOoSQLKeyWord"><text:span text:style-name="T178"/></text:span></text:p>
        <text:p text:style-name="P18"><text:span text:style-name="_5f_OOoSQLKeyWord"><text:span text:style-name="T178">CREATE</text:span></text:span></text:p>
        <text:p text:style-name="P18"><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TRASFERITO_A_BEFORE_INSERT`</text:span></text:span></text:p>
        <text:p text:style-name="P18"><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TRASFERITO_A`</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if </text:span></text:span><text:span text:style-name="_5f_OOoSQLSpecial"><text:span text:style-name="T178">(</text:span></text:span><text:span text:style-name="_5f_OOoSQLKeyWord"><text:span text:style-name="T178">select </text:span></text:span><text:span text:style-name="_5f_OOoSQLIdent"><text:span text:style-name="T178">CFDipendente</text:span></text:span><text:span text:style-name="_5f_OOoSQLKeyWord"><text:span text:style-name="T178"> from </text:span></text:span><text:span text:style-name="_5f_OOoSQLIdent"><text:span text:style-name="T178">DA_TRASFERIRE_A</text:span></text:span><text:span text:style-name="_5f_OOoSQLKeyWord"><text:span text:style-name="T178"> where new</text:span></text:span><text:span text:style-name="_5f_OOoSQLSpecial"><text:span text:style-name="T178">.</text:span></text:span><text:span text:style-name="_5f_OOoSQLIdent"><text:span text:style-name="T178">CFDipendente</text:span></text:span><text:span text:style-name="_5f_OOoSQLKeyWord"><text:span text:style-name="T178"> </text:span></text:span><text:span text:style-name="_5f_OOoSQLSpecial"><text:span text:style-name="T178">=</text:span></text:span><text:span text:style-name="_5f_OOoSQLKeyWord"><text:span text:style-name="T178"> </text:span></text:span><text:span text:style-name="_5f_OOoSQLIdent"><text:span text:style-name="T178">DA_TRASFERIRE_A</text:span></text:span><text:span text:style-name="_5f_OOoSQLSpecial"><text:span text:style-name="T178">.</text:span></text:span><text:span text:style-name="_5f_OOoSQLIdent"><text:span text:style-name="T178">CFDipendente</text:span></text:span><text:span text:style-name="_5f_OOoSQLSpecial"><text:span text:style-name="T178">)</text:span></text:span><text:span text:style-name="_5f_OOoSQLKeyWord"><text:span text:style-name="T178"> is not null</text:span></text:span></text:p>
        <text:p text:style-name="P18"><text:span text:style-name="_5f_OOoSQLKeyWord"><text:span text:style-name="T178"><text:tab/><text:tab/>then delete from </text:span></text:span><text:span text:style-name="_5f_OOoSQLIdent"><text:span text:style-name="T178">DA_TRASFERIRE_A</text:span></text:span><text:span text:style-name="_5f_OOoSQLKeyWord"><text:span text:style-name="T178"> where new</text:span></text:span><text:span text:style-name="_5f_OOoSQLSpecial"><text:span text:style-name="T178">.</text:span></text:span><text:span text:style-name="_5f_OOoSQLIdent"><text:span text:style-name="T178">CFDipendente</text:span></text:span><text:span text:style-name="_5f_OOoSQLKeyWord"><text:span text:style-name="T178"> </text:span></text:span><text:span text:style-name="_5f_OOoSQLSpecial"><text:span text:style-name="T178">=</text:span></text:span><text:span text:style-name="_5f_OOoSQLKeyWord"><text:span text:style-name="T178"> </text:span></text:span><text:span text:style-name="_5f_OOoSQLIdent"><text:span text:style-name="T178">DA_TRASFERIRE_A</text:span></text:span><text:span text:style-name="_5f_OOoSQLSpecial"><text:span text:style-name="T178">.</text:span></text:span><text:span text:style-name="_5f_OOoSQLIdent"><text:span text:style-name="T178">CFDipendente</text:span></text:span><text:span text:style-name="_5f_OOoSQLSpecial"><text:span text:style-name="T178">;</text:span></text:span></text:p>
        <text:p text:style-name="P18"><text:span text:style-name="_5f_OOoSQLKeyWord"><text:span text:style-name="T178"><text:s text:c="8"/>end if</text:span></text:span><text:span text:style-name="_5f_OOoSQLSpecial"><text:span text:style-name="T178">;</text:span></text:span></text:p>
        <text:p text:style-name="P18"><text:span text:style-name="_5f_OOoSQLKeyWord"><text:span text:style-name="T178"><text:tab/>if </text:span></text:span><text:span text:style-name="_5f_OOoSQLSpecial"><text:span text:style-name="T178">(</text:span></text:span><text:span text:style-name="_5f_OOoSQLKeyWord"><text:span text:style-name="T178">select </text:span></text:span><text:span text:style-name="_5f_OOoSQLIdent"><text:span text:style-name="T178">NumTelefonicoEsternoPostazione</text:span></text:span><text:span text:style-name="_5f_OOoSQLKeyWord"><text:span text:style-name="T178"> </text:span></text:span></text:p>
        <text:p text:style-name="P18"><text:span text:style-name="_5f_OOoSQLKeyWord"><text:span text:style-name="T178"><text:tab/><text:tab/>from </text:span></text:span><text:span text:style-name="_5f_OOoSQLIdent"><text:span text:style-name="T178">TRASFERITO_A</text:span></text:span><text:span text:style-name="_5f_OOoSQLKeyWord"><text:span text:style-name="T178"> </text:span></text:span></text:p>
        <text:p text:style-name="P18"><text:span text:style-name="_5f_OOoSQLKeyWord"><text:span text:style-name="T178"><text:tab/><text:tab/>where </text:span></text:span><text:span text:style-name="_5f_OOoSQLIdent"><text:span text:style-name="T178">TRASFERITO_A</text:span></text:span><text:span text:style-name="_5f_OOoSQLSpecial"><text:span text:style-name="T178">.</text:span></text:span><text:span text:style-name="_5f_OOoSQLIdent"><text:span text:style-name="T178">NumTelefonicoEsternoPostazione</text:span></text:span><text:span text:style-name="_5f_OOoSQLKeyWord"><text:span text:style-name="T178"> </text:span></text:span><text:span text:style-name="_5f_OOoSQLSpecial"><text:span text:style-name="T178">=</text:span></text:span><text:span text:style-name="_5f_OOoSQLKeyWord"><text:span text:style-name="T178"> </text:span></text:span><text:soft-page-break/><text:span text:style-name="_5f_OOoSQLKeyWord"><text:span text:style-name="T178">new</text:span></text:span><text:span text:style-name="_5f_OOoSQLSpecial"><text:span text:style-name="T178">.</text:span></text:span><text:span text:style-name="_5f_OOoSQLIdent"><text:span text:style-name="T178">NumTelefonicoEsternoPostazione</text:span></text:span><text:span text:style-name="_5f_OOoSQLKeyWord"><text:span text:style-name="T178"> </text:span></text:span></text:p>
        <text:p text:style-name="P18"><text:span text:style-name="_5f_OOoSQLKeyWord"><text:span text:style-name="T178"><text:tab/><text:tab/><text:tab/>and </text:span></text:span><text:span text:style-name="_5f_OOoSQLIdent"><text:span text:style-name="T178">TRASFERITO_A</text:span></text:span><text:span text:style-name="_5f_OOoSQLSpecial"><text:span text:style-name="T178">.</text:span></text:span><text:span text:style-name="_5f_OOoSQLIdent"><text:span text:style-name="T178">CFDipendente</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Dipendente</text:span></text:span></text:p>
        <text:p text:style-name="P18"><text:span text:style-name="_5f_OOoSQLKeyWord"><text:span text:style-name="T178"><text:tab/><text:tab/><text:tab/>and </text:span></text:span><text:span text:style-name="_5f_OOoSQLIdent"><text:span text:style-name="T178">timestampdiff</text:span></text:span><text:span text:style-name="_5f_OOoSQLSpecial"><text:span text:style-name="T178">(</text:span></text:span><text:span text:style-name="_5f_OOoSQLKeyWord"><text:span text:style-name="T178">year</text:span></text:span><text:span text:style-name="_5f_OOoSQLSpecial"><text:span text:style-name="T178">,</text:span></text:span><text:span text:style-name="_5f_OOoSQLKeyWord"><text:span text:style-name="T178"> </text:span></text:span><text:span text:style-name="_5f_OOoSQLIdent"><text:span text:style-name="T178">TRASFERITO_A</text:span></text:span><text:span text:style-name="_5f_OOoSQLSpecial"><text:span text:style-name="T178">.</text:span></text:span><text:span text:style-name="_5f_OOoSQLIdent"><text:span text:style-name="T178">`Data`</text:span></text:span><text:span text:style-name="_5f_OOoSQLSpecial"><text:span text:style-name="T178">,</text:span></text:span><text:span text:style-name="_5f_OOoSQLKeyWord"><text:span text:style-name="T178"> </text:span></text:span><text:span text:style-name="_5f_OOoSQLIdent"><text:span text:style-name="T178">curdate</text:span></text:span><text:span text:style-name="_5f_OOoSQLSpecial"><text:span text:style-name="T178">())</text:span></text:span><text:span text:style-name="_5f_OOoSQLKeyWord"><text:span text:style-name="T178"> </text:span></text:span><text:span text:style-name="_5f_OOoSQLSpecial"><text:span text:style-name="T178">&lt;=</text:span></text:span><text:span text:style-name="_5f_OOoSQLKeyWord"><text:span text:style-name="T178"> </text:span></text:span><text:span text:style-name="_5f_OOoSQLLiteral"><text:span text:style-name="T178">3</text:span></text:span><text:span text:style-name="_5f_OOoSQLKeyWord"><text:span text:style-name="T178"> </text:span></text:span></text:p>
        <text:p text:style-name="P18"><text:span text:style-name="_5f_OOoSQLKeyWord"><text:span text:style-name="T178"><text:tab/></text:span></text:span><text:span text:style-name="_5f_OOoSQLSpecial"><text:span text:style-name="T178">)</text:span></text:span><text:span text:style-name="_5f_OOoSQLKeyWord"><text:span text:style-name="T178"> is not null</text:span></text:span></text:p>
        <text:p text:style-name="P18"><text:span text:style-name="_5f_OOoSQLKeyWord"><text:span text:style-name="T178"><text:tab/><text:tab/>then signal sqlstate </text:span></text:span><text:span text:style-name="_5f_OOoSQLLiteral"><text:span text:style-name="T178">'45004'</text:span></text:span><text:span text:style-name="_5f_OOoSQLKeyWord"><text:span text:style-name="T178"> set message_text </text:span></text:span><text:span text:style-name="_5f_OOoSQLSpecial"><text:span text:style-name="T178">=</text:span></text:span><text:span text:style-name="_5f_OOoSQLKeyWord"><text:span text:style-name="T178"> </text:span></text:span><text:span text:style-name="_5f_OOoSQLLiteral"><text:span text:style-name="T178">"ERROR: Un dipendente non può essere trasferito a una postazione dove è stato già trasferito meno di tre anni fa"</text:span></text:span><text:span text:style-name="_5f_OOoSQLSpecial"><text:span text:style-name="T178">;</text:span></text:span></text:p>
        <text:p text:style-name="P18"><text:span text:style-name="_5f_OOoSQLKeyWord"><text:span text:style-name="T178"><text:s text:c="4"/>end if</text:span></text:span><text:span text:style-name="_5f_OOoSQLSpecial"><text:span text:style-name="T178">;</text:span></text:span></text:p>
        <text:p text:style-name="P18"><text:span text:style-name="_5f_OOoSQLKeyWord"><text:span text:style-name="T178">END</text:span></text:span></text:p>
        <text:p text:style-name="P18"><text:span text:style-name="_5f_OOoSQLKeyWord"><text:span text:style-name="T178"/></text:span></text:p>
        <text:p text:style-name="P18"><text:span text:style-name="_5f_OOoSQLComment"><text:span text:style-name="T178">-- Mantiene coerente l'attributo ridondante DIPENDENTE.DataUltimoTrasferimento</text:span></text:span></text:p>
        <text:p text:style-name="P18"><text:span text:style-name="_5f_OOoSQLComment"><text:span text:style-name="T178">-- Aggiorna la postazione corrente del DIPENDENTE</text:span></text:span></text:p>
        <text:p text:style-name="P18"><text:span text:style-name="_5f_OOoSQLKeyWord"><text:span text:style-name="T178"/></text:span></text:p>
        <text:p text:style-name="P18"><text:span text:style-name="_5f_OOoSQLKeyWord"><text:span text:style-name="T178">CREATE</text:span></text:span></text:p>
        <text:p text:style-name="P18"><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TRASFERITO_A_AFTER_INSERT`</text:span></text:span></text:p>
        <text:p text:style-name="P18"><text:span text:style-name="_5f_OOoSQLKeyWord"><text:span text:style-name="T178">AFTER INSERT ON </text:span></text:span><text:span text:style-name="_5f_OOoSQLIdent"><text:span text:style-name="T178">`directory_aziendale`</text:span></text:span><text:span text:style-name="_5f_OOoSQLSpecial"><text:span text:style-name="T178">.</text:span></text:span><text:span text:style-name="_5f_OOoSQLIdent"><text:span text:style-name="T178">`TRASFERITO_A`</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update </text:span></text:span><text:span text:style-name="_5f_OOoSQLIdent"><text:span text:style-name="T178">DIPENDENTE</text:span></text:span></text:p>
        <text:p text:style-name="P18"><text:span text:style-name="_5f_OOoSQLKeyWord"><text:span text:style-name="T178"><text:s text:c="4"/>set </text:span></text:span></text:p>
        <text:p text:style-name="P18"><text:span text:style-name="_5f_OOoSQLKeyWord"><text:span text:style-name="T178"><text:tab/><text:tab/></text:span></text:span><text:span text:style-name="_5f_OOoSQLIdent"><text:span text:style-name="T178">DataUltimoTrasferimento</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text:span></text:span><text:span text:style-name="_5f_OOoSQLSpecial"><text:span text:style-name="T178">,</text:span></text:span><text:span text:style-name="_5f_OOoSQLKeyWord"><text:span text:style-name="T178"> </text:span></text:span></text:p>
        <text:p text:style-name="P18"><text:span text:style-name="_5f_OOoSQLKeyWord"><text:span text:style-name="T178"><text:s text:c="8"/></text:span></text:span><text:span text:style-name="_5f_OOoSQLIdent"><text:span text:style-name="T178">NumTelefonicoEsternoPostazione</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NumTelefonicoEsternoPostazione</text:span></text:span></text:p>
        <text:p text:style-name="P18"><text:span text:style-name="_5f_OOoSQLKeyWord"><text:span text:style-name="T178"><text:s text:c="4"/>where </text:span></text:span><text:span text:style-name="_5f_OOoSQLIdent"><text:span text:style-name="T178">CF</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Dipendente</text:span></text:span><text:span text:style-name="_5f_OOoSQLSpecial"><text:span text:style-name="T178">;</text:span></text:span></text:p>
        <text:p text:style-name="P18"><text:span text:style-name="_5f_OOoSQLKeyWord"><text:span text:style-name="T178">END</text:span></text:span></text:p>
        <text:p text:style-name="P18"><text:span text:style-name="_5f_OOoSQLKeyWord"><text:span text:style-name="T178"/></text:span></text:p>
        <text:p text:style-name="P18"><text:span text:style-name="_5f_OOoSQLComment"><text:span text:style-name="T178">-- controlla la validità del formato di EmailUfficio prima di un insert</text:span></text:span></text:p>
        <text:p text:style-name="P18"><text:span text:style-name="_5f_OOoSQLKeyWord"><text:span text:style-name="T178"/></text:span></text:p>
        <text:p text:style-name="P18"><text:span text:style-name="_5f_OOoSQLKeyWord"><text:span text:style-name="T178">CREATE</text:span></text:span></text:p>
        <text:p text:style-name="P18"><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MANSIONE_BEFORE_INSERT`</text:span></text:span></text:p>
        <text:p text:style-name="P18"><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MANSIONE`</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Ufficio</text:span></text:span><text:span text:style-name="_5f_OOoSQLSpecial"><text:span text:style-name="T178">);</text:span></text:span></text:p>
        <text:p text:style-name="P18"><text:span text:style-name="_5f_OOoSQLKeyWord"><text:span text:style-name="T178">END</text:span></text:span></text:p>
        <text:p text:style-name="P18"><text:span text:style-name="_5f_OOoSQLKeyWord"><text:span text:style-name="T178"/></text:span></text:p>
        <text:p text:style-name="P23"><text:span text:style-name="_5f_OOoSQLComment"><text:span text:style-name="T182">-- controlla la validità del formato di EmailUfficio prima di un </text:span></text:span><text:span text:style-name="_5f_OOoSQLComment"><text:span text:style-name="T202">u</text:span></text:span><text:span text:style-name="_5f_OOoSQLComment"><text:span text:style-name="T203">pdate</text:span></text:span></text:p>
        <text:p text:style-name="P18"><text:span text:style-name="_5f_OOoSQLKeyWord"><text:span text:style-name="T178"/></text:span></text:p>
        <text:p text:style-name="P18"><text:span text:style-name="_5f_OOoSQLKeyWord"><text:span text:style-name="T178">CREATE</text:span></text:span></text:p>
        <text:p text:style-name="P18"><text:soft-page-break/><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MANSIONE_BEFORE_UPDATE`</text:span></text:span></text:p>
        <text:p text:style-name="P18"><text:span text:style-name="_5f_OOoSQLKeyWord"><text:span text:style-name="T178">BEFORE UPDATE ON </text:span></text:span><text:span text:style-name="_5f_OOoSQLIdent"><text:span text:style-name="T178">`directory_aziendale`</text:span></text:span><text:span text:style-name="_5f_OOoSQLSpecial"><text:span text:style-name="T178">.</text:span></text:span><text:span text:style-name="_5f_OOoSQLIdent"><text:span text:style-name="T178">`MANSIONE`</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Ufficio</text:span></text:span><text:span text:style-name="_5f_OOoSQLSpecial"><text:span text:style-name="T178">);</text:span></text:span></text:p>
        <text:p text:style-name="P18"><text:span text:style-name="_5f_OOoSQLKeyWord"><text:span text:style-name="T178">END</text:span></text:span></text:p>
        <text:h text:style-name="P6" text:outline-level="2">Eventi</text:h>
        <text:p text:style-name="P19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5">-- Implementa l'operazione 8.</text:span></text:span></text:p>
        <text:p text:style-name="P20"><text:span text:style-name="_5f_OOoSQLKeyWord"><text:span text:style-name="T175"/></text:span></text:p>
        <text:p text:style-name="P20"><text:span text:style-name="_5f_OOoSQLKeyWord"><text:span text:style-name="T175">create </text:span></text:span><text:span text:style-name="_5f_OOoSQLIdent"><text:span text:style-name="T175">event</text:span></text:span><text:span text:style-name="_5f_OOoSQLKeyWord"><text:span text:style-name="T175"> </text:span></text:span><text:span text:style-name="_5f_OOoSQLIdent"><text:span text:style-name="T175">directory_aziendale</text:span></text:span><text:span text:style-name="_5f_OOoSQLSpecial"><text:span text:style-name="T175">.</text:span></text:span><text:span text:style-name="_5f_OOoSQLIdent"><text:span text:style-name="T175">trovaUtentiDaTrasferire</text:span></text:span><text:span text:style-name="_5f_OOoSQLKeyWord"><text:span text:style-name="T175"> on </text:span></text:span><text:span text:style-name="_5f_OOoSQLIdent"><text:span text:style-name="T175">schedule</text:span></text:span><text:span text:style-name="_5f_OOoSQLKeyWord"><text:span text:style-name="T175"> every </text:span></text:span><text:span text:style-name="_5f_OOoSQLLiteral"><text:span text:style-name="T175">1</text:span></text:span><text:span text:style-name="_5f_OOoSQLKeyWord"><text:span text:style-name="T175"> day on completion preserve do</text:span></text:span></text:p>
        <text:p text:style-name="P20"><text:span text:style-name="_5f_OOoSQLKeyWord"><text:span text:style-name="T175"><text:tab/>insert ignore into </text:span></text:span><text:span text:style-name="_5f_OOoSQLIdent"><text:span text:style-name="T175">DA_TRASFERIRE_A</text:span></text:span><text:span text:style-name="_5f_OOoSQLKeyWord"><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span text:style-name="_5f_OOoSQLSpecial"><text:span text:style-name="T175">)</text:span></text:span></text:p>
        <text:p text:style-name="P20"><text:span text:style-name="_5f_OOoSQLKeyWord"><text:span text:style-name="T175"><text:s text:c="4"/>select </text:span></text:span><text:span text:style-name="_5f_OOoSQLIdent"><text:span text:style-name="T175">CF</text:span></text:span><text:span text:style-name="_5f_OOoSQLIdent"><text:span text:style-name="T176">Dipendente</text:span></text:span><text:span text:style-name="_5f_OOoSQLSpecial"><text:span text:style-name="T175">,</text:span></text:span><text:span text:style-name="_5f_OOoSQLKeyWord"><text:span text:style-name="T175">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p>
        <text:p text:style-name="P20"><text:span text:style-name="_5f_OOoSQLKeyWord"><text:span text:style-name="T175"><text:s text:c="4"/>from </text:span></text:span><text:span text:style-name="_5f_OOoSQLIdent"><text:span text:style-name="T175">dipendentiDaTrasferirePeriodoScadutoConMansione</text:span></text:span><text:span text:style-name="_5f_OOoSQLSpecial"><text:span text:style-name="T175">;</text:span></text:span></text:p>
        <text:h text:style-name="P6" text:outline-level="2">Viste</text:h>
        <text:p text:style-name="P193">Mostrare e commentare il codice SQL necessario a creare tutte le viste necessarie per l’implementazione dell’applicazione.</text:p>
        <text:p text:style-name="P19"><text:span text:style-name="_5f_OOoSQLComment"><text:span text:style-name="T175">-- Elenca tutti i dipendenti di cui il periodo di turnazione è decorso con la loro attuale mansione.</text:span></text:span></text:p>
        <text:p text:style-name="P19"><text:span text:style-name="_5f_OOoSQLComment"><text:span text:style-name="T175">-- Si assume che il periodo di turnazione dei dipendenti sia di 30 giorni.</text:span></text:span></text:p>
        <text:p text:style-name="P19"><text:span text:style-name="_5f_OOoSQLLiteral"><text:span text:style-name="T175"/></text:span></text:p>
        <text:p text:style-name="P19"><text:span text:style-name="_5f_OOoSQLKeyWord"><text:span text:style-name="T175">CREATE</text:span></text:span><text:span text:style-name="_5f_OOoSQLLiteral"><text:span text:style-name="T175"> </text:span></text:span><text:span text:style-name="_5f_OOoSQLKeyWord"><text:span text:style-name="T175">VIEW</text:span></text:span><text:span text:style-name="_5f_OOoSQLLiteral"><text:span text:style-name="T175"> </text:span></text:span><text:span text:style-name="_5f_OOoSQLIdent"><text:span text:style-name="T175">`dipendentiDaTrasferirePeriodoScadutoConMansione`</text:span></text:span><text:span text:style-name="_5f_OOoSQLLiteral"><text:span text:style-name="T175"> </text:span></text:span><text:span text:style-name="_5f_OOoSQLKeyWord"><text:span text:style-name="T175">AS</text:span></text:span></text:p>
        <text:p text:style-name="P19"><text:span text:style-name="_5f_OOoSQLLiteral"><text:span text:style-name="T175"><text:tab/></text:span></text:span><text:span text:style-name="_5f_OOoSQLKeyWord"><text:span text:style-name="T175">select</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Literal"><text:span text:style-name="T175"> </text:span></text:span><text:span text:style-name="_5f_OOoSQLKeyWord"><text:span text:style-name="T175">as</text:span></text:span><text:span text:style-name="_5f_OOoSQLLiteral"><text:span text:style-name="T175"> </text:span></text:span><text:span text:style-name="_5f_OOoSQLIdent"><text:span text:style-name="T175">CFDipendent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Literal"><text:span text:style-name="T175"> </text:span></text:span></text:p>
        <text:p text:style-name="P19"><text:span text:style-name="_5f_OOoSQLLiteral"><text:span text:style-name="T175"><text:tab/></text:span></text:span><text:span text:style-name="_5f_OOoSQLKeyWord"><text:span text:style-name="T175">from</text:span></text:span><text:span text:style-name="_5f_OOoSQLLiteral"><text:span text:style-name="T175"> </text:span></text:span><text:span text:style-name="_5f_OOoSQLIdent"><text:span text:style-name="T175">DIPENDENT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POSTAZION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UFFICIO_FISIC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on</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Uf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er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19"><text:span text:style-name="_5f_OOoSQLLiteral"><text:span text:style-name="T175"><text:s text:c="4"/></text:span></text:span><text:span text:style-name="_5f_OOoSQLKeyWord"><text:span text:style-name="T175">where</text:span></text:span><text:span text:style-name="_5f_OOoSQLLiteral"><text:span text:style-name="T175"> </text:span></text:span><text:span text:style-name="_5f_OOoSQLIdent"><text:span text:style-name="T175">datediff</text:span></text:span><text:span text:style-name="_5f_OOoSQLSpecial"><text:span text:style-name="T175">(</text:span></text:span><text:span text:style-name="_5f_OOoSQLIdent"><text:span text:style-name="T175">DIPENDENTE</text:span></text:span><text:span text:style-name="_5f_OOoSQLSpecial"><text:span text:style-name="T175">.</text:span></text:span><text:span text:style-name="_5f_OOoSQLIdent"><text:span text:style-name="T175">DataUltimoTrasferimento</text:span></text:span><text:span text:style-name="_5f_OOoSQLSpecial"><text:span text:style-name="T175">,</text:span></text:span><text:span text:style-name="_5f_OOoSQLLiteral"><text:span text:style-name="T175"> </text:span></text:span><text:span text:style-name="_5f_OOoSQLKeyWord"><text:span text:style-name="T175">current_date</text:span></text:span><text:span text:style-name="_5f_OOoSQLSpecial"><text:span text:style-name="T175">)</text:span></text:span><text:span text:style-name="_5f_OOoSQLLiteral"><text:span text:style-name="T175"> </text:span></text:span><text:span text:style-name="_5f_OOoSQLSpecial"><text:span text:style-name="T175">&gt;</text:span></text:span><text:span text:style-name="_5f_OOoSQLLiteral"><text:span text:style-name="T175"> 30</text:span></text:span></text:p>
        <text:h text:style-name="P6" text:outline-level="2">Stored Procedures e transazioni</text:h>
        <text:p text:style-name="P193">Mostrare e commentare le stored procedure che sono state realizzate per implementare la logica applicativa delle operazioni sui dati, evidenziando quando (e perché) sono state realizzate operazioni transazionali <text:soft-page-break/>complesse.</text:p>
        <text:p text:style-name="P21"><text:span text:style-name="_5f_OOoSQLComment"><text:span text:style-name="T175">-- op 1: Genera report indicante tutti i dipendenti, raggruppati per mansione, che devono essere trasferiti. <text:s/>(sola lettura)</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generaReportDaTrasferire`</text:span></text:span><text:span text:style-name="_5f_OOoSQLKeyWord"><text:span text:style-name="T175"> </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ewNomeSettore</text:span></text:span></text:p>
        <text:p text:style-name="P21"><text:span text:style-name="_5f_OOoSQLKeyWord"><text:span text:style-name="T175"><text:tab/>from </text:span></text:span><text:span text:style-name="_5f_OOoSQLIdent"><text:span text:style-name="T175">DA_TRASFERIRE_A</text:span></text:span><text:span text:style-name="_5f_OOoSQLKeyWord"><text:span text:style-name="T175"> </text:span></text:span></text:p>
        <text:p text:style-name="P21"><text:span text:style-name="_5f_OOoSQLKeyWord"><text:span text:style-name="T175"><text:tab/>order by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NewNomeSettore</text:span></text:span><text:span text:style-name="_5f_OOoSQLSpecial"><text:span text:style-name="T175">;</text:span></text:span></text:p>
        <text:p text:style-name="P21"><text:span text:style-name="_5f_OOoSQLKeyWord"><text:span text:style-name="T175">END</text:span></text:span></text:p>
        <text:p text:style-name="P21"><text:span text:style-name="_5f_OOoSQLComment"><text:span text:style-name="T175"/></text:span></text:p>
        <text:p text:style-name="P21"><text:span text:style-name="_5f_OOoSQLComment"><text:span text:style-name="T175">-- op 4: Modifica la Mansione di un Dipendente.</text:span></text:span></text:p>
        <text:p text:style-name="P21"><text:span text:style-name="_5f_OOoSQLComment"><text:span text:style-name="T175"/></text:span></text:p>
        <text:p text:style-name="P21"><text:span text:style-name="_5f_OOoSQLKeyWord"><text:span text:style-name="T175">CREATE</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cambiaMansioneDipendente`</text:span></text:span><text:span text:style-name="_5f_OOoSQLComment"><text:span text:style-name="T175"> </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aMans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oSettor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Comment"><text:span text:style-name="T175"><text:tab/></text:span></text:span><text:span text:style-name="_5f_OOoSQLKeyWord"><text:span text:style-name="T175">insert</text:span></text:span><text:span text:style-name="_5f_OOoSQLComment"><text:span text:style-name="T175"> </text:span></text:span><text:span text:style-name="_5f_OOoSQLKeyWord"><text:span text:style-name="T175">into</text:span></text:span><text:span text:style-name="_5f_OOoSQLComment"><text:span text:style-name="T175"> </text:span></text:span><text:span text:style-name="_5f_OOoSQLIdent"><text:span text:style-name="T175">DA_TRASFERIRE_A</text:span></text:span><text:span text:style-name="_5f_OOoSQLComment"><text:span text:style-name="T175"> </text:span></text:span><text:span text:style-name="_5f_OOoSQLKeyWord"><text:span text:style-name="T175">values</text:span></text:span><text:span text:style-name="_5f_OOoSQLComment"><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omeNuovaMansione</text:span></text:span><text:span text:style-name="_5f_OOoSQLSpecial"><text:span text:style-name="T175">,</text:span></text:span><text:span text:style-name="_5f_OOoSQLComment"><text:span text:style-name="T175"> </text:span></text:span><text:span text:style-name="_5f_OOoSQLIdent"><text:span text:style-name="T175">NomeNuovoSettore</text:span></text:span><text:span text:style-name="_5f_OOoSQLSpecial"><text:span text:style-name="T175">);</text:span></text:span></text:p>
        <text:p text:style-name="P21"><text:span text:style-name="_5f_OOoSQLKeyWord"><text:span text:style-name="T175">END</text:span></text:span></text:p>
        <text:p text:style-name="P21"><text:span text:style-name="_5f_OOoSQLComment"><text:span text:style-name="T175"/></text:span></text:p>
        <text:p text:style-name="P21"><text:span text:style-name="_5f_OOoSQLComment"><text:span text:style-name="T175">-- op 5</text:span></text:span></text:p>
        <text:p text:style-name="P21"><text:span text:style-name="_5f_OOoSQLComment"><text:span text:style-name="T175"/></text:span></text:p>
        <text:p text:style-name="P21"><text:span text:style-name="_5f_OOoSQLKeyWord"><text:span text:style-name="T175">CREATE</text:span></text:span><text:span text:style-name="_5f_OOoSQLComment"><text:span text:style-name="T175"> </text:span></text:span><text:span text:style-name="_5f_OOoSQLKeyWord"><text:span text:style-name="T175">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elencaTrasferimentiDipendente`</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BEGIN</text:span></text:span></text:p>
        <text:p text:style-name="P21"><text:span text:style-name="_5f_OOoSQLComment"><text:span text:style-name="T175"><text:tab/></text:span></text:span><text:span text:style-name="_5f_OOoSQLKeyWord"><text:span text:style-name="T175">select</text:span></text:span><text:span text:style-name="_5f_OOoSQLComment"><text:span text:style-name="T175"> </text:span></text:span><text:span text:style-name="_5f_OOoSQLSpecial"><text:span text:style-name="T175">*</text:span></text:span></text:p>
        <text:p text:style-name="P21"><text:span text:style-name="_5f_OOoSQLComment"><text:span text:style-name="T175"><text:s text:c="4"/></text:span></text:span><text:span text:style-name="_5f_OOoSQLKeyWord"><text:span text:style-name="T175">from</text:span></text:span><text:span text:style-name="_5f_OOoSQLComment"><text:span text:style-name="T175"> </text:span></text:span><text:span text:style-name="_5f_OOoSQLIdent"><text:span text:style-name="T175">TRASFERITO_A</text:span></text:span></text:p>
        <text:p text:style-name="P21"><text:span text:style-name="_5f_OOoSQLComment"><text:span text:style-name="T175"><text:s text:c="4"/></text:span></text:span><text:span text:style-name="_5f_OOoSQLKeyWord"><text:span text:style-name="T175">where</text:span></text:span><text:span text:style-name="_5f_OOoSQLComment"><text:span text:style-name="T175"> </text:span></text:span><text:span text:style-name="_5f_OOoSQLIdent"><text:span text:style-name="T175">TRASFERITO_A</text:span></text:span><text:span text:style-name="_5f_OOoSQLSpecial"><text:span text:style-name="T175">.</text:span></text:span><text:span text:style-name="_5f_OOoSQLIdent"><text:span text:style-name="T175">CFDipendente</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or</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p>
        <text:p text:style-name="P21"><text:span text:style-name="_5f_OOoSQLComment"><text:span text:style-name="T175"><text:s text:c="4"/></text:span></text:span><text:span text:style-name="_5f_OOoSQLKeyWord"><text:span text:style-name="T175">order</text:span></text:span><text:span text:style-name="_5f_OOoSQLComment"><text:span text:style-name="T175"> </text:span></text:span><text:span text:style-name="_5f_OOoSQLKeyWord"><text:span text:style-name="T175">by</text:span></text:span><text:span text:style-name="_5f_OOoSQLComment"><text:span text:style-name="T175"> </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Data`</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6</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ricercaDipendente`</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IndirizzoResidenza</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EmailPersonal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EmailUfficio</text:span></text:span></text:p>
        <text:p text:style-name="P21"><text:soft-page-break/><text:span text:style-name="_5f_OOoSQLKeyWord"><text:span text:style-name="T175"><text:s text:c="4"/>from </text:span></text:span><text:span text:style-name="_5f_OOoSQLIdent"><text:span text:style-name="T175">DIPENDENTE</text:span></text:span><text:span text:style-name="_5f_OOoSQLKeyWord"><text:span text:style-name="T175"> left join </text:span></text:span><text:span text:style-name="_5f_OOoSQLIdent"><text:span text:style-name="T175">POSTAZION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p>
        <text:p text:style-name="P21"><text:span text:style-name="_5f_OOoSQLKeyWord"><text:span text:style-name="T175"><text:tab/><text:tab/>left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MANS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ome</text:span></text:span></text:p>
        <text:p text:style-name="P21"><text:span text:style-name="_5f_OOoSQLKeyWord"><text:span text:style-name="T175"><text:tab/><text:tab/>or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ognome</text:span></text:span><text:span text:style-name="_5f_OOoSQLSpecial"><text:span text:style-name="T175">;</text:span></text:span></text:p>
        <text:p text:style-name="P21"><text:span text:style-name="_5f_OOoSQLKeyWord"><text:span text:style-name="T175">END</text:span></text:span></text:p>
        <text:p text:style-name="P21"><text:span text:style-name="_5f_OOoSQLComment"><text:span text:style-name="T175"/></text:span></text:p>
        <text:p text:style-name="P21"><text:span text:style-name="_5f_OOoSQLComment"><text:span text:style-name="T175">-- controlla che il formato e-mail sia valido, altrimenti invia un segnale di errore</text:span></text:span></text:p>
        <text:p text:style-name="P21"><text:span text:style-name="_5f_OOoSQLKeyWord"><text:span text:style-name="T175"/></text:span></text:p>
        <text:p text:style-name="P21"><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Email`</text:span></text:span><text:span text:style-name="_5f_OOoSQLSpecial"><text:span text:style-name="T175">(</text:span></text:span><text:span text:style-name="_5f_OOoSQLKeyWord"><text:span text:style-name="T175">in </text:span></text:span><text:span text:style-name="_5f_OOoSQLIdent"><text:span text:style-name="T175">email</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if </text:span></text:span><text:span text:style-name="_5f_OOoSQLIdent"><text:span text:style-name="T175">email</text:span></text:span><text:span text:style-name="_5f_OOoSQLKeyWord"><text:span text:style-name="T175"> not like </text:span></text:span><text:span text:style-name="_5f_OOoSQLLiteral"><text:span text:style-name="T175">'_%@_%.__%'</text:span></text:span><text:span text:style-name="_5f_OOoSQLKeyWord"><text:span text:style-name="T175"> </text:span></text:span></text:p>
        <text:p text:style-name="P21"><text:span text:style-name="_5f_OOoSQLKeyWord"><text:span text:style-name="T175"><text:tab/><text:tab/>then signal sqlstate </text:span></text:span><text:span text:style-name="_5f_OOoSQLLiteral"><text:span text:style-name="T175">'45001'</text:span></text:span></text:p>
        <text:p text:style-name="P21"><text:span text:style-name="_5f_OOoSQLKeyWord"><text:span text:style-name="T175"><text:s text:c="8"/>set message_text </text:span></text:span><text:span text:style-name="_5f_OOoSQLSpecial"><text:span text:style-name="T175">=</text:span></text:span><text:span text:style-name="_5f_OOoSQLKeyWord"><text:span text:style-name="T175"> </text:span></text:span><text:span text:style-name="_5f_OOoSQLLiteral"><text:span text:style-name="T175">"ERROR: invalid Email format, a compliant one is username@hostname.domain"</text:span></text:span><text:span text:style-name="_5f_OOoSQLSpecial"><text:span text:style-name="T175">;</text:span></text:span></text:p>
        <text:p text:style-name="P21"><text:span text:style-name="_5f_OOoSQLKeyWord"><text:span text:style-name="T175"><text:s text:c="4"/>end if</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controlla se un dipendente registrato come assegnato a una postazione risulti prima come trasferito a tale postazione. Nel caso non lo sia invia un segnale di errore.</text:span></text:span></text:p>
        <text:p text:style-name="P21"><text:span text:style-name="_5f_OOoSQLKeyWord"><text:span text:style-name="T175"/></text:span></text:p>
        <text:p text:style-name="P21"><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TrasferitoA`</text:span></text:span><text:span text:style-name="_5f_OOoSQLSpecial"><text:span text:style-name="T175">(</text:span></text:span><text:span text:style-name="_5f_OOoSQLKeyWord"><text:span text:style-name="T175">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in </text:span></text:span><text:span text:style-name="_5f_OOoSQLIdent"><text:span text:style-name="T175">dataUltimoTrasferimento</text:span></text:span><text:span text:style-name="_5f_OOoSQLKeyWord"><text:span text:style-name="T175"> date</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s text:c="4"/>if </text:span></text:span><text:span text:style-name="_5f_OOoSQLSpecial"><text:span text:style-name="T175">(</text:span></text:span><text:span text:style-name="_5f_OOoSQLIdent"><text:span text:style-name="T175">numTelefonicoEsternoPostazione</text:span></text:span><text:span text:style-name="_5f_OOoSQLKeyWord"><text:span text:style-name="T175"> is null and </text:span></text:span><text:span text:style-name="_5f_OOoSQLIdent"><text:span text:style-name="T175">dataUltimoTrasferimento</text:span></text:span><text:span text:style-name="_5f_OOoSQLKeyWord"><text:span text:style-name="T175"> is not null</text:span></text:span><text:span text:style-name="_5f_OOoSQLSpecial"><text:span text:style-name="T175">)</text:span></text:span><text:span text:style-name="_5f_OOoSQLKeyWord"><text:span text:style-name="T175"> or </text:span></text:span><text:span text:style-name="_5f_OOoSQLSpecial"><text:span text:style-name="T175">(</text:span></text:span><text:span text:style-name="_5f_OOoSQLIdent"><text:span text:style-name="T175">numTelefonicoEsternoPostazione</text:span></text:span><text:span text:style-name="_5f_OOoSQLKeyWord"><text:span text:style-name="T175"> is not null and </text:span></text:span><text:span text:style-name="_5f_OOoSQLIdent"><text:span text:style-name="T175">dataUltimoTrasferimento</text:span></text:span><text:span text:style-name="_5f_OOoSQLKeyWord"><text:span text:style-name="T175"> is null</text:span></text:span><text:span text:style-name="_5f_OOoSQLSpecial"><text:span text:style-name="T175">)</text:span></text:span></text:p>
        <text:p text:style-name="P21"><text:span text:style-name="_5f_OOoSQLKeyWord"><text:span text:style-name="T175"><text:tab/><text:tab/>then signal sqlstate </text:span></text:span><text:span text:style-name="_5f_OOoSQLLiteral"><text:span text:style-name="T175">'45002'</text:span></text:span><text:span text:style-name="_5f_OOoSQLKeyWord"><text:span text:style-name="T175"> set message_text </text:span></text:span><text:span text:style-name="_5f_OOoSQLSpecial"><text:span text:style-name="T175">=</text:span></text:span><text:span text:style-name="_5f_OOoSQLKeyWord"><text:span text:style-name="T175"> </text:span></text:span><text:span text:style-name="_5f_OOoSQLLiteral"><text:span text:style-name="T175">"ERROR: NumTelefonicoEsternoPostazione and DataUltimoTrasferimento must be both null or both not null"</text:span></text:span><text:span text:style-name="_5f_OOoSQLSpecial"><text:span text:style-name="T175">;</text:span></text:span></text:p>
        <text:p text:style-name="P21"><text:span text:style-name="_5f_OOoSQLKeyWord"><text:span text:style-name="T175"><text:tab/>elseif </text:span></text:span><text:span text:style-name="_5f_OOoSQLIdent"><text:span text:style-name="T175">numTelefonicoEsternoPostazione</text:span></text:span><text:span text:style-name="_5f_OOoSQLKeyWord"><text:span text:style-name="T175"> is not null </text:span></text:span></text:p>
        <text:p text:style-name="P21"><text:span text:style-name="_5f_OOoSQLKeyWord"><text:span text:style-name="T175"><text:tab/><text:tab/>and </text:span></text:span><text:span text:style-name="_5f_OOoSQLIdent"><text:span text:style-name="T175">dataUltimoTrasferimento</text:span></text:span><text:span text:style-name="_5f_OOoSQLKeyWord"><text:span text:style-name="T175"> is not null </text:span></text:span></text:p>
        <text:p text:style-name="P21"><text:soft-page-break/><text:span text:style-name="_5f_OOoSQLKeyWord"><text:span text:style-name="T175"><text:s text:c="8"/>and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TRASFERITO_A</text:span></text:span><text:span text:style-name="_5f_OOoSQLKeyWord"><text:span text:style-name="T175"> where </text:span></text:span><text:span text:style-name="_5f_OOoSQLIdent"><text:span text:style-name="T175">TRASFERITO_A</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Postazione</text:span></text:span><text:span text:style-name="_5f_OOoSQLKeyWord"><text:span text:style-name="T175"> and </text:span></text:span><text:span text:style-name="_5f_OOoSQLIdent"><text:span text:style-name="T175">TRASFERITO_A</text:span></text:span><text:span text:style-name="_5f_OOoSQLSpecial"><text:span text:style-name="T175">.</text:span></text:span><text:span text:style-name="_5f_OOoSQLIdent"><text:span text:style-name="T175">`Data`</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taUltimoTrasferimento</text:span></text:span><text:span text:style-name="_5f_OOoSQLSpecial"><text:span text:style-name="T175">)</text:span></text:span><text:span text:style-name="_5f_OOoSQLKeyWord"><text:span text:style-name="T175"> is null</text:span></text:span></text:p>
        <text:p text:style-name="P21"><text:span text:style-name="_5f_OOoSQLKeyWord"><text:span text:style-name="T175"><text:tab/><text:tab/>then signal sqlstate </text:span></text:span><text:span text:style-name="_5f_OOoSQLLiteral"><text:span text:style-name="T175">'45003'</text:span></text:span></text:p>
        <text:p text:style-name="P21"><text:span text:style-name="_5f_OOoSQLKeyWord"><text:span text:style-name="T175"><text:tab/><text:tab/>set message_text </text:span></text:span><text:span text:style-name="_5f_OOoSQLSpecial"><text:span text:style-name="T175">=</text:span></text:span><text:span text:style-name="_5f_OOoSQLKeyWord"><text:span text:style-name="T175"> <text:s/></text:span></text:span><text:span text:style-name="_5f_OOoSQLLiteral"><text:span text:style-name="T175">"ERROR: Can't find a transfer of this employer in TRASFERITO_A to designed postation with provided date"</text:span></text:span><text:span text:style-name="_5f_OOoSQLSpecial"><text:span text:style-name="T175">;</text:span></text:span></text:p>
        <text:p text:style-name="P21"><text:span text:style-name="_5f_OOoSQLKeyWord"><text:span text:style-name="T175"><text:tab/>end if</text:span></text:span><text:span text:style-name="_5f_OOoSQLSpecial"><text:span text:style-name="T175">;</text:span></text:span></text:p>
        <text:p text:style-name="P21"><text:span text:style-name="_5f_OOoSQLKeyWord"><text:span text:style-name="T175">END</text:span></text:span></text:p>
        <text:h text:style-name="P210"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3">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3">creating tables</text:span></text:span></text:p>
        <text:p text:style-name="P16"><text:span text:style-name="_5f_OOoSQLComment"><text:span text:style-name="T173"/></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2">primary</text:span></text:span><text:span text:style-name="_5f_OOoSQLIdent"><text:span text:style-name="T172"> </text:span></text:span><text:span text:style-name="_5f_OOoSQLKeyWord"><text:span text:style-name="T172">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2">)</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2"><text:span text:style-name="_5f_OOoSQLSpecial"><text:span text:style-name="T189"><text:s text:c="2"/></text:span></text:span><text:span text:style-name="_5f_OOoSQLIdent"><text:span text:style-name="T185">C</text:span></text:span><text:span text:style-name="_5f_OOoSQLIdent"><text:span text:style-name="T186">odice</text:span></text:span><text:span text:style-name="_5f_OOoSQLSpecial"><text:span text:style-name="T189"> </text:span></text:span><text:span text:style-name="_5f_OOoSQLKeyWord"><text:span text:style-name="T192">v</text:span></text:span><text:span text:style-name="_5f_OOoSQLKeyWord"><text:span text:style-name="T193">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Special"><text:span text:style-name="T189">,</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2"><text:span text:style-name="_5f_OOoSQLSpecial"><text:span text:style-name="T189"><text:s text:c="2"/></text:span></text:span><text:span text:style-name="_5f_OOoSQLIdent"><text:span text:style-name="T187">Codice</text:span></text:span><text:span text:style-name="_5f_OOoSQLSpecial"><text:span text:style-name="T189"> </text:span></text:span><text:span text:style-name="_5f_OOoSQLKeyWord"><text:span text:style-name="T192">v</text:span></text:span><text:span text:style-name="_5f_OOoSQLKeyWord"><text:span text:style-name="T194">archar</text:span></text:span><text:span text:style-name="_5f_OOoSQLSpecial"><text:span text:style-name="T194">(</text:span></text:span><text:span text:style-name="_5f_OOoSQLLiteral"><text:span text:style-name="T194">45</text:span></text:span><text:span text:style-name="_5f_OOoSQLSpecial"><text:span text:style-name="T194">)</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2"><text:span text:style-name="_5f_OOoSQLSpecial"><text:span text:style-name="T189"><text:tab/></text:span></text:span><text:span text:style-name="_5f_OOoSQLKeyWord"><text:span text:style-name="T189">add</text:span></text:span><text:span text:style-name="_5f_OOoSQLSpecial"><text:span text:style-name="T189"> </text:span></text:span><text:span text:style-name="_5f_OOoSQLKeyWord"><text:span text:style-name="T189">constraint</text:span></text:span><text:span text:style-name="_5f_OOoSQLSpecial"><text:span text:style-name="T189"> </text:span></text:span><text:span text:style-name="_5f_OOoSQLIdent"><text:span text:style-name="T183">NumTelInt_Uff_UNIQUE</text:span></text:span><text:span text:style-name="_5f_OOoSQLSpecial"><text:span text:style-name="T189"> </text:span></text:span><text:span text:style-name="_5f_OOoSQLKeyWord"><text:span text:style-name="T189">unique</text:span></text:span><text:span text:style-name="_5f_OOoSQLSpecial"><text:span text:style-name="T189"> (</text:span></text:span><text:span text:style-name="_5f_OOoSQLIdent"><text:span text:style-name="T183">NumTelefonicoInterno</text:span></text:span><text:span text:style-name="_5f_OOoSQLSpecial"><text:span text:style-name="T189">, </text:span></text:span><text:span text:style-name="_5f_OOoSQLIdent"><text:span text:style-name="T185">C</text:span></text:span><text:span text:style-name="_5f_OOoSQLIdent"><text:span text:style-name="T187">odice</text:span></text:span><text:span text:style-name="_5f_OOoSQLSpecial"><text:span text:style-name="T189">, </text:span></text:span><text:span text:style-name="_5f_OOoSQLIdent"><text:span text:style-name="T183">NumPiano</text:span></text:span><text:span text:style-name="_5f_OOoSQLSpecial"><text:span text:style-name="T189">, </text:span></text:span><text:span text:style-name="_5f_OOoSQLIdent"><text:span text:style-name="T183">IndirizzoEdificio</text:span></text:span><text:span text:style-name="_5f_OOoSQLSpecial"><text:span text:style-name="T189">);</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0">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0">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4">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3">-- adding foreign keys</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POSTAZION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Ufficio_FK</text:span></text:span><text:span text:style-name="_5f_OOoSQLLiteral"><text:span text:style-name="T173"> </text:span></text:span></text:p>
        <text:p text:style-name="P24"><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0">Codice</text:span></text:span><text:span text:style-name="_5f_OOoSQLIdent"><text:span text:style-name="T184">Ufficio</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84">UFFICIO_FISICO</text:span></text:span><text:span text:style-name="_5f_OOoSQLLiteral"><text:span text:style-name="T191"> </text:span></text:span><text:span text:style-name="_5f_OOoSQLSpecial"><text:span text:style-name="T191">(</text:span></text:span><text:span text:style-name="_5f_OOoSQLIdent"><text:span text:style-name="T188">C</text:span></text:span><text:span text:style-name="_5f_OOoSQLIdent"><text:span text:style-name="T187">odice</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UFFICIO_FISICO</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Uf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Edi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Pian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IANO</text:span></text:span><text:span text:style-name="_5f_OOoSQLLiteral"><text:span text:style-name="T173"> </text:span></text:span><text:span text:style-name="_5f_OOoSQLSpecial"><text:span text:style-name="T173">(</text:span></text:span><text:span text:style-name="_5f_OOoSQLIdent"><text:span text:style-name="T173">Numer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A_TRASFERIRE_A</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CF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CFDipendent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DIPENDENTE</text:span></text:span><text:span text:style-name="_5f_OOoSQLSpecial"><text:span text:style-name="T173">(</text:span></text:span><text:span text:style-name="_5f_OOoSQLIdent"><text:span text:style-name="T173">CF</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oft-page-break/><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DaTrasferireA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IPENDENT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NumTelefonicoEsternoPostazione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TelefonicoEsternoPostazion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OSTAZIONE</text:span></text:span><text:span text:style-name="_5f_OOoSQLLiteral"><text:span text:style-name="T173"> </text:span></text:span><text:span text:style-name="_5f_OOoSQLSpecial"><text:span text:style-name="T173">(</text:span></text:span><text:span text:style-name="_5f_OOoSQLIdent"><text:span text:style-name="T173">NumTelefonicoEsterno</text:span></text:span><text:span text:style-name="_5f_OOoSQLSpecial"><text:span text:style-name="T173">)</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restrict</text:span></text:span></text:p>
        <text:p text:style-name="P15"><text:span text:style-name="_5f_OOoSQLLiteral"><text:span text:style-name="T173"><text:s text:c="4"/></text:span></text:span><text:span text:style-name="_5f_OOoSQLComment"><text:span text:style-name="T173">-- </text:span></text:span><text:span text:style-name="_5f_OOoSQLComment"><text:span text:style-name="T179">se occupata, per rimuovere la postazione è necessario prima trasferire il dipendente che la occupa.</text:span></text:span></text:p>
        <text:h text:style-name="P6" text:outline-level="2">Codice del Front-End</text:h>
        <text:p text:style-name="P193">Riportare (correttamente formattato) il codice C del thin client realizzato per interagire con la base di dati.</text:p>
        <text:p text:style-name="P10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5"><draw:text-box fo:min-height="0.041cm" fo:min-width="0.041cm"><text:p text:style-name="MP3"><text:span text:style-name="page_20_number"><text:span text:style-name="MT4"><text:page-number text:select-page="current">34</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6T15:47:36.234014496</dc:date>
    <meta:editing-duration>P1DT17H5M49S</meta:editing-duration>
    <meta:generator>LibreOffice/6.3.6.2$Linux_X86_64 LibreOffice_project/30$Build-2</meta:generator>
    <meta:editing-cycles>195</meta:editing-cycles>
    <meta:document-statistic meta:table-count="25" meta:image-count="8" meta:object-count="20" meta:page-count="34" meta:paragraph-count="840" meta:word-count="5869" meta:character-count="43023" meta:non-whitespace-character-count="37642"/>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